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7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9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" style:family="graphic" style:parent-style-name="standard">
      <style:graphic-properties draw:stroke="solid" svg:stroke-width="0.106cm" svg:stroke-color="#000000" draw:marker-start="msArrowOvalEnd_20_9" draw:marker-start-width="0.53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2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2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3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4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5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6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7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8" style:family="graphic" style:parent-style-name="standard" style:list-style-name="L6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9" style:family="graphic" style:parent-style-name="standard">
      <style:graphic-properties draw:stroke="solid" svg:stroke-width="0.106cm" svg:stroke-color="#000000" draw:marker-end="msArrowStealth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4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5" style:family="graphic" style:parent-style-name="standard">
      <style:graphic-properties draw:stroke="dash" draw:stroke-dash="Dash_20_10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4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47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4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55" style:family="graphic" style:parent-style-name="standard">
      <style:graphic-properties draw:stroke="solid" svg:stroke-width="0.106cm" svg:stroke-color="#000000" draw:marker-start="msArrowOvalEnd_20_5" draw:marker-start-width="0.318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56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57" style:family="graphic" style:parent-style-name="standard">
      <style:graphic-properties draw:stroke="solid" svg:stroke-width="0.106cm" svg:stroke-color="#0000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58" style:family="graphic" style:parent-style-name="standard">
      <style:graphic-properties draw:stroke="solid" svg:stroke-width="0.106cm" svg:stroke-color="#000000" draw:stroke-linejoin="miter" svg:stroke-linecap="square" draw:fill="solid" draw:fill-color="#66ff66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59" style:family="graphic" style:parent-style-name="standard">
      <style:graphic-properties draw:stroke="solid" svg:stroke-width="0.079cm" svg:stroke-color="#000000" draw:marker-end="Стили_20_стрелок_20_1" draw:marker-end-width="0.39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60" style:family="graphic" style:parent-style-name="standard">
      <style:graphic-properties draw:stroke="solid" svg:stroke-width="0.079cm" svg:stroke-color="#000000" draw:marker-end="Стили_20_стрелок_20_2" draw:marker-end-width="0.39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6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6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6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6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6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72" style:family="graphic" style:parent-style-name="standard">
      <style:graphic-properties draw:stroke="solid" svg:stroke-width="0.079cm" svg:stroke-color="#000000" draw:marker-end="Стили_20_стрелок_20_3" draw:marker-end-width="0.39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73" style:family="graphic" style:parent-style-name="standard">
      <style:graphic-properties draw:stroke="solid" svg:stroke-width="0.079cm" svg:stroke-color="#000000" draw:marker-end="Стили_20_стрелок_20_4" draw:marker-end-width="0.39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7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76" style:family="graphic" style:parent-style-name="standard">
      <style:graphic-properties draw:stroke="solid" svg:stroke-width="0.079cm" svg:stroke-color="#000000" draw:marker-end="Стили_20_стрелок_20_5" draw:marker-end-width="0.39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77" style:family="graphic" style:parent-style-name="standard">
      <style:graphic-properties draw:stroke="solid" svg:stroke-width="0.079cm" svg:stroke-color="#000000" draw:marker-end="Стили_20_стрелок_20_6" draw:marker-end-width="0.39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78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66ff66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79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f7c80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80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66ff66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81" style:family="graphic" style:parent-style-name="standard">
      <style:graphic-properties draw:stroke="solid" svg:stroke-width="0.15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8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3" style:family="graphic" style:parent-style-name="standard">
      <style:graphic-properties draw:stroke="solid" svg:stroke-width="0.079cm" svg:stroke-color="#000000" draw:marker-end="Стили_20_стрелок_20_7" draw:marker-end-width="0.39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8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8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6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8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8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92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9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9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9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0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0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0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2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1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1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1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1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1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2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2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2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2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3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32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3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3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3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3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4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46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4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4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4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0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15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5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5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5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5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6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6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6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6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69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7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7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7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7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7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8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2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8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8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8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8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9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9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9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9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9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9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9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9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9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19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0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0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0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0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0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0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0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0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0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09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1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1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12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1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1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1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16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1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1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1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2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2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2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2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2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2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2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2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2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2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3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4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23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39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4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41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4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43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cm" fo:padding-bottom="0.13cm" fo:padding-left="0.05cm" fo:padding-right="0.05cm" fo:wrap-option="wrap" draw:shadow-color="#808080"/>
    </style:style>
    <style:style style:name="gr24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cm" fo:padding-bottom="0.13cm" fo:padding-left="0.05cm" fo:padding-right="0.05cm" fo:wrap-option="wrap" draw:shadow-color="#808080"/>
    </style:style>
    <style:style style:name="gr247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cm" fo:padding-bottom="0.13cm" fo:padding-left="0.05cm" fo:padding-right="0.05cm" fo:wrap-option="wrap" draw:shadow-color="#808080"/>
    </style:style>
    <style:style style:name="gr248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cm" fo:padding-bottom="0.13cm" fo:padding-left="0.05cm" fo:padding-right="0.05cm" fo:wrap-option="wrap" draw:shadow-color="#808080"/>
    </style:style>
    <style:style style:name="gr249" style:family="graphic" style:parent-style-name="standard">
      <style:graphic-properties draw:stroke="solid" svg:stroke-width="0.009cm" svg:stroke-color="#000000" draw:stroke-linejoin="miter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stroke="solid" svg:stroke-width="0.026cm" svg:stroke-color="#000000" draw:marker-start="Стили_20_стрелок_20_8" draw:marker-start-width="0.21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2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3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4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5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6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7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8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59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60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61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cm" fo:padding-bottom="0.13cm" fo:padding-left="0.05cm" fo:padding-right="0.05cm" fo:wrap-option="wrap" draw:shadow-color="#808080"/>
    </style:style>
    <style:style style:name="gr263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cm" fo:padding-bottom="0.13cm" fo:padding-left="0.05cm" fo:padding-right="0.05cm" fo:wrap-option="wrap" draw:shadow-color="#808080"/>
    </style:style>
    <style:style style:name="gr264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65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66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padding-top="0.03cm" fo:padding-bottom="0.03cm" fo:padding-left="0.05cm" fo:padding-right="0.05cm" fo:wrap-option="wrap" draw:shadow-color="#808080"/>
    </style:style>
    <style:style style:name="gr267" style:family="graphic" style:parent-style-name="standard">
      <style:graphic-properties draw:stroke="none" draw:fill="none" draw:fill-color="#33cccc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5f5f5f"/>
    </style:style>
    <style:style style:name="gr26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779cm" draw:visible-area-height="6.482cm" draw:ole-draw-aspect="1"/>
    </style:style>
    <style:style style:name="gr26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6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7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7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8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8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8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4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7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9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99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0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3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05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0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8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09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1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1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14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15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6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7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8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9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20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21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22" style:family="graphic" style:parent-style-name="standard" style:list-style-name="L5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23" style:family="graphic" style:parent-style-name="standard" style:list-style-name="L5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3" style:family="presentation" style:parent-style-name="Название1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1.297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Обычный-outline1">
      <style:graphic-properties draw:stroke="none" draw:fill="none" draw:fill-color="#33cccc" draw:textarea-horizontal-align="left" draw:textarea-vertical-align="top" draw:auto-grow-height="false" draw:auto-grow-width="false" fo:min-height="17.265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Обычный-notes">
      <style:graphic-properties draw:fill-color="#ffffff" fo:min-height="11.43cm"/>
    </style:style>
    <style:style style:name="pr7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pr8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1.66cm" fo:min-width="0cm" fo:padding-top="0.13cm" fo:padding-bottom="0.13cm" fo:padding-left="0.25cm" fo:padding-right="0.25cm" fo:wrap-option="wrap" draw:shadow-color="#5f5f5f"/>
    </style:style>
    <style:style style:name="pr9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3.462cm" fo:min-width="0cm" fo:padding-top="0.13cm" fo:padding-bottom="0.13cm" fo:padding-left="0.25cm" fo:padding-right="0.25cm" fo:wrap-option="wrap" draw:shadow-color="#5f5f5f"/>
    </style:style>
    <style:style style:name="co1" style:family="table-column">
      <style:table-column-properties style:column-width="3.155cm" style:use-optimal-column-width="false"/>
    </style:style>
    <style:style style:name="co2" style:family="table-column">
      <style:table-column-properties style:column-width="3.156cm" style:use-optimal-column-width="false"/>
    </style:style>
    <style:style style:name="co3" style:family="table-column">
      <style:table-column-properties style:column-width="3.153cm" style:use-optimal-column-width="false"/>
    </style:style>
    <style:style style:name="co4" style:family="table-column">
      <style:table-column-properties style:column-width="3.157cm" style:use-optimal-column-width="false"/>
    </style:style>
    <style:style style:name="co5" style:family="table-column">
      <style:table-column-properties style:column-width="1.376cm" style:use-optimal-column-width="false"/>
    </style:style>
    <style:style style:name="co6" style:family="table-column">
      <style:table-column-properties style:column-width="1.53cm" style:use-optimal-column-width="false"/>
    </style:style>
    <style:style style:name="co7" style:family="table-column">
      <style:table-column-properties style:column-width="2.474cm" style:use-optimal-column-width="false"/>
    </style:style>
    <style:style style:name="co8" style:family="table-column">
      <style:table-column-properties style:column-width="3.223cm" style:use-optimal-column-width="false"/>
    </style:style>
    <style:style style:name="co9" style:family="table-column">
      <style:table-column-properties style:column-width="5.601cm" style:use-optimal-column-width="false"/>
    </style:style>
    <style:style style:name="ro1" style:family="table-row">
      <style:table-row-properties style:row-height="1.465cm"/>
    </style:style>
    <style:style style:name="ro2" style:family="table-row">
      <style:table-row-properties style:row-height="1.319cm"/>
    </style:style>
    <style:style style:name="ro3" style:family="table-row">
      <style:table-row-properties style:row-height="2.153cm"/>
    </style:style>
    <style:style style:name="ro4" style:family="table-row">
      <style:table-row-properties style:row-height="2.597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1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1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1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1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1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2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2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2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2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2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2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2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2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2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2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3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3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3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3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3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3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3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ce3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3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3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4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4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4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4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4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4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4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4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4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ce4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5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5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5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5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5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5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5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5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5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5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6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6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6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6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6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6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6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6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08cm 0cm 0.008cm" fo:border="0.008cm solid #000000"/>
    </style:style>
    <style:style style:name="ce6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6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7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7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7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7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55cm" fo:margin-bottom="0cm" fo:text-indent="-0.952cm"/>
    </style:style>
    <style:style style:name="P4" style:family="paragraph">
      <style:paragraph-properties fo:margin-left="0cm" fo:margin-right="0cm" fo:margin-top="0.255cm" fo:margin-bottom="0cm" fo:text-indent="0cm"/>
    </style:style>
    <style:style style:name="P5" style:family="paragraph">
      <style:paragraph-properties fo:margin-left="0cm" fo:margin-right="0cm" fo:margin-top="0.22cm" fo:margin-bottom="0cm" fo:text-indent="0cm"/>
    </style:style>
    <style:style style:name="P6" style:family="paragraph">
      <style:paragraph-properties fo:margin-left="0cm" fo:margin-right="0cm" fo:line-height="100%" fo:text-align="center" fo:text-indent="0cm" style:writing-mode="lr-tb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573cm" fo:margin-bottom="0cm" fo:line-height="100%" fo:text-indent="0cm" style:writing-mode="lr-tb"/>
    </style:style>
    <style:style style:name="P10" style:family="paragraph">
      <style:paragraph-properties fo:margin-left="0cm" fo:margin-right="0cm" fo:margin-top="0.573cm" fo:margin-bottom="0cm" fo:line-height="100%" fo:text-indent="0cm" style:writing-mode="lr-tb" style:font-independent-line-spacing="true"/>
    </style:style>
    <style:style style:name="P11" style:family="paragraph">
      <style:paragraph-properties fo:margin-left="0cm" fo:margin-right="0cm" fo:margin-top="0.705cm" fo:margin-bottom="0cm" fo:line-height="100%" fo:text-indent="0cm" style:writing-mode="lr-tb"/>
    </style:style>
    <style:style style:name="P12" style:family="paragraph">
      <style:paragraph-properties fo:margin-left="0cm" fo:margin-right="0cm" fo:margin-top="0.705cm" fo:margin-bottom="0cm" fo:line-height="100%" fo:text-indent="0cm" style:writing-mode="lr-tb" style:font-independent-line-spacing="true"/>
    </style:style>
    <style:style style:name="P13" style:family="paragraph">
      <style:paragraph-properties fo:margin-left="0cm" fo:margin-right="0cm" fo:margin-top="0.22cm" fo:margin-bottom="0cm" fo:line-height="100%" fo:text-align="center" fo:text-indent="0cm"/>
    </style:style>
    <style:style style:name="P14" style:family="paragraph">
      <style:paragraph-properties fo:margin-left="0cm" fo:margin-right="0cm" fo:margin-top="0.573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573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line-height="100%" fo:text-indent="0cm" style:writing-mode="lr-tb"/>
    </style:style>
    <style:style style:name="P17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language="ru" fo:country="RU" style:language-asian="ru" style:country-asian="RU" style:language-complex="ru" style:country-complex="RU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family="Verdana" style:font-family-generic="swiss" style:font-pitch="variable" fo:font-size="26pt" fo:language="en" fo:country="US" style:font-size-asian="26pt" style:language-asian="en" style:country-asian="US" style:font-size-complex="26pt" style:language-complex="en" style:country-complex="US"/>
    </style:style>
    <style:style style:name="T6" style:family="text">
      <style:text-properties fo:font-family="Verdana" style:font-family-generic="swiss" style:font-pitch="variable" fo:font-size="26pt" fo:language="ru" fo:country="RU" style:font-size-asian="26pt" style:language-asian="ru" style:country-asian="RU" style:font-size-complex="26pt" style:language-complex="ru" style:country-complex="RU"/>
    </style:style>
    <style:style style:name="T7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style:style style:name="T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9" style:family="text">
      <style:text-properties fo:color="#ff0000" fo:font-family="Verdana" style:font-family-generic="swiss" style:font-pitch="variable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0" style:family="text">
      <style:text-properties fo:color="#ff0000"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family="Verdana" style:font-family-generic="swiss" style:font-pitch="variable" fo:font-size="25pt" fo:language="en" fo:country="US" style:font-size-asian="25pt" style:language-asian="en" style:country-asian="US" style:font-size-complex="25pt" style:language-complex="en" style:country-complex="US"/>
    </style:style>
    <style:style style:name="T12" style:family="text">
      <style:text-properties fo:color="#000000" style:text-position="-25% 58%" fo:font-family="Verdana" style:font-family-generic="swiss" style:font-pitch="variable" fo:font-size="25pt" fo:language="en" fo:country="US" style:font-size-asian="25pt" style:language-asian="en" style:country-asian="US" style:font-size-complex="25pt" style:language-complex="en" style:country-complex="US"/>
    </style:style>
    <style:style style:name="T13" style:family="text">
      <style:text-properties style:text-position="-25% 58%" fo:font-family="Verdana" style:font-family-generic="swiss" style:font-pitch="variable" fo:font-size="26pt" fo:language="ru" fo:country="RU" style:font-size-asian="26pt" style:language-asian="ru" style:country-asian="RU" style:font-size-complex="26pt" style:language-complex="ru" style:country-complex="RU"/>
    </style:style>
    <style:style style:name="T14" style:family="text">
      <style:text-properties fo:font-family="Verdana" style:font-family-generic="swiss" style:font-pitch="variable" fo:font-size="26pt" style:font-size-asian="26pt" style:font-size-complex="26pt"/>
    </style:style>
    <style:style style:name="T15" style:family="text">
      <style:text-properties style:text-position="-25% 58%" fo:font-family="Verdana" style:font-family-generic="swiss" style:font-pitch="variable" fo:font-size="26pt" fo:language="en" fo:country="US" style:font-size-asian="26pt" style:language-asian="en" style:country-asian="US" style:font-size-complex="26pt" style:language-complex="en" style:country-complex="US"/>
    </style:style>
    <style:style style:name="T16" style:family="text">
      <style:text-properties fo:font-family="Verdana" style:font-family-generic="swiss" style:font-pitch="variable" fo:language="en" fo:country="US" style:language-asian="en" style:country-asian="US" style:language-complex="en" style:country-complex="US"/>
    </style:style>
    <style:style style:name="T17" style:family="text">
      <style:text-properties fo:color="#000000" fo:font-family="Verdana" style:font-family-generic="swiss" style:font-pitch="variable" fo:font-size="25pt" style:font-size-asian="25pt" style:font-size-complex="25pt"/>
    </style:style>
    <style:style style:name="T18" style:family="text">
      <style:text-properties fo:color="#000000" fo:font-family="Verdana" style:font-family-generic="swiss" style:font-pitch="variable" fo:font-size="25pt" fo:language="ru" fo:country="RU" style:font-size-asian="25pt" style:language-asian="ru" style:country-asian="RU" style:font-size-complex="25pt" style:language-complex="ru" style:country-complex="RU"/>
    </style:style>
    <style:style style:name="T19" style:family="text">
      <style:text-properties fo:font-family="'Times New Roman'" style:font-family-generic="roman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T20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</text:list-style>
    <text:list-style style:name="L2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</text:list-style>
    <text:list-style style:name="L3">
      <text:list-level-style-bullet text:level="1" text:bullet-char="">
        <style:list-level-properties text:min-label-width="0.952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  <text:list-style style:name="L4">
      <text:list-level-style-bullet text:level="1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0.109cm" svg:height="3.122cm" svg:x="4.007cm" svg:y="3.162cm" presentation:class="title" presentation:user-transformed="true">
          <draw:text-box>
            <text:list text:style-name="L1">
              <text:list-header>
                <text:p text:style-name="P1"><text:span text:style-name="T1">Схемотехника ЭВМ</text:span></text:p>
              </text:list-header>
            </text:list>
          </draw:text-box>
        </draw:frame>
        <draw:frame presentation:style-name="pr2" draw:text-style-name="P2" draw:layer="layout" svg:width="20.109cm" svg:height="4.868cm" svg:x="4.007cm" svg:y="9.521cm" presentation:class="subtitle" presentation:user-transformed="true">
          <draw:text-box>
            <text:list text:style-name="L2">
              <text:list-header>
                <text:p text:style-name="P3">Триггеры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2" draw:layer="layout" svg:width="20.147cm" svg:height="1.556cm" svg:x="3.889cm" svg:y="0.084cm" presentation:class="title" presentation:user-transformed="true">
          <draw:text-box>
            <text:list text:style-name="L1">
              <text:list-header>
                <text:p text:style-name="P1"><text:span text:style-name="T2">Классификация</text:span></text:p>
              </text:list-header>
            </text:list>
          </draw:text-box>
        </draw:frame>
        <draw:frame presentation:style-name="pr5" draw:text-style-name="P2" draw:layer="layout" svg:width="21.594cm" svg:height="17.524cm" svg:x="3.806cm" svg:y="1.526cm" presentation:class="outline" presentation:user-transformed="true">
          <draw:text-box>
            <text:list text:style-name="L3">
              <text:list-item>
                <text:p text:style-name="P4"><text:span text:style-name="T3">Тип триггера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RS (R – Reset, S – Set)</text:span></text:p>
                  </text:list-item>
                  <text:list-item>
                    <text:p text:style-name="P5"><text:span text:style-name="T4">D (D-Data)</text:span></text:p>
                  </text:list-item>
                  <text:list-item>
                    <text:p text:style-name="P5"><text:span text:style-name="T4">JK (J – Set, K – Reset, C – Clock)</text:span></text:p>
                  </text:list-item>
                  <text:list-item>
                    <text:p text:style-name="P5"><text:span text:style-name="T4">T (T – Toggle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Количество ступеней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Одноступенчатый</text:span></text:p>
                  </text:list-item>
                  <text:list-item>
                    <text:p text:style-name="P5"><text:span text:style-name="T3">Двухступенчатый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Тип синхронизации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Отсутствует (асинхронный)</text:span></text:p>
                  </text:list-item>
                  <text:list-item>
                    <text:p text:style-name="P5"><text:span text:style-name="T3">Статическая</text:span></text:p>
                  </text:list-item>
                  <text:list-item>
                    <text:p text:style-name="P5"><text:span text:style-name="T3">Динамическая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Наличие входной логики (есть, нет)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9">
        <draw:custom-shape draw:style-name="gr2" draw:text-style-name="P7" draw:layer="layout" svg:width="1.403cm" svg:height="6.403cm" svg:x="14.9cm" svg:y="7.924cm">
          <text:list text:style-name="L5">
            <text:list-header>
              <text:p text:style-name="P6"><text:span text:style-name="T5">S</text:span></text:p>
              <text:p text:style-name="P6"><text:span text:style-name="T6"/></text:p>
              <text:p text:style-name="P6"><text:span text:style-name="T6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2">Одноступенчатые асинхронные триггеры</text:span></text:p>
              </text:list-header>
            </text:list>
          </draw:text-box>
        </draw:frame>
        <draw:custom-shape draw:style-name="gr3" draw:text-style-name="P7" draw:layer="layout" svg:width="1.402cm" svg:height="6.403cm" svg:x="3.294cm" svg:y="7.924cm">
          <text:list text:style-name="L5">
            <text:list-header>
              <text:p text:style-name="P6"><text:span text:style-name="T5">S</text:span></text:p>
              <text:p text:style-name="P6"><text:span text:style-name="T6"/></text:p>
              <text:p text:style-name="P6"><text:span text:style-name="T6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898cm" svg:y1="9.723cm" svg:x2="9.697cm" svg:y2="9.723cm">
          <text:p/>
        </draw:line>
        <draw:custom-shape draw:style-name="gr5" draw:text-style-name="P10" draw:layer="layout" svg:width="1.803cm" svg:height="1.361cm" svg:x="8.498cm" svg:y="8.3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3.202cm" svg:height="6.399cm" svg:x="4.696cm" svg:y="7.924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898cm" svg:y1="12.325cm" svg:x2="9.701cm" svg:y2="12.325cm">
          <text:p/>
        </draw:line>
        <draw:custom-shape draw:style-name="gr7" draw:text-style-name="P2" draw:layer="layout" svg:width="0.798cm" svg:height="0.802cm" svg:x="7.497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803cm" svg:height="1.361cm" svg:x="1.301cm" svg:y="8.326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.803cm" svg:height="1.361cm" svg:x="8.498cm" svg:y="10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8.7cm" svg:y1="11.126cm" svg:x2="9.499cm" svg:y2="11.126cm">
          <text:p/>
        </draw:line>
        <draw:line draw:style-name="gr4" draw:text-style-name="P8" draw:layer="layout" svg:x1="1.499cm" svg:y1="9.723cm" svg:x2="3.298cm" svg:y2="9.723cm">
          <text:p/>
        </draw:line>
        <draw:line draw:style-name="gr4" draw:text-style-name="P8" draw:layer="layout" svg:x1="1.499cm" svg:y1="12.925cm" svg:x2="3.298cm" svg:y2="12.925cm">
          <text:p/>
        </draw:line>
        <draw:custom-shape draw:style-name="gr10" draw:text-style-name="P10" draw:layer="layout" svg:width="1.803cm" svg:height="1.361cm" svg:x="1.301cm" svg:y="11.527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9.5cm" svg:y1="9.723cm" svg:x2="21.299cm" svg:y2="9.723cm">
          <text:p/>
        </draw:line>
        <draw:custom-shape draw:style-name="gr11" draw:text-style-name="P10" draw:layer="layout" svg:width="1.803cm" svg:height="1.361cm" svg:x="20.1cm" svg:y="8.3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3.202cm" svg:height="6.399cm" svg:x="16.298cm" svg:y="7.924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9.5cm" svg:y1="12.325cm" svg:x2="21.303cm" svg:y2="12.325cm">
          <text:p/>
        </draw:line>
        <draw:custom-shape draw:style-name="gr7" draw:text-style-name="P2" draw:layer="layout" svg:width="0.798cm" svg:height="0.802cm" svg:x="19.099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803cm" svg:height="1.361cm" svg:x="12.903cm" svg:y="8.326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1.803cm" svg:height="1.361cm" svg:x="20.1cm" svg:y="10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0.302cm" svg:y1="11.126cm" svg:x2="21.101cm" svg:y2="11.126cm">
          <text:p/>
        </draw:line>
        <draw:line draw:style-name="gr4" draw:text-style-name="P8" draw:layer="layout" svg:x1="13.101cm" svg:y1="9.723cm" svg:x2="14.9cm" svg:y2="9.723cm">
          <text:p/>
        </draw:line>
        <draw:line draw:style-name="gr4" draw:text-style-name="P8" draw:layer="layout" svg:x1="13.101cm" svg:y1="12.925cm" svg:x2="14.9cm" svg:y2="12.925cm">
          <text:p/>
        </draw:line>
        <draw:custom-shape draw:style-name="gr15" draw:text-style-name="P10" draw:layer="layout" svg:width="1.803cm" svg:height="1.361cm" svg:x="12.903cm" svg:y="11.527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3.101cm" svg:y1="8.524cm" svg:x2="13.899cm" svg:y2="8.524cm">
          <text:p/>
        </draw:line>
        <draw:line draw:style-name="gr4" draw:text-style-name="P8" draw:layer="layout" svg:x1="13.101cm" svg:y1="11.725cm" svg:x2="13.899cm" svg:y2="11.725cm">
          <text:p/>
        </draw:line>
        <draw:custom-shape draw:style-name="gr7" draw:text-style-name="P2" draw:layer="layout" svg:width="0.798cm" svg:height="0.802cm" svg:x="14.499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2cm" svg:x="14.499cm" svg:y="9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9">
        <draw:line draw:style-name="gr4" draw:text-style-name="P8" draw:layer="layout" svg:x1="10.301cm" svg:y1="7.126cm" svg:x2="13.899cm" svg:y2="7.126cm">
          <text:p/>
        </draw:line>
        <draw:line draw:style-name="gr4" draw:text-style-name="P8" draw:layer="layout" svg:x1="10.301cm" svg:y1="14.927cm" svg:x2="13.899cm" svg:y2="14.927cm">
          <text:p/>
        </draw:line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7">Одноступенчатый асинхронный </text:span><text:span text:style-name="T8">RS-</text:span><text:span text:style-name="T7">Триггер</text:span></text:p>
              </text:list-header>
            </text:list>
          </draw:text-box>
        </draw:frame>
        <draw:custom-shape draw:style-name="gr16" draw:text-style-name="P7" draw:layer="layout" svg:width="1.402cm" svg:height="3.202cm" svg:x="18.093cm" svg:y="7.924cm">
          <text:list text:style-name="L5">
            <text:list-header>
              <text:p text:style-name="P6"><text:span text:style-name="T5">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2.697cm" svg:y1="9.723cm" svg:x2="24.496cm" svg:y2="9.723cm">
          <text:p/>
        </draw:line>
        <draw:custom-shape draw:style-name="gr17" draw:text-style-name="P10" draw:layer="layout" svg:width="1.803cm" svg:height="1.361cm" svg:x="23.297cm" svg:y="8.3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7" draw:layer="layout" svg:width="1.402cm" svg:height="3.201cm" svg:x="18.093cm" svg:y="11.126cm">
          <text:list text:style-name="L5">
            <text:list-header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3.202cm" svg:height="6.399cm" svg:x="19.495cm" svg:y="7.924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2.697cm" svg:y1="12.325cm" svg:x2="24.5cm" svg:y2="12.325cm">
          <text:p/>
        </draw:line>
        <draw:custom-shape draw:style-name="gr7" draw:text-style-name="P2" draw:layer="layout" svg:width="0.798cm" svg:height="0.802cm" svg:x="22.296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.803cm" svg:height="1.361cm" svg:x="16.1cm" svg:y="8.326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0" draw:layer="layout" svg:width="1.803cm" svg:height="1.361cm" svg:x="23.297cm" svg:y="10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3.499cm" svg:y1="11.126cm" svg:x2="24.298cm" svg:y2="11.126cm">
          <text:p/>
        </draw:line>
        <draw:line draw:style-name="gr4" draw:text-style-name="P8" draw:layer="layout" svg:x1="16.298cm" svg:y1="9.723cm" svg:x2="18.098cm" svg:y2="9.723cm">
          <text:p/>
        </draw:line>
        <draw:line draw:style-name="gr4" draw:text-style-name="P8" draw:layer="layout" svg:x1="16.298cm" svg:y1="12.925cm" svg:x2="18.098cm" svg:y2="12.925cm">
          <text:p/>
        </draw:line>
        <draw:custom-shape draw:style-name="gr22" draw:text-style-name="P10" draw:layer="layout" svg:width="1.803cm" svg:height="1.361cm" svg:x="16.1cm" svg:y="11.527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7" draw:layer="layout" svg:width="3.201cm" svg:height="4.203cm" svg:x="7.1cm" svg:y="5.124cm">
          <text:list text:style-name="L5">
            <text:list-header>
              <text:p text:style-name="P6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.201cm" svg:height="4.203cm" svg:x="7.1cm" svg:y="12.726cm">
          <text:list text:style-name="L5">
            <text:list-header>
              <text:p text:style-name="P6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2cm" svg:x="9.9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2cm" svg:x="9.9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.803cm" svg:height="1.361cm" svg:x="12.696cm" svg:y="5.724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0" draw:layer="layout" svg:width="1.804cm" svg:height="1.361cm" svg:x="12.7cm" svg:y="13.525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2.903cm" svg:y1="5.927cm" svg:x2="13.701cm" svg:y2="5.927cm">
          <text:p/>
        </draw:line>
        <draw:line draw:style-name="gr27" draw:text-style-name="P8" draw:layer="layout" svg:x1="12.1cm" svg:y1="7.122cm" svg:x2="12.1cm" svg:y2="9.327cm">
          <text:p/>
        </draw:line>
        <draw:line draw:style-name="gr4" draw:text-style-name="P8" draw:layer="layout" svg:x1="5.3cm" svg:y1="12.127cm" svg:x2="12.1cm" svg:y2="9.327cm">
          <text:p/>
        </draw:line>
        <draw:line draw:style-name="gr4" draw:text-style-name="P8" draw:layer="layout" svg:x1="5.3cm" svg:y1="13.926cm" svg:x2="7.1cm" svg:y2="13.926cm">
          <text:p/>
        </draw:line>
        <draw:line draw:style-name="gr4" draw:text-style-name="P8" draw:layer="layout" svg:x1="5.3cm" svg:y1="12.127cm" svg:x2="5.296cm" svg:y2="13.926cm">
          <text:p/>
        </draw:line>
        <draw:line draw:style-name="gr27" draw:text-style-name="P8" draw:layer="layout" svg:x1="12.1cm" svg:y1="14.93cm" svg:x2="12.1cm" svg:y2="12.725cm">
          <text:p/>
        </draw:line>
        <draw:line draw:style-name="gr4" draw:text-style-name="P8" draw:layer="layout" svg:x1="5.3cm" svg:y1="9.926cm" svg:x2="12.1cm" svg:y2="12.726cm">
          <text:p/>
        </draw:line>
        <draw:line draw:style-name="gr4" draw:text-style-name="P8" draw:layer="layout" svg:x1="5.3cm" svg:y1="8.123cm" svg:x2="7.1cm" svg:y2="8.123cm">
          <text:p/>
        </draw:line>
        <draw:line draw:style-name="gr4" draw:text-style-name="P8" draw:layer="layout" svg:x1="5.3cm" svg:y1="8.123cm" svg:x2="5.296cm" svg:y2="9.922cm">
          <text:p/>
        </draw:line>
        <draw:line draw:style-name="gr4" draw:text-style-name="P8" draw:layer="layout" svg:x1="3.298cm" svg:y1="6.324cm" svg:x2="7.1cm" svg:y2="6.324cm">
          <text:p/>
        </draw:line>
        <draw:line draw:style-name="gr4" draw:text-style-name="P8" draw:layer="layout" svg:x1="3.298cm" svg:y1="15.928cm" svg:x2="7.1cm" svg:y2="15.928cm">
          <text:p/>
        </draw:line>
        <draw:custom-shape draw:style-name="gr28" draw:text-style-name="P10" draw:layer="layout" svg:width="1.804cm" svg:height="1.361cm" svg:x="3.298cm" svg:y="4.926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0" draw:layer="layout" svg:width="1.804cm" svg:height="1.361cm" svg:x="3.298cm" svg:y="14.526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2" xml:id="id2" draw:id="id2" draw:layer="layout" svg:width="1.403cm" svg:height="1.615cm" svg:x="10.896cm" svg:y="13.326cm">
          <text:list text:style-name="L6">
            <text:list-header>
              <text:p text:style-name="P11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2" xml:id="id3" draw:id="id3" draw:layer="layout" svg:width="1.402cm" svg:height="1.615cm" svg:x="10.698cm" svg:y="5.525cm">
          <text:list text:style-name="L6">
            <text:list-header>
              <text:p text:style-name="P11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2" xml:id="id1" draw:id="id1" draw:layer="layout" svg:width="1.402cm" svg:height="1.615cm" svg:x="4.498cm" svg:y="4.723cm">
          <text:list text:style-name="L6">
            <text:list-header>
              <text:p text:style-name="P11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2" xml:id="id4" draw:id="id4" draw:layer="layout" svg:width="1.403cm" svg:height="1.615cm" svg:x="4.299cm" svg:y="14.327cm">
          <text:list text:style-name="L6">
            <text:list-header>
              <text:p text:style-name="P11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2" xml:id="id5" draw:id="id5" draw:layer="layout" svg:width="1.403cm" svg:height="1.615cm" svg:x="4.997cm" svg:y="14.327cm">
          <text:list text:style-name="L6">
            <text:list-header>
              <text:p text:style-name="P11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2" xml:id="id6" draw:id="id6" draw:layer="layout" svg:width="1.402cm" svg:height="1.615cm" svg:x="10.201cm" svg:y="13.326cm">
          <text:list text:style-name="L6">
            <text:list-header>
              <text:p text:style-name="P11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2" xml:id="id7" draw:id="id7" draw:layer="layout" svg:width="1.402cm" svg:height="1.615cm" svg:x="11.4cm" svg:y="5.525cm">
          <text:list text:style-name="L6">
            <text:list-header>
              <text:p text:style-name="P11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2" xml:id="id8" draw:id="id8" draw:layer="layout" svg:width="1.402cm" svg:height="1.615cm" svg:x="5.798cm" svg:y="14.313cm">
          <text:list text:style-name="L6">
            <text:list-header>
              <text:p text:style-name="P11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2" xml:id="id9" draw:id="id9" draw:layer="layout" svg:width="1.402cm" svg:height="1.615cm" svg:x="5.2cm" svg:y="4.672cm">
          <text:list text:style-name="L6">
            <text:list-header>
              <text:p text:style-name="P11"><text:span text:style-name="T9">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smil:additive="base"/>
                  <anim:animate smil:dur="0.5s" smil:fill="hold" smil:targetElement="id1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 smil:additive="base"/>
                  <anim:animate smil:dur="0.5s" smil:fill="hold" smil:targetElement="id2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smil:additive="base"/>
                  <anim:animate smil:dur="0.5s" smil:fill="hold" smil:targetElement="id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4" smil:type="checkerBoardWipe" smil:subtype="across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smil:additive="base"/>
                  <anim:animate smil:dur="0.5s" smil:fill="hold" smil:targetElement="id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2" smil:type="checkerBoardWipe" smil:subtype="across" smil:mode="out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 smil:additive="base"/>
                  <anim:animate smil:dur="0.5s" smil:fill="hold" smil:targetElement="id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3" smil:type="checkerBoardWipe" smil:subtype="across" smil:mode="out"/>
                  <anim:set smil:begin="0.499s" smil:dur="0.001s" smil:fill="hold" smil:targetElement="id3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smil:additive="base"/>
                  <anim:animate smil:dur="0.5s" smil:fill="hold" smil:targetElement="id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smil:additive="base"/>
                  <anim:animate smil:dur="0.5s" smil:fill="hold" smil:targetElement="id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1" smil:type="checkerBoardWipe" smil:subtype="across" smil:mode="out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 smil:additive="base"/>
                  <anim:animate smil:dur="0.5s" smil:fill="hold" smil:targetElement="id9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7" smil:type="checkerBoardWipe" smil:subtype="across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group-id="3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6" smil:type="checkerBoardWipe" smil:subtype="across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group-id="2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 smil:additive="base"/>
                  <anim:animate smil:dur="0.5s" smil:fill="hold" smil:targetElement="id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checkerboard" presentation:preset-sub-type="across">
                  <anim:transitionFilter smil:dur="0.5s" smil:targetElement="id9" smil:type="checkerBoardWipe" smil:subtype="across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group-id="2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smil:additive="base"/>
                  <anim:animate smil:dur="0.5s" smil:fill="hold" smil:targetElement="id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4T8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7">Одноступенчатый асинхронный </text:span><text:span text:style-name="T8">RS-</text:span><text:span text:style-name="T7">Триггер</text:span></text:p>
              </text:list-header>
            </text:list>
          </draw:text-box>
        </draw:frame>
        <draw:frame draw:layer="layout" svg:width="12.619cm" svg:height="12.016cm" svg:x="7.1cm" svg:y="5.076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>
              <table:table-cell table:style-name="ce1">
                <text:list text:style-name="L7">
                  <text:list-header>
                    <text:p text:style-name="P13"><text:span text:style-name="T11">S</text:span></text:p>
                  </text:list-header>
                </text:list>
              </table:table-cell>
              <table:table-cell table:style-name="ce2">
                <text:list text:continue-numbering="true" text:style-name="L7">
                  <text:list-header>
                    <text:p text:style-name="P13"><text:span text:style-name="T11">R</text:span></text:p>
                  </text:list-header>
                </text:list>
              </table:table-cell>
              <table:table-cell table:style-name="ce3">
                <text:list text:continue-numbering="true" text:style-name="L7">
                  <text:list-header>
                    <text:p text:style-name="P13"><text:span text:style-name="T11">Q</text:span><text:span text:style-name="T12">t</text:span></text:p>
                  </text:list-header>
                </text:list>
              </table:table-cell>
              <table:table-cell table:style-name="ce4">
                <text:list text:continue-numbering="true" text:style-name="L7">
                  <text:list-header>
                    <text:p text:style-name="P13"><text:span text:style-name="T11">Q</text:span><text:span text:style-name="T12">t+1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7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8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10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11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12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14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15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>
              <table:table-cell table:style-name="ce17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18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19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20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>
              <table:table-cell table:style-name="ce21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22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23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24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</table:table-row>
            <table:table-row table:style-name="ro2">
              <table:table-cell table:style-name="ce25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26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27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28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</table:table-row>
            <table:table-row table:style-name="ro2">
              <table:table-cell table:style-name="ce29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30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31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32">
                <text:list text:continue-numbering="true" text:style-name="L7">
                  <text:list-header>
                    <text:p text:style-name="P13"><text:span text:style-name="T11">*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34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35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36">
                <text:list text:continue-numbering="true" text:style-name="L7">
                  <text:list-header>
                    <text:p text:style-name="P13"><text:span text:style-name="T11">*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2">Временная диаграмма (б. Шеффера)</text:span></text:p>
              </text:list-header>
            </text:list>
          </draw:text-box>
        </draw:frame>
        <draw:line draw:style-name="gr4" draw:text-style-name="P8" draw:layer="layout" svg:x1="2.5cm" svg:y1="13.727cm" svg:x2="3.298cm" svg:y2="13.727cm">
          <text:p/>
        </draw:line>
        <draw:line draw:style-name="gr39" draw:text-style-name="P8" draw:layer="layout" svg:x1="3.7cm" svg:y1="7.924cm" svg:x2="3.7cm" svg:y2="5.124cm">
          <text:p/>
        </draw:line>
        <draw:line draw:style-name="gr39" draw:text-style-name="P8" draw:layer="layout" svg:x1="3.7cm" svg:y1="10.724cm" svg:x2="3.7cm" svg:y2="7.924cm">
          <text:p/>
        </draw:line>
        <draw:custom-shape draw:style-name="gr40" draw:text-style-name="P10" draw:layer="layout" svg:width="1.804cm" svg:height="1.361cm" svg:x="2.297cm" svg:y="4.926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1.804cm" svg:height="1.361cm" svg:x="2.297cm" svg:y="7.924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draw:layer="layout" svg:width="1.804cm" svg:height="1.361cm" svg:x="2.297cm" svg:y="10.5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8" draw:layer="layout" svg:x1="3.7cm" svg:y1="13.524cm" svg:x2="3.7cm" svg:y2="10.723cm">
          <text:p/>
        </draw:line>
        <draw:line draw:style-name="gr39" draw:text-style-name="P8" draw:layer="layout" svg:x1="3.7cm" svg:y1="16.325cm" svg:x2="3.7cm" svg:y2="13.525cm">
          <text:p/>
        </draw:line>
        <draw:custom-shape draw:style-name="gr43" draw:text-style-name="P10" draw:layer="layout" svg:width="1.804cm" svg:height="1.361cm" svg:x="2.297cm" svg:y="13.525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8" draw:layer="layout" svg:x1="3.7cm" svg:y1="7.924cm" svg:x2="21.502cm" svg:y2="7.924cm">
          <text:p/>
        </draw:line>
        <draw:line draw:style-name="gr39" draw:text-style-name="P8" draw:layer="layout" svg:x1="3.7cm" svg:y1="10.724cm" svg:x2="21.502cm" svg:y2="10.724cm">
          <text:p/>
        </draw:line>
        <draw:line draw:style-name="gr39" draw:text-style-name="P8" draw:layer="layout" svg:x1="3.7cm" svg:y1="13.525cm" svg:x2="21.502cm" svg:y2="13.525cm">
          <text:p/>
        </draw:line>
        <draw:line draw:style-name="gr39" draw:text-style-name="P8" draw:layer="layout" svg:x1="3.7cm" svg:y1="16.325cm" svg:x2="21.502cm" svg:y2="16.325cm">
          <text:p/>
        </draw:line>
        <draw:custom-shape draw:style-name="gr44" draw:text-style-name="P10" draw:layer="layout" svg:width="1.803cm" svg:height="1.361cm" svg:x="22.102cm" svg:y="15.527cm">
          <text:list text:style-name="L5">
            <text:list-header>
              <text:p text:style-name="P9"><text:span text:style-name="T5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xml:id="id10" draw:id="id10" draw:layer="layout" svg:x1="3.7cm" svg:y1="5.927cm" svg:x2="5.3cm" svg:y2="5.927cm">
          <text:p/>
        </draw:line>
        <draw:line draw:style-name="gr4" draw:text-style-name="P8" xml:id="id14" draw:id="id14" draw:layer="layout" svg:x1="5.3cm" svg:y1="5.927cm" svg:x2="5.697cm" svg:y2="7.523cm">
          <text:p/>
        </draw:line>
        <draw:line draw:style-name="gr4" draw:text-style-name="P8" xml:id="id11" draw:id="id11" draw:layer="layout" svg:x1="3.7cm" svg:y1="8.727cm" svg:x2="10.5cm" svg:y2="8.727cm">
          <text:p/>
        </draw:line>
        <draw:line draw:style-name="gr4" draw:text-style-name="P8" xml:id="id12" draw:id="id12" draw:layer="layout" svg:x1="3.7cm" svg:y1="13.123cm" svg:x2="5.697cm" svg:y2="13.123cm">
          <text:p/>
        </draw:line>
        <draw:line draw:style-name="gr45" draw:text-style-name="P8" xml:id="id15" draw:id="id15" draw:layer="layout" svg:x1="5.499cm" svg:y1="5.927cm" svg:x2="5.499cm" svg:y2="13.727cm">
          <text:p/>
        </draw:line>
        <draw:line draw:style-name="gr4" draw:text-style-name="P8" xml:id="id16" draw:id="id16" draw:layer="layout" svg:x1="6.098cm" svg:y1="11.527cm" svg:x2="5.701cm" svg:y2="13.123cm">
          <text:p/>
        </draw:line>
        <draw:line draw:style-name="gr45" draw:text-style-name="P8" xml:id="id20" draw:id="id20" draw:layer="layout" svg:x1="5.9cm" svg:y1="11.527cm" svg:x2="5.9cm" svg:y2="16.528cm">
          <text:p/>
        </draw:line>
        <draw:line draw:style-name="gr46" draw:text-style-name="P8" xml:id="id17" draw:id="id17" draw:layer="layout" svg:x1="4.498cm" svg:y1="12.325cm" svg:x2="5.499cm" svg:y2="12.325cm">
          <text:p/>
        </draw:line>
        <draw:line draw:style-name="gr47" draw:text-style-name="P8" xml:id="id18" draw:id="id18" draw:layer="layout" svg:x1="5.499cm" svg:y1="12.325cm" svg:x2="5.9cm" svg:y2="12.325cm">
          <text:p/>
        </draw:line>
        <draw:line draw:style-name="gr46" draw:text-style-name="P8" xml:id="id19" draw:id="id19" draw:layer="layout" svg:x1="6.698cm" svg:y1="12.325cm" svg:x2="5.9cm" svg:y2="12.325cm">
          <text:p/>
        </draw:line>
        <draw:custom-shape draw:style-name="gr48" draw:text-style-name="P10" xml:id="id21" draw:id="id21" draw:layer="layout" svg:width="1.804cm" svg:height="1.513cm" svg:x="4.299cm" svg:y="10.927cm">
          <text:list text:style-name="L5">
            <text:list-header>
              <text:p text:style-name="P9"><text:span text:style-name="T5">t</text:span><text:span text:style-name="T13">з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.5cm" svg:y1="8.123cm" svg:x2="3.298cm" svg:y2="8.123cm">
          <text:p/>
        </draw:line>
        <draw:line draw:style-name="gr4" draw:text-style-name="P8" draw:layer="layout" svg:x1="2.5cm" svg:y1="5.124cm" svg:x2="3.298cm" svg:y2="5.124cm">
          <text:p/>
        </draw:line>
        <draw:line draw:style-name="gr4" draw:text-style-name="P8" xml:id="id29" draw:id="id29" draw:layer="layout" svg:x1="6.099cm" svg:y1="11.527cm" svg:x2="11.298cm" svg:y2="11.527cm">
          <text:p/>
        </draw:line>
        <draw:line draw:style-name="gr4" draw:text-style-name="P8" xml:id="id13" draw:id="id13" draw:layer="layout" svg:x1="3.7cm" svg:y1="14.327cm" svg:x2="6.099cm" svg:y2="14.327cm">
          <text:p/>
        </draw:line>
        <draw:line draw:style-name="gr4" draw:text-style-name="P8" xml:id="id22" draw:id="id22" draw:layer="layout" svg:x1="6.099cm" svg:y1="14.332cm" svg:x2="6.496cm" svg:y2="15.928cm">
          <text:p/>
        </draw:line>
        <draw:line draw:style-name="gr45" draw:text-style-name="P8" xml:id="id26" draw:id="id26" draw:layer="layout" svg:x1="6.301cm" svg:y1="13.926cm" svg:x2="6.301cm" svg:y2="16.528cm">
          <text:p/>
        </draw:line>
        <draw:line draw:style-name="gr46" draw:text-style-name="P8" xml:id="id23" draw:id="id23" draw:layer="layout" svg:x1="4.899cm" svg:y1="15.324cm" svg:x2="5.9cm" svg:y2="15.324cm">
          <text:p/>
        </draw:line>
        <draw:line draw:style-name="gr47" draw:text-style-name="P8" xml:id="id24" draw:id="id24" draw:layer="layout" svg:x1="5.9cm" svg:y1="15.324cm" svg:x2="6.301cm" svg:y2="15.324cm">
          <text:p/>
        </draw:line>
        <draw:line draw:style-name="gr46" draw:text-style-name="P8" xml:id="id25" draw:id="id25" draw:layer="layout" svg:x1="7.099cm" svg:y1="15.324cm" svg:x2="6.3cm" svg:y2="15.324cm">
          <text:p/>
        </draw:line>
        <draw:custom-shape draw:style-name="gr49" draw:text-style-name="P10" xml:id="id27" draw:id="id27" draw:layer="layout" svg:width="1.804cm" svg:height="1.513cm" svg:x="6.5cm" svg:y="13.926cm">
          <text:list text:style-name="L5">
            <text:list-header>
              <text:p text:style-name="P9"><text:span text:style-name="T5">t</text:span><text:span text:style-name="T13">з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xml:id="id28" draw:id="id28" draw:layer="layout" svg:x1="5.697cm" svg:y1="7.523cm" svg:x2="7.298cm" svg:y2="7.523cm">
          <text:p/>
        </draw:line>
        <draw:line draw:style-name="gr4" draw:text-style-name="P8" xml:id="id30" draw:id="id30" draw:layer="layout" svg:x1="6.5cm" svg:y1="15.928cm" svg:x2="10.901cm" svg:y2="15.928cm">
          <text:p/>
        </draw:line>
        <draw:line draw:style-name="gr4" draw:text-style-name="P8" xml:id="id31" draw:id="id31" draw:layer="layout" svg:x1="7.694cm" svg:y1="5.927cm" svg:x2="7.297cm" svg:y2="7.523cm">
          <text:p/>
        </draw:line>
        <draw:line draw:style-name="gr4" draw:text-style-name="P8" xml:id="id33" draw:id="id33" draw:layer="layout" svg:x1="8.498cm" svg:y1="5.927cm" svg:x2="8.894cm" svg:y2="7.523cm">
          <text:p/>
        </draw:line>
        <draw:line draw:style-name="gr4" draw:text-style-name="P8" xml:id="id32" draw:id="id32" draw:layer="layout" svg:x1="7.699cm" svg:y1="5.927cm" svg:x2="8.498cm" svg:y2="5.927cm">
          <text:p/>
        </draw:line>
        <draw:line draw:style-name="gr4" draw:text-style-name="P8" xml:id="id34" draw:id="id34" draw:layer="layout" svg:x1="8.899cm" svg:y1="7.523cm" svg:x2="9.697cm" svg:y2="7.523cm">
          <text:p/>
        </draw:line>
        <draw:line draw:style-name="gr4" draw:text-style-name="P8" xml:id="id35" draw:id="id35" draw:layer="layout" svg:x1="10.097cm" svg:y1="5.927cm" svg:x2="9.7cm" svg:y2="7.523cm">
          <text:p/>
        </draw:line>
        <draw:line draw:style-name="gr4" draw:text-style-name="P8" xml:id="id36" draw:id="id36" draw:layer="layout" svg:x1="10.098cm" svg:y1="5.927cm" svg:x2="16.1cm" svg:y2="5.927cm">
          <text:p/>
        </draw:line>
        <draw:line draw:style-name="gr4" draw:text-style-name="P8" xml:id="id37" draw:id="id37" draw:layer="layout" svg:x1="10.5cm" svg:y1="8.727cm" svg:x2="10.896cm" svg:y2="10.323cm">
          <text:p/>
        </draw:line>
        <draw:line draw:style-name="gr45" draw:text-style-name="P8" xml:id="id38" draw:id="id38" draw:layer="layout" svg:x1="10.698cm" svg:y1="8.727cm" svg:x2="10.698cm" svg:y2="16.528cm">
          <text:p/>
        </draw:line>
        <draw:line draw:style-name="gr4" draw:text-style-name="P8" xml:id="id39" draw:id="id39" draw:layer="layout" svg:x1="11.297cm" svg:y1="14.327cm" svg:x2="10.9cm" svg:y2="15.924cm">
          <text:p/>
        </draw:line>
        <draw:line draw:style-name="gr45" draw:text-style-name="P8" xml:id="id40" draw:id="id40" draw:layer="layout" svg:x1="11.099cm" svg:y1="11.126cm" svg:x2="11.099cm" svg:y2="16.726cm">
          <text:p/>
        </draw:line>
        <draw:line draw:style-name="gr46" draw:text-style-name="P8" xml:id="id41" draw:id="id41" draw:layer="layout" svg:x1="9.701cm" svg:y1="15.324cm" svg:x2="10.702cm" svg:y2="15.324cm">
          <text:p/>
        </draw:line>
        <draw:line draw:style-name="gr47" draw:text-style-name="P8" xml:id="id42" draw:id="id42" draw:layer="layout" svg:x1="10.702cm" svg:y1="15.324cm" svg:x2="11.104cm" svg:y2="15.324cm">
          <text:p/>
        </draw:line>
        <draw:line draw:style-name="gr46" draw:text-style-name="P8" xml:id="id43" draw:id="id43" draw:layer="layout" svg:x1="11.902cm" svg:y1="15.324cm" svg:x2="11.104cm" svg:y2="15.324cm">
          <text:p/>
        </draw:line>
        <draw:custom-shape draw:style-name="gr50" draw:text-style-name="P10" xml:id="id44" draw:id="id44" draw:layer="layout" svg:width="1.803cm" svg:height="1.513cm" svg:x="9.102cm" svg:y="13.926cm">
          <text:list text:style-name="L5">
            <text:list-header>
              <text:p text:style-name="P9"><text:span text:style-name="T5">t</text:span><text:span text:style-name="T13">з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xml:id="id45" draw:id="id45" draw:layer="layout" svg:x1="11.298cm" svg:y1="11.527cm" svg:x2="11.695cm" svg:y2="13.123cm">
          <text:p/>
        </draw:line>
        <draw:line draw:style-name="gr4" draw:text-style-name="P8" xml:id="id52" draw:id="id52" draw:layer="layout" svg:x1="11.699cm" svg:y1="13.123cm" svg:x2="16.501cm" svg:y2="13.123cm">
          <text:p/>
        </draw:line>
        <draw:line draw:style-name="gr45" draw:text-style-name="P8" xml:id="id46" draw:id="id46" draw:layer="layout" svg:x1="11.501cm" svg:y1="10.927cm" svg:x2="11.501cm" svg:y2="13.529cm">
          <text:p/>
        </draw:line>
        <draw:line draw:style-name="gr46" draw:text-style-name="P8" xml:id="id47" draw:id="id47" draw:layer="layout" svg:x1="10.098cm" svg:y1="12.325cm" svg:x2="11.099cm" svg:y2="12.325cm">
          <text:p/>
        </draw:line>
        <draw:line draw:style-name="gr47" draw:text-style-name="P8" xml:id="id48" draw:id="id48" draw:layer="layout" svg:x1="11.099cm" svg:y1="12.325cm" svg:x2="11.501cm" svg:y2="12.325cm">
          <text:p/>
        </draw:line>
        <draw:line draw:style-name="gr46" draw:text-style-name="P8" xml:id="id49" draw:id="id49" draw:layer="layout" svg:x1="12.299cm" svg:y1="12.325cm" svg:x2="11.501cm" svg:y2="12.325cm">
          <text:p/>
        </draw:line>
        <draw:custom-shape draw:style-name="gr51" draw:text-style-name="P10" xml:id="id50" draw:id="id50" draw:layer="layout" svg:width="1.803cm" svg:height="1.513cm" svg:x="11.501cm" svg:y="10.927cm">
          <text:list text:style-name="L5">
            <text:list-header>
              <text:p text:style-name="P9"><text:span text:style-name="T5">t</text:span><text:span text:style-name="T13">з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xml:id="id53" draw:id="id53" draw:layer="layout" svg:x1="10.901cm" svg:y1="10.323cm" svg:x2="13.498cm" svg:y2="10.323cm">
          <text:p/>
        </draw:line>
        <draw:line draw:style-name="gr4" draw:text-style-name="P8" xml:id="id54" draw:id="id54" draw:layer="layout" svg:x1="13.894cm" svg:y1="8.727cm" svg:x2="13.497cm" svg:y2="10.323cm">
          <text:p/>
        </draw:line>
        <draw:line draw:style-name="gr4" draw:text-style-name="P8" xml:id="id56" draw:id="id56" draw:layer="layout" svg:x1="14.698cm" svg:y1="8.727cm" svg:x2="15.094cm" svg:y2="10.323cm">
          <text:p/>
        </draw:line>
        <draw:line draw:style-name="gr4" draw:text-style-name="P8" xml:id="id55" draw:id="id55" draw:layer="layout" svg:x1="13.899cm" svg:y1="8.727cm" svg:x2="14.698cm" svg:y2="8.727cm">
          <text:p/>
        </draw:line>
        <draw:line draw:style-name="gr4" draw:text-style-name="P8" xml:id="id57" draw:id="id57" draw:layer="layout" svg:x1="15.099cm" svg:y1="10.323cm" svg:x2="19.103cm" svg:y2="10.323cm">
          <text:p/>
        </draw:line>
        <draw:line draw:style-name="gr4" draw:text-style-name="P8" xml:id="id68" draw:id="id68" draw:layer="layout" svg:x1="19.499cm" svg:y1="8.727cm" svg:x2="19.102cm" svg:y2="10.323cm">
          <text:p/>
        </draw:line>
        <draw:line draw:style-name="gr4" draw:text-style-name="P8" xml:id="id78" draw:id="id78" draw:layer="layout" svg:x1="19.5cm" svg:y1="8.727cm" svg:x2="20.902cm" svg:y2="8.727cm">
          <text:p/>
        </draw:line>
        <draw:line draw:style-name="gr4" draw:text-style-name="P8" xml:id="id58" draw:id="id58" draw:layer="layout" svg:x1="16.1cm" svg:y1="5.927cm" svg:x2="16.497cm" svg:y2="7.523cm">
          <text:p/>
        </draw:line>
        <draw:line draw:style-name="gr4" draw:text-style-name="P8" xml:id="id67" draw:id="id67" draw:layer="layout" svg:x1="16.501cm" svg:y1="7.523cm" svg:x2="19.5cm" svg:y2="7.523cm">
          <text:p/>
        </draw:line>
        <draw:line draw:style-name="gr4" draw:text-style-name="P8" xml:id="id72" draw:id="id72" draw:layer="layout" svg:x1="19.9cm" svg:y1="5.927cm" svg:x2="19.503cm" svg:y2="7.523cm">
          <text:p/>
        </draw:line>
        <draw:line draw:style-name="gr4" draw:text-style-name="P8" xml:id="id77" draw:id="id77" draw:layer="layout" svg:x1="19.901cm" svg:y1="5.927cm" svg:x2="20.699cm" svg:y2="5.927cm">
          <text:p/>
        </draw:line>
        <draw:line draw:style-name="gr4" draw:text-style-name="P8" xml:id="id51" draw:id="id51" draw:layer="layout" svg:x1="11.298cm" svg:y1="14.327cm" svg:x2="19.5cm" svg:y2="14.327cm">
          <text:p/>
        </draw:line>
        <draw:line draw:style-name="gr45" draw:text-style-name="P8" xml:id="id59" draw:id="id59" draw:layer="layout" svg:x1="16.298cm" svg:y1="5.724cm" svg:x2="16.298cm" svg:y2="13.525cm">
          <text:p/>
        </draw:line>
        <draw:line draw:style-name="gr4" draw:text-style-name="P8" xml:id="id60" draw:id="id60" draw:layer="layout" svg:x1="16.897cm" svg:y1="11.527cm" svg:x2="16.5cm" svg:y2="13.123cm">
          <text:p/>
        </draw:line>
        <draw:line draw:style-name="gr45" draw:text-style-name="P8" xml:id="id61" draw:id="id61" draw:layer="layout" svg:x1="16.7cm" svg:y1="10.927cm" svg:x2="16.7cm" svg:y2="13.529cm">
          <text:p/>
        </draw:line>
        <draw:line draw:style-name="gr46" draw:text-style-name="P8" xml:id="id62" draw:id="id62" draw:layer="layout" svg:x1="15.302cm" svg:y1="12.325cm" svg:x2="16.303cm" svg:y2="12.325cm">
          <text:p/>
        </draw:line>
        <draw:line draw:style-name="gr47" draw:text-style-name="P8" xml:id="id63" draw:id="id63" draw:layer="layout" svg:x1="16.303cm" svg:y1="12.325cm" svg:x2="16.704cm" svg:y2="12.325cm">
          <text:p/>
        </draw:line>
        <draw:line draw:style-name="gr46" draw:text-style-name="P8" xml:id="id64" draw:id="id64" draw:layer="layout" svg:x1="17.502cm" svg:y1="12.325cm" svg:x2="16.704cm" svg:y2="12.325cm">
          <text:p/>
        </draw:line>
        <draw:custom-shape draw:style-name="gr52" draw:text-style-name="P10" xml:id="id65" draw:id="id65" draw:layer="layout" svg:width="1.804cm" svg:height="1.513cm" svg:x="14.896cm" svg:y="10.927cm">
          <text:list text:style-name="L5">
            <text:list-header>
              <text:p text:style-name="P9"><text:span text:style-name="T5">t</text:span><text:span text:style-name="T13">з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xml:id="id66" draw:id="id66" draw:layer="layout" svg:x1="16.902cm" svg:y1="11.527cm" svg:x2="20.902cm" svg:y2="11.527cm">
          <text:p/>
        </draw:line>
        <draw:line draw:style-name="gr45" draw:text-style-name="P8" xml:id="id69" draw:id="id69" draw:layer="layout" svg:x1="19.301cm" svg:y1="8.727cm" svg:x2="19.301cm" svg:y2="16.528cm">
          <text:p/>
        </draw:line>
        <draw:line draw:style-name="gr4" draw:text-style-name="P8" xml:id="id70" draw:id="id70" draw:layer="layout" svg:x1="19.5cm" svg:y1="14.327cm" svg:x2="19.897cm" svg:y2="15.924cm">
          <text:p/>
        </draw:line>
        <draw:line draw:style-name="gr4" draw:text-style-name="P8" xml:id="id79" draw:id="id79" draw:layer="layout" svg:x1="19.901cm" svg:y1="15.928cm" svg:x2="20.902cm" svg:y2="15.928cm">
          <text:p/>
        </draw:line>
        <draw:line draw:style-name="gr45" draw:text-style-name="P8" xml:id="id71" draw:id="id71" draw:layer="layout" svg:x1="19.703cm" svg:y1="13.926cm" svg:x2="19.703cm" svg:y2="16.528cm">
          <text:p/>
        </draw:line>
        <draw:line draw:style-name="gr46" draw:text-style-name="P8" xml:id="id73" draw:id="id73" draw:layer="layout" svg:x1="18.3cm" svg:y1="15.324cm" svg:x2="19.301cm" svg:y2="15.324cm">
          <text:p/>
        </draw:line>
        <draw:line draw:style-name="gr47" draw:text-style-name="P8" xml:id="id74" draw:id="id74" draw:layer="layout" svg:x1="19.301cm" svg:y1="15.324cm" svg:x2="19.703cm" svg:y2="15.324cm">
          <text:p/>
        </draw:line>
        <draw:line draw:style-name="gr46" draw:text-style-name="P8" xml:id="id75" draw:id="id75" draw:layer="layout" svg:x1="20.501cm" svg:y1="15.324cm" svg:x2="19.703cm" svg:y2="15.324cm">
          <text:p/>
        </draw:line>
        <draw:custom-shape draw:style-name="gr53" draw:text-style-name="P10" xml:id="id76" draw:id="id76" draw:layer="layout" svg:width="1.803cm" svg:height="1.513cm" svg:x="20.1cm" svg:y="13.926cm">
          <text:list text:style-name="L5">
            <text:list-header>
              <text:p text:style-name="P9"><text:span text:style-name="T5">t</text:span><text:span text:style-name="T13">з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6" smil:attributeName="visibility" smil:to="visible"/>
                  <anim:transitionFilter smil:dur="0.5s" smil:targetElement="id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38" smil:attributeName="visibility" smil:to="visible"/>
                  <anim:transitionFilter smil:dur="0.5s" smil:targetElement="id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2" smil:attributeName="visibility" smil:to="visible"/>
                  <anim:transitionFilter smil:dur="0.5s" smil:targetElement="id4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9" smil:attributeName="visibility" smil:to="visible"/>
                  <anim:transitionFilter smil:dur="0.5s" smil:targetElement="id5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2" smil:attributeName="visibility" smil:to="visible"/>
                  <anim:transitionFilter smil:dur="0.5s" smil:targetElement="id6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3" smil:attributeName="visibility" smil:to="visible"/>
                  <anim:transitionFilter smil:dur="0.5s" smil:targetElement="id6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4" smil:attributeName="visibility" smil:to="visible"/>
                  <anim:transitionFilter smil:dur="0.5s" smil:targetElement="id64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69" smil:attributeName="visibility" smil:to="visible"/>
                  <anim:transitionFilter smil:dur="0.5s" smil:targetElement="id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Подавление дребезга контактов</text:p>
              </text:list-header>
            </text:list>
          </draw:text-box>
        </draw:frame>
        <draw:line draw:style-name="gr39" draw:text-style-name="P8" draw:layer="layout" svg:x1="5.9cm" svg:y1="7.924cm" svg:x2="5.9cm" svg:y2="5.724cm">
          <text:p/>
        </draw:line>
        <draw:custom-shape draw:style-name="gr54" draw:text-style-name="P10" draw:layer="layout" svg:width="3.003cm" svg:height="1.361cm" svg:x="4.701cm" svg:y="4.524cm">
          <text:list text:style-name="L5">
            <text:list-header>
              <text:p text:style-name="P9"><text:span text:style-name="T1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5.9cm" svg:y1="10.526cm" svg:x2="5.9cm" svg:y2="12.127cm">
          <text:p/>
        </draw:line>
        <draw:line draw:style-name="gr4" draw:text-style-name="P8" draw:layer="layout" svg:x1="5.098cm" svg:y1="15.324cm" svg:x2="6.5cm" svg:y2="15.324cm">
          <text:p/>
        </draw:line>
        <draw:line draw:style-name="gr55" draw:text-style-name="P8" xml:id="id80" draw:id="id80" draw:layer="layout" svg:x1="5.9cm" svg:y1="12.127cm" svg:x2="6.297cm" svg:y2="13.723cm">
          <text:p/>
        </draw:line>
        <draw:line draw:style-name="gr55" draw:text-style-name="P8" xml:id="id82" draw:id="id82" draw:layer="layout" svg:x1="5.9cm" svg:y1="12.127cm" svg:x2="5.9cm" svg:y2="13.723cm">
          <text:p/>
        </draw:line>
        <draw:custom-shape draw:style-name="gr56" draw:text-style-name="P7" draw:layer="layout" svg:width="1.2cm" svg:height="2.602cm" svg:x="5.3cm" svg:y="7.924cm">
          <text:list text:style-name="L5">
            <text:list-header>
              <text:p text:style-name="P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5" draw:text-style-name="P8" draw:layer="layout" svg:x1="5.9cm" svg:y1="13.727cm" svg:x2="5.9cm" svg:y2="15.324cm">
          <text:p/>
        </draw:line>
        <draw:line draw:style-name="gr55" draw:text-style-name="P8" draw:layer="layout" svg:x1="5.9cm" svg:y1="11.324cm" svg:x2="10.098cm" svg:y2="11.324cm">
          <text:p/>
        </draw:line>
        <draw:custom-shape draw:style-name="gr57" draw:text-style-name="P2" xml:id="id83" draw:id="id83" draw:layer="layout" svg:width="1.001cm" svg:height="1.001cm" svg:x="10.098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xml:id="id81" draw:id="id81" draw:layer="layout" svg:width="1.001cm" svg:height="1.001cm" svg:x="10.098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8.899cm" svg:y1="8.924cm" svg:x2="8.899cm" svg:y2="5.123cm">
          <text:p/>
        </draw:line>
        <draw:line draw:style-name="gr60" draw:text-style-name="P8" draw:layer="layout" svg:x1="8.899cm" svg:y1="8.925cm" svg:x2="24.302cm" svg:y2="8.925cm">
          <text:p/>
        </draw:line>
        <draw:custom-shape draw:style-name="gr61" draw:text-style-name="P10" draw:layer="layout" svg:width="1.804cm" svg:height="1.361cm" svg:x="23.596cm" svg:y="8.925cm">
          <text:list text:style-name="L5">
            <text:list-header>
              <text:p text:style-name="P9"><text:span text:style-name="T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1.804cm" svg:height="1.361cm" svg:x="8.7cm" svg:y="4.123cm">
          <text:list text:style-name="L5">
            <text:list-header>
              <text:p text:style-name="P9"><text:span text:style-name="T5">U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4" draw:id="id84">
          <draw:line draw:style-name="gr4" draw:text-style-name="P8" draw:layer="layout" svg:x1="8.899cm" svg:y1="6.125cm" svg:x2="11.902cm" svg:y2="6.125cm">
            <text:p/>
          </draw:line>
          <draw:line draw:style-name="gr4" draw:text-style-name="P8" draw:layer="layout" svg:x1="11.902cm" svg:y1="6.125cm" svg:x2="12.1cm" svg:y2="8.326cm">
            <text:p/>
          </draw:line>
          <draw:line draw:style-name="gr4" draw:text-style-name="P8" draw:layer="layout" svg:x1="12.298cm" svg:y1="6.526cm" svg:x2="12.099cm" svg:y2="8.326cm">
            <text:p/>
          </draw:line>
          <draw:line draw:style-name="gr4" draw:text-style-name="P8" draw:layer="layout" svg:x1="12.299cm" svg:y1="6.526cm" svg:x2="12.497cm" svg:y2="8.127cm">
            <text:p/>
          </draw:line>
          <draw:line draw:style-name="gr4" draw:text-style-name="P8" draw:layer="layout" svg:x1="12.7cm" svg:y1="6.125cm" svg:x2="12.502cm" svg:y2="8.127cm">
            <text:p/>
          </draw:line>
          <draw:line draw:style-name="gr4" draw:text-style-name="P8" draw:layer="layout" svg:x1="12.7cm" svg:y1="6.125cm" svg:x2="12.898cm" svg:y2="8.524cm">
            <text:p/>
          </draw:line>
          <draw:line draw:style-name="gr4" draw:text-style-name="P8" draw:layer="layout" svg:x1="13.096cm" svg:y1="6.526cm" svg:x2="12.897cm" svg:y2="8.528cm">
            <text:p/>
          </draw:line>
          <draw:line draw:style-name="gr4" draw:text-style-name="P8" draw:layer="layout" svg:x1="13.101cm" svg:y1="6.526cm" svg:x2="13.3cm" svg:y2="8.925cm">
            <text:p/>
          </draw:line>
          <draw:line draw:style-name="gr4" draw:text-style-name="P8" draw:layer="layout" svg:x1="13.3cm" svg:y1="8.925cm" svg:x2="16.303cm" svg:y2="8.925cm">
            <text:p/>
          </draw:line>
          <draw:line draw:style-name="gr4" draw:text-style-name="P8" draw:layer="layout" svg:x1="16.5cm" svg:y1="6.526cm" svg:x2="16.297cm" svg:y2="8.925cm">
            <text:p/>
          </draw:line>
          <draw:line draw:style-name="gr4" draw:text-style-name="P8" draw:layer="layout" svg:x1="16.501cm" svg:y1="6.526cm" svg:x2="16.7cm" svg:y2="8.727cm">
            <text:p/>
          </draw:line>
          <draw:line draw:style-name="gr4" draw:text-style-name="P8" draw:layer="layout" svg:x1="16.898cm" svg:y1="6.725cm" svg:x2="16.7cm" svg:y2="8.727cm">
            <text:p/>
          </draw:line>
          <draw:line draw:style-name="gr4" draw:text-style-name="P8" draw:layer="layout" svg:x1="16.902cm" svg:y1="6.725cm" svg:x2="17.101cm" svg:y2="8.326cm">
            <text:p/>
          </draw:line>
          <draw:line draw:style-name="gr4" draw:text-style-name="P8" draw:layer="layout" svg:x1="17.299cm" svg:y1="6.125cm" svg:x2="17.101cm" svg:y2="8.326cm">
            <text:p/>
          </draw:line>
          <draw:line draw:style-name="gr4" draw:text-style-name="P8" draw:layer="layout" svg:x1="17.299cm" svg:y1="6.125cm" svg:x2="20.302cm" svg:y2="6.125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4" smil:attributeName="visibility" smil:to="visible"/>
                  <anim:transitionFilter smil:dur="5s" smil:targetElement="id84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9">
        <draw:custom-shape draw:style-name="gr63" draw:text-style-name="P7" draw:layer="layout" svg:width="1.403cm" svg:height="6.403cm" svg:x="8.7cm" svg:y="12.325cm">
          <text:list text:style-name="L5">
            <text:list-header>
              <text:p text:style-name="P6"><text:span text:style-name="T5">S</text:span></text:p>
              <text:p text:style-name="P6"><text:span text:style-name="T6"/></text:p>
              <text:p text:style-name="P6"><text:span text:style-name="T6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Подавление дребезга контактов</text:p>
              </text:list-header>
            </text:list>
          </draw:text-box>
        </draw:frame>
        <draw:line draw:style-name="gr39" draw:text-style-name="P8" draw:layer="layout" svg:x1="3.898cm" svg:y1="9.525cm" svg:x2="3.898cm" svg:y2="7.325cm">
          <text:p/>
        </draw:line>
        <draw:custom-shape draw:style-name="gr64" draw:text-style-name="P10" draw:layer="layout" svg:width="3.003cm" svg:height="1.361cm" svg:x="2.5cm" svg:y="5.724cm">
          <text:list text:style-name="L5">
            <text:list-header>
              <text:p text:style-name="P9"><text:span text:style-name="T1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3.898cm" svg:y1="12.127cm" svg:x2="3.898cm" svg:y2="13.727cm">
          <text:p/>
        </draw:line>
        <draw:line draw:style-name="gr4" draw:text-style-name="P8" draw:layer="layout" svg:x1="0.097cm" svg:y1="15.725cm" svg:x2="1.499cm" svg:y2="15.725cm">
          <text:p/>
        </draw:line>
        <draw:line draw:style-name="gr55" draw:text-style-name="P8" xml:id="id85" draw:id="id85" draw:layer="layout" svg:x1="0.9cm" svg:y1="14.123cm" svg:x2="2.496cm" svg:y2="13.726cm">
          <text:p/>
        </draw:line>
        <draw:line draw:style-name="gr55" draw:text-style-name="P8" xml:id="id87" draw:id="id87" draw:layer="layout" svg:x1="0.9cm" svg:y1="14.124cm" svg:x2="2.496cm" svg:y2="14.124cm">
          <text:p/>
        </draw:line>
        <draw:custom-shape draw:style-name="gr65" draw:text-style-name="P7" draw:layer="layout" svg:width="1.2cm" svg:height="2.602cm" svg:x="3.298cm" svg:y="9.525cm">
          <text:list text:style-name="L5">
            <text:list-header>
              <text:p text:style-name="P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5" draw:text-style-name="P8" draw:layer="layout" svg:x1="0.9cm" svg:y1="14.124cm" svg:x2="0.9cm" svg:y2="15.721cm">
          <text:p/>
        </draw:line>
        <draw:line draw:style-name="gr55" draw:text-style-name="P8" draw:layer="layout" svg:x1="3.898cm" svg:y1="13.727cm" svg:x2="8.7cm" svg:y2="13.727cm">
          <text:p/>
        </draw:line>
        <draw:custom-shape draw:style-name="gr57" draw:text-style-name="P2" xml:id="id88" draw:id="id88" draw:layer="layout" svg:width="1.001cm" svg:height="1.001cm" svg:x="15.09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xml:id="id86" draw:id="id86" draw:layer="layout" svg:width="1.001cm" svg:height="1.001cm" svg:x="15.09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3.295cm" svg:y1="14.124cm" svg:x2="15.094cm" svg:y2="14.124cm">
          <text:p/>
        </draw:line>
        <draw:custom-shape draw:style-name="gr66" draw:text-style-name="P10" draw:layer="layout" svg:width="1.804cm" svg:height="1.361cm" svg:x="13.895cm" svg:y="12.7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7" draw:layer="layout" svg:width="3.201cm" svg:height="6.399cm" svg:x="10.094cm" svg:y="12.3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3.295cm" svg:y1="16.726cm" svg:x2="15.099cm" svg:y2="16.726cm">
          <text:p/>
        </draw:line>
        <draw:custom-shape draw:style-name="gr7" draw:text-style-name="P2" draw:layer="layout" svg:width="0.798cm" svg:height="0.802cm" svg:x="12.894cm" svg:y="16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0" draw:layer="layout" svg:width="1.804cm" svg:height="1.361cm" svg:x="6.698cm" svg:y="12.325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0" draw:layer="layout" svg:width="1.804cm" svg:height="1.361cm" svg:x="13.899cm" svg:y="15.32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4.098cm" svg:y1="15.527cm" svg:x2="14.896cm" svg:y2="15.527cm">
          <text:p/>
        </draw:line>
        <draw:line draw:style-name="gr4" draw:text-style-name="P8" draw:layer="layout" svg:x1="5.9cm" svg:y1="17.326cm" svg:x2="8.696cm" svg:y2="17.326cm">
          <text:p/>
        </draw:line>
        <draw:custom-shape draw:style-name="gr70" draw:text-style-name="P10" draw:layer="layout" svg:width="1.804cm" svg:height="1.361cm" svg:x="6.698cm" svg:y="15.769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5" draw:text-style-name="P8" xml:id="id89" draw:id="id89" draw:layer="layout" svg:x1="0.9cm" svg:y1="14.122cm" svg:x2="2.496cm" svg:y2="14.519cm">
          <text:p/>
        </draw:line>
        <draw:line draw:style-name="gr55" draw:text-style-name="P8" draw:layer="layout" svg:x1="2.5cm" svg:y1="13.727cm" svg:x2="3.898cm" svg:y2="13.727cm">
          <text:p/>
        </draw:line>
        <draw:line draw:style-name="gr55" draw:text-style-name="P8" draw:layer="layout" svg:x1="2.5cm" svg:y1="14.526cm" svg:x2="5.9cm" svg:y2="14.526cm">
          <text:p/>
        </draw:line>
        <draw:line draw:style-name="gr4" draw:text-style-name="P8" draw:layer="layout" svg:x1="5.9cm" svg:y1="12.127cm" svg:x2="5.9cm" svg:y2="14.526cm">
          <text:p/>
        </draw:line>
        <draw:custom-shape draw:style-name="gr71" draw:text-style-name="P7" draw:layer="layout" svg:width="1.2cm" svg:height="2.602cm" svg:x="5.3cm" svg:y="9.525cm">
          <text:list text:style-name="L5">
            <text:list-header>
              <text:p text:style-name="P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5" draw:text-style-name="P8" draw:layer="layout" svg:x1="3.898cm" svg:y1="8.727cm" svg:x2="5.9cm" svg:y2="8.727cm">
          <text:p/>
        </draw:line>
        <draw:line draw:style-name="gr4" draw:text-style-name="P8" draw:layer="layout" svg:x1="5.9cm" svg:y1="9.525cm" svg:x2="5.9cm" svg:y2="8.727cm">
          <text:p/>
        </draw:line>
        <draw:line draw:style-name="gr55" draw:text-style-name="P8" draw:layer="layout" svg:x1="5.9cm" svg:y1="14.526cm" svg:x2="5.9cm" svg:y2="17.326cm">
          <text:p/>
        </draw:line>
        <draw:custom-shape draw:style-name="gr7" draw:text-style-name="P2" draw:layer="layout" svg:width="0.798cm" svg:height="0.803cm" svg:x="8.299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2cm" svg:x="8.299cm" svg:y="16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6.897cm" svg:y1="12.528cm" svg:x2="7.695cm" svg:y2="12.528cm">
          <text:p/>
        </draw:line>
        <draw:line draw:style-name="gr4" draw:text-style-name="P8" draw:layer="layout" svg:x1="6.897cm" svg:y1="15.928cm" svg:x2="7.695cm" svg:y2="15.928cm">
          <text:p/>
        </draw:line>
        <draw:line draw:style-name="gr72" draw:text-style-name="P8" draw:layer="layout" svg:x1="8.7cm" svg:y1="7.522cm" svg:x2="8.705cm" svg:y2="4.537cm">
          <text:p/>
        </draw:line>
        <draw:line draw:style-name="gr73" draw:text-style-name="P8" draw:layer="layout" svg:x1="8.7cm" svg:y1="7.523cm" svg:x2="24.703cm" svg:y2="7.523cm">
          <text:p/>
        </draw:line>
        <draw:custom-shape draw:style-name="gr74" draw:text-style-name="P10" draw:layer="layout" svg:width="1.803cm" svg:height="1.513cm" svg:x="6.099cm" svg:y="4.723cm">
          <text:list text:style-name="L5">
            <text:list-header>
              <text:p text:style-name="P9"><text:span text:style-name="T5">U</text:span><text:span text:style-name="T1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0" draw:layer="layout" svg:width="1.804cm" svg:height="1.513cm" svg:x="6.698cm" svg:y="7.924cm">
          <text:list text:style-name="L5">
            <text:list-header>
              <text:p text:style-name="P9"><text:span text:style-name="T5">U</text:span><text:span text:style-name="T1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6" draw:text-style-name="P8" draw:layer="layout" svg:x1="8.7cm" svg:y1="10.526cm" svg:x2="24.5cm" svg:y2="10.526cm">
          <text:p/>
        </draw:line>
        <draw:g xml:id="id90" draw:id="id90">
          <draw:line draw:style-name="gr4" draw:text-style-name="P8" draw:layer="layout" svg:x1="8.7cm" svg:y1="7.452cm" svg:x2="11.703cm" svg:y2="7.452cm">
            <text:p/>
          </draw:line>
          <draw:line draw:style-name="gr4" draw:text-style-name="P8" draw:layer="layout" svg:x1="11.901cm" svg:y1="5.569cm" svg:x2="11.698cm" svg:y2="7.452cm">
            <text:p/>
          </draw:line>
          <draw:line draw:style-name="gr4" draw:text-style-name="P8" draw:layer="layout" svg:x1="11.902cm" svg:y1="5.569cm" svg:x2="12.1cm" svg:y2="7.298cm">
            <text:p/>
          </draw:line>
          <draw:line draw:style-name="gr4" draw:text-style-name="P8" draw:layer="layout" svg:x1="12.298cm" svg:y1="5.724cm" svg:x2="12.099cm" svg:y2="7.298cm">
            <text:p/>
          </draw:line>
          <draw:line draw:style-name="gr4" draw:text-style-name="P8" draw:layer="layout" svg:x1="12.303cm" svg:y1="5.724cm" svg:x2="12.502cm" svg:y2="6.981cm">
            <text:p/>
          </draw:line>
          <draw:line draw:style-name="gr4" draw:text-style-name="P8" draw:layer="layout" svg:x1="12.7cm" svg:y1="5.252cm" svg:x2="12.502cm" svg:y2="6.981cm">
            <text:p/>
          </draw:line>
          <draw:line draw:style-name="gr4" draw:text-style-name="P8" draw:layer="layout" svg:x1="12.7cm" svg:y1="5.252cm" svg:x2="17.701cm" svg:y2="5.252cm">
            <text:p/>
          </draw:line>
          <draw:line draw:style-name="gr77" draw:text-style-name="P8" draw:layer="layout" svg:x1="8.7cm" svg:y1="10.507cm" svg:x2="8.705cm" svg:y2="7.522cm">
            <text:p/>
          </draw:line>
          <draw:line draw:style-name="gr4" draw:text-style-name="P8" draw:layer="layout" svg:x1="14.9cm" svg:y1="10.526cm" svg:x2="17.903cm" svg:y2="10.526cm">
            <text:p/>
          </draw:line>
          <draw:line draw:style-name="gr4" draw:text-style-name="P8" draw:layer="layout" svg:x1="13.503cm" svg:y1="8.326cm" svg:x2="13.701cm" svg:y2="10.054cm">
            <text:p/>
          </draw:line>
          <draw:line draw:style-name="gr4" draw:text-style-name="P8" draw:layer="layout" svg:x1="13.899cm" svg:y1="8.643cm" svg:x2="13.701cm" svg:y2="10.054cm">
            <text:p/>
          </draw:line>
          <draw:line draw:style-name="gr4" draw:text-style-name="P8" draw:layer="layout" svg:x1="13.899cm" svg:y1="8.643cm" svg:x2="14.098cm" svg:y2="9.9cm">
            <text:p/>
          </draw:line>
          <draw:line draw:style-name="gr4" draw:text-style-name="P8" draw:layer="layout" svg:x1="14.3cm" svg:y1="8.326cm" svg:x2="14.101cm" svg:y2="9.9cm">
            <text:p/>
          </draw:line>
          <draw:line draw:style-name="gr4" draw:text-style-name="P8" draw:layer="layout" svg:x1="14.301cm" svg:y1="8.326cm" svg:x2="14.499cm" svg:y2="10.209cm">
            <text:p/>
          </draw:line>
          <draw:line draw:style-name="gr4" draw:text-style-name="P8" draw:layer="layout" svg:x1="14.697cm" svg:y1="8.643cm" svg:x2="14.498cm" svg:y2="10.213cm">
            <text:p/>
          </draw:line>
          <draw:line draw:style-name="gr4" draw:text-style-name="P8" draw:layer="layout" svg:x1="14.702cm" svg:y1="8.643cm" svg:x2="14.9cm" svg:y2="10.526cm">
            <text:p/>
          </draw:line>
          <draw:line draw:style-name="gr4" draw:text-style-name="P8" draw:layer="layout" svg:x1="8.7cm" svg:y1="8.326cm" svg:x2="13.498cm" svg:y2="8.326cm">
            <text:p/>
          </draw:line>
        </draw:g>
        <draw:g xml:id="id91" draw:id="id91">
          <draw:line draw:style-name="gr4" draw:text-style-name="P8" draw:layer="layout" svg:x1="21.101cm" svg:y1="7.523cm" svg:x2="23.301cm" svg:y2="7.523cm">
            <text:p/>
          </draw:line>
          <draw:line draw:style-name="gr4" draw:text-style-name="P8" draw:layer="layout" svg:x1="19.703cm" svg:y1="5.323cm" svg:x2="19.901cm" svg:y2="7.051cm">
            <text:p/>
          </draw:line>
          <draw:line draw:style-name="gr4" draw:text-style-name="P8" draw:layer="layout" svg:x1="20.099cm" svg:y1="5.64cm" svg:x2="19.9cm" svg:y2="7.051cm">
            <text:p/>
          </draw:line>
          <draw:line draw:style-name="gr4" draw:text-style-name="P8" draw:layer="layout" svg:x1="20.1cm" svg:y1="5.64cm" svg:x2="20.298cm" svg:y2="6.897cm">
            <text:p/>
          </draw:line>
          <draw:line draw:style-name="gr4" draw:text-style-name="P8" draw:layer="layout" svg:x1="20.5cm" svg:y1="5.323cm" svg:x2="20.301cm" svg:y2="6.897cm">
            <text:p/>
          </draw:line>
          <draw:line draw:style-name="gr4" draw:text-style-name="P8" draw:layer="layout" svg:x1="20.501cm" svg:y1="5.323cm" svg:x2="20.699cm" svg:y2="7.205cm">
            <text:p/>
          </draw:line>
          <draw:line draw:style-name="gr4" draw:text-style-name="P8" draw:layer="layout" svg:x1="20.897cm" svg:y1="5.64cm" svg:x2="20.698cm" svg:y2="7.21cm">
            <text:p/>
          </draw:line>
          <draw:line draw:style-name="gr4" draw:text-style-name="P8" draw:layer="layout" svg:x1="20.902cm" svg:y1="5.64cm" svg:x2="21.101cm" svg:y2="7.523cm">
            <text:p/>
          </draw:line>
          <draw:line draw:style-name="gr4" draw:text-style-name="P8" draw:layer="layout" svg:x1="18.9cm" svg:y1="8.326cm" svg:x2="23.301cm" svg:y2="8.326cm">
            <text:p/>
          </draw:line>
          <draw:line draw:style-name="gr4" draw:text-style-name="P8" draw:layer="layout" svg:x1="18.101cm" svg:y1="8.643cm" svg:x2="17.898cm" svg:y2="10.526cm">
            <text:p/>
          </draw:line>
          <draw:line draw:style-name="gr4" draw:text-style-name="P8" draw:layer="layout" svg:x1="18.102cm" svg:y1="8.643cm" svg:x2="18.3cm" svg:y2="10.372cm">
            <text:p/>
          </draw:line>
          <draw:line draw:style-name="gr4" draw:text-style-name="P8" draw:layer="layout" svg:x1="18.498cm" svg:y1="8.797cm" svg:x2="18.299cm" svg:y2="10.372cm">
            <text:p/>
          </draw:line>
          <draw:line draw:style-name="gr4" draw:text-style-name="P8" draw:layer="layout" svg:x1="18.503cm" svg:y1="8.797cm" svg:x2="18.702cm" svg:y2="10.054cm">
            <text:p/>
          </draw:line>
          <draw:line draw:style-name="gr4" draw:text-style-name="P8" draw:layer="layout" svg:x1="18.9cm" svg:y1="8.326cm" svg:x2="18.702cm" svg:y2="10.054cm">
            <text:p/>
          </draw:line>
          <draw:line draw:style-name="gr4" draw:text-style-name="P8" draw:layer="layout" svg:x1="17.701cm" svg:y1="5.252cm" svg:x2="19.703cm" svg:y2="5.252cm">
            <text:p/>
          </draw:line>
        </draw:g>
        <draw:custom-shape draw:style-name="gr78" draw:text-style-name="P7" xml:id="id92" draw:id="id92" draw:layer="layout" svg:width="5.001cm" svg:height="0.803cm" svg:x="8.7cm" svg:y="7.523cm">
          <text:list text:style-name="L5">
            <text:list-header>
              <text:p text:style-name="P6"><text:span text:style-name="T16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7" xml:id="id93" draw:id="id93" draw:layer="layout" svg:width="6.2cm" svg:height="0.803cm" svg:x="13.701cm" svg:y="7.523cm">
          <text:list text:style-name="L5">
            <text:list-header>
              <text:p text:style-name="P6"><text:span text:style-name="T16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7" xml:id="id94" draw:id="id94" draw:layer="layout" svg:width="3.4cm" svg:height="0.803cm" svg:x="19.901cm" svg:y="7.523cm">
          <text:list text:style-name="L5">
            <text:list-header>
              <text:p text:style-name="P6"><text:span text:style-name="T16">S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95" draw:id="id95">
          <draw:line draw:style-name="gr81" draw:text-style-name="P8" draw:layer="layout" svg:x1="8.7cm" svg:y1="8.524cm" svg:x2="13.701cm" svg:y2="8.524cm">
            <text:p/>
          </draw:line>
          <draw:line draw:style-name="gr81" draw:text-style-name="P8" draw:layer="layout" svg:x1="13.701cm" svg:y1="8.524cm" svg:x2="13.899cm" svg:y2="10.526cm">
            <text:p/>
          </draw:line>
          <draw:line draw:style-name="gr81" draw:text-style-name="P8" draw:layer="layout" svg:x1="13.899cm" svg:y1="10.526cm" svg:x2="19.901cm" svg:y2="10.526cm">
            <text:p/>
          </draw:line>
          <draw:line draw:style-name="gr81" draw:text-style-name="P8" draw:layer="layout" svg:x1="20.099cm" svg:y1="8.524cm" svg:x2="19.9cm" svg:y2="10.526cm">
            <text:p/>
          </draw:line>
          <draw:line draw:style-name="gr81" draw:text-style-name="P8" draw:layer="layout" svg:x1="20.1cm" svg:y1="8.524cm" svg:x2="23.301cm" svg:y2="8.524cm">
            <text:p/>
          </draw:line>
        </draw:g>
        <draw:custom-shape draw:style-name="gr82" draw:text-style-name="P10" draw:layer="layout" svg:width="1.804cm" svg:height="1.361cm" svg:x="23.596cm" svg:y="10.927cm">
          <text:list text:style-name="L5">
            <text:list-header>
              <text:p text:style-name="P9"><text:span text:style-name="T5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3" draw:text-style-name="P8" draw:layer="layout" svg:x1="8.7cm" svg:y1="10.525cm" svg:x2="8.705cm" svg:y2="7.54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0" smil:attributeName="visibility" smil:to="visible"/>
                  <anim:transitionFilter smil:dur="5s" smil:targetElement="id9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1" smil:attributeName="visibility" smil:to="visible"/>
                  <anim:transitionFilter smil:dur="5s" smil:targetElement="id9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2" smil:attributeName="visibility" smil:to="visible"/>
                  <anim:transitionFilter smil:dur="0.5s" smil:targetElement="id9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3" smil:attributeName="visibility" smil:to="visible"/>
                  <anim:transitionFilter smil:dur="0.5s" smil:targetElement="id9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4" smil:attributeName="visibility" smil:to="visible"/>
                  <anim:transitionFilter smil:dur="0.5s" smil:targetElement="id9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5s" smil:targetElement="id95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7">Одноступенчатый синхронный </text:span><text:span text:style-name="T8">RS-</text:span><text:span text:style-name="T7">Триггер</text:span></text:p>
              </text:list-header>
            </text:list>
          </draw:text-box>
        </draw:frame>
        <draw:custom-shape draw:style-name="gr84" draw:text-style-name="P7" draw:layer="layout" svg:width="1.403cm" svg:height="6.403cm" svg:x="2.09cm" svg:y="9.5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094cm" svg:y1="11.324cm" svg:x2="7.893cm" svg:y2="11.324cm">
          <text:p/>
        </draw:line>
        <draw:custom-shape draw:style-name="gr85" draw:text-style-name="P10" draw:layer="layout" svg:width="1.804cm" svg:height="1.361cm" svg:x="6.694cm" svg:y="9.9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7" draw:layer="layout" svg:width="2.601cm" svg:height="6.399cm" svg:x="3.493cm" svg:y="9.5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094cm" svg:y1="13.926cm" svg:x2="7.898cm" svg:y2="13.926cm">
          <text:p/>
        </draw:line>
        <draw:custom-shape draw:style-name="gr7" draw:text-style-name="P2" draw:layer="layout" svg:width="0.798cm" svg:height="0.802cm" svg:x="5.693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0" draw:layer="layout" svg:width="1.804cm" svg:height="1.361cm" svg:x="0.097cm" svg:y="9.124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0" draw:layer="layout" svg:width="1.804cm" svg:height="1.361cm" svg:x="6.694cm" svg:y="12.52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6.897cm" svg:y1="12.726cm" svg:x2="7.695cm" svg:y2="12.726cm">
          <text:p/>
        </draw:line>
        <draw:line draw:style-name="gr4" draw:text-style-name="P8" draw:layer="layout" svg:x1="0.295cm" svg:y1="10.522cm" svg:x2="2.095cm" svg:y2="10.522cm">
          <text:p/>
        </draw:line>
        <draw:line draw:style-name="gr4" draw:text-style-name="P8" draw:layer="layout" svg:x1="0.295cm" svg:y1="15.125cm" svg:x2="2.095cm" svg:y2="15.125cm">
          <text:p/>
        </draw:line>
        <draw:custom-shape draw:style-name="gr89" draw:text-style-name="P10" draw:layer="layout" svg:width="1.804cm" svg:height="1.361cm" svg:x="0.097cm" svg:y="13.727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0.295cm" svg:y1="12.925cm" svg:x2="2.095cm" svg:y2="12.925cm">
          <text:p/>
        </draw:line>
        <draw:custom-shape draw:style-name="gr90" draw:text-style-name="P10" draw:layer="layout" svg:width="1.804cm" svg:height="1.361cm" svg:x="0.097cm" svg:y="11.5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1.303cm" svg:y1="6.923cm" svg:x2="24.902cm" svg:y2="6.923cm">
          <text:p/>
        </draw:line>
        <draw:line draw:style-name="gr4" draw:text-style-name="P8" draw:layer="layout" svg:x1="21.303cm" svg:y1="14.724cm" svg:x2="24.902cm" svg:y2="14.724cm">
          <text:p/>
        </draw:line>
        <draw:custom-shape draw:style-name="gr91" draw:text-style-name="P7" draw:layer="layout" svg:width="2.601cm" svg:height="4.203cm" svg:x="18.702cm" svg:y="4.921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2.601cm" svg:height="4.202cm" svg:x="18.702cm" svg:y="12.524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20.902cm" svg:y="6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2cm" svg:x="20.902cm" svg:y="14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0" draw:layer="layout" svg:width="1.402cm" svg:height="1.361cm" svg:x="23.698cm" svg:y="5.521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0" draw:layer="layout" svg:width="1.2cm" svg:height="1.361cm" svg:x="23.702cm" svg:y="13.322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3.901cm" svg:y1="13.326cm" svg:x2="24.699cm" svg:y2="13.326cm">
          <text:p/>
        </draw:line>
        <draw:line draw:style-name="gr27" draw:text-style-name="P8" draw:layer="layout" svg:x1="23.103cm" svg:y1="6.919cm" svg:x2="23.103cm" svg:y2="9.124cm">
          <text:p/>
        </draw:line>
        <draw:line draw:style-name="gr4" draw:text-style-name="P8" draw:layer="layout" svg:x1="16.902cm" svg:y1="11.924cm" svg:x2="23.103cm" svg:y2="9.124cm">
          <text:p/>
        </draw:line>
        <draw:line draw:style-name="gr4" draw:text-style-name="P8" draw:layer="layout" svg:x1="16.902cm" svg:y1="13.723cm" svg:x2="18.702cm" svg:y2="13.723cm">
          <text:p/>
        </draw:line>
        <draw:line draw:style-name="gr4" draw:text-style-name="P8" draw:layer="layout" svg:x1="16.902cm" svg:y1="11.924cm" svg:x2="16.898cm" svg:y2="13.723cm">
          <text:p/>
        </draw:line>
        <draw:line draw:style-name="gr27" draw:text-style-name="P8" draw:layer="layout" svg:x1="23.103cm" svg:y1="14.728cm" svg:x2="23.103cm" svg:y2="12.524cm">
          <text:p/>
        </draw:line>
        <draw:line draw:style-name="gr4" draw:text-style-name="P8" draw:layer="layout" svg:x1="16.902cm" svg:y1="9.723cm" svg:x2="23.103cm" svg:y2="12.524cm">
          <text:p/>
        </draw:line>
        <draw:line draw:style-name="gr4" draw:text-style-name="P8" draw:layer="layout" svg:x1="16.902cm" svg:y1="7.92cm" svg:x2="18.702cm" svg:y2="7.92cm">
          <text:p/>
        </draw:line>
        <draw:line draw:style-name="gr4" draw:text-style-name="P8" draw:layer="layout" svg:x1="16.902cm" svg:y1="7.92cm" svg:x2="16.898cm" svg:y2="9.719cm">
          <text:p/>
        </draw:line>
        <draw:line draw:style-name="gr4" draw:text-style-name="P8" draw:layer="layout" svg:x1="15.5cm" svg:y1="6.125cm" svg:x2="18.702cm" svg:y2="6.121cm">
          <text:p/>
        </draw:line>
        <draw:line draw:style-name="gr4" draw:text-style-name="P8" draw:layer="layout" svg:x1="15.5cm" svg:y1="15.725cm" svg:x2="18.702cm" svg:y2="15.725cm">
          <text:p/>
        </draw:line>
        <draw:custom-shape draw:style-name="gr95" draw:text-style-name="P7" draw:layer="layout" svg:width="2.602cm" svg:height="11.8cm" svg:x="12.898cm" svg:y="4.926cm">
          <text:list text:style-name="L5">
            <text:list-header>
              <text:p text:style-name="P6"><text:span text:style-name="T14">КС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10" draw:layer="layout" svg:width="1.803cm" svg:height="1.361cm" svg:x="10.901cm" svg:y="5.525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099cm" svg:y1="6.923cm" svg:x2="12.898cm" svg:y2="6.923cm">
          <text:p/>
        </draw:line>
        <draw:line draw:style-name="gr4" draw:text-style-name="P8" draw:layer="layout" svg:x1="11.099cm" svg:y1="14.927cm" svg:x2="12.898cm" svg:y2="14.927cm">
          <text:p/>
        </draw:line>
        <draw:custom-shape draw:style-name="gr97" draw:text-style-name="P10" draw:layer="layout" svg:width="1.803cm" svg:height="1.361cm" svg:x="10.901cm" svg:y="13.529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099cm" svg:y1="10.724cm" svg:x2="12.898cm" svg:y2="10.724cm">
          <text:p/>
        </draw:line>
        <draw:custom-shape draw:style-name="gr98" draw:text-style-name="P10" draw:layer="layout" svg:width="1.803cm" svg:height="1.361cm" svg:x="10.901cm" svg:y="9.3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0" draw:layer="layout" svg:width="1.803cm" svg:height="1.361cm" svg:x="15.699cm" svg:y="4.723cm">
          <text:list text:style-name="L5">
            <text:list-header>
              <text:p text:style-name="P9"><text:span text:style-name="T5">S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0" draw:layer="layout" svg:width="1.803cm" svg:height="1.361cm" svg:x="15.699cm" svg:y="14.327cm">
          <text:list text:style-name="L5">
            <text:list-header>
              <text:p text:style-name="P9"><text:span text:style-name="T5">R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5.901cm" svg:y1="14.526cm" svg:x2="16.7cm" svg:y2="14.526cm">
          <text:p/>
        </draw:line>
        <draw:line draw:style-name="gr4" draw:text-style-name="P8" draw:layer="layout" svg:x1="15.901cm" svg:y1="4.926cm" svg:x2="16.7cm" svg:y2="4.926cm">
          <text:p/>
        </draw:lin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2">Одноступенчатые синхронные триггеры</text:span></text:p>
              </text:list-header>
            </text:list>
          </draw:text-box>
        </draw:frame>
        <draw:custom-shape draw:style-name="gr101" draw:text-style-name="P15" draw:layer="layout" svg:width="12.202cm" svg:height="1.361cm" svg:x="6.5cm" svg:y="7.523cm">
          <text:list text:style-name="L5">
            <text:list-header>
              <text:p text:style-name="P14"><text:span text:style-name="T5">S’ =S&amp;C</text:span><text:span text:style-name="T5"><text:tab/></text:span><text:span text:style-name="T5"><text:tab/></text:span><text:span text:style-name="T5">R’=R&amp;C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6.703cm" svg:y1="7.523cm" svg:x2="7.501cm" svg:y2="7.523cm">
          <text:p/>
        </draw:line>
        <draw:line draw:style-name="gr4" draw:text-style-name="P8" draw:layer="layout" svg:x1="14.301cm" svg:y1="7.523cm" svg:x2="15.099cm" svg:y2="7.523cm">
          <text:p/>
        </draw:line>
        <draw:line draw:style-name="gr4" draw:text-style-name="P8" draw:layer="layout" svg:x1="16.1cm" svg:y1="7.523cm" svg:x2="18.102cm" svg:y2="7.523cm">
          <text:p/>
        </draw:line>
        <draw:line draw:style-name="gr4" draw:text-style-name="P8" draw:layer="layout" svg:x1="8.7cm" svg:y1="7.523cm" svg:x2="10.702cm" svg:y2="7.523cm">
          <text:p/>
        </draw:line>
        <draw:custom-shape draw:style-name="gr102" draw:text-style-name="P15" draw:layer="layout" svg:width="12.202cm" svg:height="1.361cm" svg:x="6.5cm" svg:y="11.527cm">
          <text:list text:style-name="L5">
            <text:list-header>
              <text:p text:style-name="P14"><text:span text:style-name="T5">S’ =S|C</text:span><text:span text:style-name="T5"><text:tab/></text:span><text:span text:style-name="T5"><text:tab/></text:span><text:span text:style-name="T5">R’=R|C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6.703cm" svg:y1="11.527cm" svg:x2="7.501cm" svg:y2="11.527cm">
          <text:p/>
        </draw:line>
        <draw:line draw:style-name="gr4" draw:text-style-name="P8" draw:layer="layout" svg:x1="14.301cm" svg:y1="11.527cm" svg:x2="15.099cm" svg:y2="11.527cm">
          <text:p/>
        </draw:line>
        <presentation:notes draw:style-name="dp2">
          <draw:page-thumbnail draw:style-name="gr1" draw:layer="layout" svg:width="12.664cm" svg:height="9.489cm" svg:x="3.193cm" svg:y="1.922cm" draw:page-number="1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7">Одноступенчатый синхронный </text:span><text:span text:style-name="T8">RS-</text:span><text:span text:style-name="T7">Триггер</text:span></text:p>
              </text:list-header>
            </text:list>
          </draw:text-box>
        </draw:frame>
        <draw:line draw:style-name="gr4" draw:text-style-name="P8" draw:layer="layout" svg:x1="13.101cm" svg:y1="7.325cm" svg:x2="16.7cm" svg:y2="7.325cm">
          <text:p/>
        </draw:line>
        <draw:line draw:style-name="gr4" draw:text-style-name="P8" draw:layer="layout" svg:x1="13.101cm" svg:y1="15.125cm" svg:x2="16.7cm" svg:y2="15.125cm">
          <text:p/>
        </draw:line>
        <draw:custom-shape draw:style-name="gr103" draw:text-style-name="P7" xml:id="id97" draw:id="id97" draw:layer="layout" svg:width="2.601cm" svg:height="4.202cm" svg:x="10.5cm" svg:y="5.323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7" xml:id="id98" draw:id="id98" draw:layer="layout" svg:width="2.601cm" svg:height="4.202cm" svg:x="10.5cm" svg:y="12.925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2.7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12.7cm" svg:y="14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0" draw:layer="layout" svg:width="1.402cm" svg:height="1.361cm" svg:x="15.496cm" svg:y="5.922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0" draw:layer="layout" svg:width="1.2cm" svg:height="1.361cm" svg:x="15.5cm" svg:y="13.723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5.699cm" svg:y1="13.727cm" svg:x2="16.497cm" svg:y2="13.727cm">
          <text:p/>
        </draw:line>
        <draw:line draw:style-name="gr27" draw:text-style-name="P8" draw:layer="layout" svg:x1="14.9cm" svg:y1="7.32cm" svg:x2="14.9cm" svg:y2="9.525cm">
          <text:p/>
        </draw:line>
        <draw:line draw:style-name="gr4" draw:text-style-name="P8" draw:layer="layout" svg:x1="8.7cm" svg:y1="12.325cm" svg:x2="14.9cm" svg:y2="9.525cm">
          <text:p/>
        </draw:line>
        <draw:line draw:style-name="gr4" draw:text-style-name="P8" draw:layer="layout" svg:x1="8.7cm" svg:y1="14.124cm" svg:x2="10.5cm" svg:y2="14.124cm">
          <text:p/>
        </draw:line>
        <draw:line draw:style-name="gr4" draw:text-style-name="P8" draw:layer="layout" svg:x1="8.7cm" svg:y1="12.325cm" svg:x2="8.696cm" svg:y2="14.124cm">
          <text:p/>
        </draw:line>
        <draw:line draw:style-name="gr27" draw:text-style-name="P8" draw:layer="layout" svg:x1="14.9cm" svg:y1="15.129cm" svg:x2="14.9cm" svg:y2="12.924cm">
          <text:p/>
        </draw:line>
        <draw:line draw:style-name="gr4" draw:text-style-name="P8" draw:layer="layout" svg:x1="8.7cm" svg:y1="10.125cm" svg:x2="14.9cm" svg:y2="12.925cm">
          <text:p/>
        </draw:line>
        <draw:line draw:style-name="gr4" draw:text-style-name="P8" draw:layer="layout" svg:x1="8.7cm" svg:y1="8.321cm" svg:x2="10.5cm" svg:y2="8.321cm">
          <text:p/>
        </draw:line>
        <draw:line draw:style-name="gr4" draw:text-style-name="P8" draw:layer="layout" svg:x1="8.7cm" svg:y1="8.321cm" svg:x2="8.696cm" svg:y2="10.12cm">
          <text:p/>
        </draw:line>
        <draw:line draw:style-name="gr4" draw:text-style-name="P8" draw:layer="layout" svg:x1="7.298cm" svg:y1="6.526cm" svg:x2="10.5cm" svg:y2="6.522cm">
          <text:p/>
        </draw:line>
        <draw:line draw:style-name="gr4" draw:text-style-name="P8" draw:layer="layout" svg:x1="7.298cm" svg:y1="16.126cm" svg:x2="10.5cm" svg:y2="16.126cm">
          <text:p/>
        </draw:line>
        <draw:custom-shape draw:style-name="gr107" draw:text-style-name="P10" draw:layer="layout" svg:width="1.803cm" svg:height="1.361cm" svg:x="2.699cm" svg:y="5.124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.897cm" svg:y1="6.522cm" svg:x2="4.696cm" svg:y2="6.522cm">
          <text:p/>
        </draw:line>
        <draw:line draw:style-name="gr4" draw:text-style-name="P8" draw:layer="layout" svg:x1="2.897cm" svg:y1="16.329cm" svg:x2="4.696cm" svg:y2="16.329cm">
          <text:p/>
        </draw:line>
        <draw:custom-shape draw:style-name="gr108" draw:text-style-name="P10" draw:layer="layout" svg:width="1.803cm" svg:height="1.361cm" svg:x="2.699cm" svg:y="14.931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.098cm" svg:y1="11.126cm" svg:x2="2.897cm" svg:y2="11.126cm">
          <text:p/>
        </draw:line>
        <draw:custom-shape draw:style-name="gr109" draw:text-style-name="P10" draw:layer="layout" svg:width="1.803cm" svg:height="1.361cm" svg:x="0.9cm" svg:y="9.728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10" draw:layer="layout" svg:width="1.803cm" svg:height="1.361cm" svg:x="7.497cm" svg:y="5.124cm">
          <text:list text:style-name="L5">
            <text:list-header>
              <text:p text:style-name="P9"><text:span text:style-name="T5">S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0" draw:layer="layout" svg:width="1.803cm" svg:height="1.361cm" svg:x="7.497cm" svg:y="14.728cm">
          <text:list text:style-name="L5">
            <text:list-header>
              <text:p text:style-name="P9"><text:span text:style-name="T5">R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7.699cm" svg:y1="14.927cm" svg:x2="8.498cm" svg:y2="14.927cm">
          <text:p/>
        </draw:line>
        <draw:line draw:style-name="gr4" draw:text-style-name="P8" draw:layer="layout" svg:x1="7.699cm" svg:y1="5.327cm" svg:x2="8.498cm" svg:y2="5.327cm">
          <text:p/>
        </draw:line>
        <draw:custom-shape draw:style-name="gr112" draw:text-style-name="P7" xml:id="id96" draw:id="id96" draw:layer="layout" svg:width="2.602cm" svg:height="4.202cm" svg:x="4.696cm" svg:y="5.323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3" draw:text-style-name="P7" draw:layer="layout" svg:width="2.602cm" svg:height="4.202cm" svg:x="4.696cm" svg:y="12.925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6.897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6.897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8" draw:layer="layout" svg:x1="2.897cm" svg:y1="11.13cm" svg:x2="2.897cm" svg:y2="8.524cm">
          <text:p/>
        </draw:line>
        <draw:line draw:style-name="gr4" draw:text-style-name="P8" draw:layer="layout" svg:x1="2.897cm" svg:y1="8.524cm" svg:x2="4.696cm" svg:y2="8.524cm">
          <text:p/>
        </draw:line>
        <draw:line draw:style-name="gr4" draw:text-style-name="P8" draw:layer="layout" svg:x1="2.897cm" svg:y1="14.129cm" svg:x2="4.696cm" svg:y2="14.129cm">
          <text:p/>
        </draw:line>
        <draw:line draw:style-name="gr4" draw:text-style-name="P8" draw:layer="layout" svg:x1="2.905cm" svg:y1="11.329cm" svg:x2="2.896cm" svg:y2="14.124cm">
          <text:p/>
        </draw:line>
        <draw:custom-shape draw:style-name="gr114" draw:text-style-name="P10" draw:layer="layout" svg:width="10.301cm" svg:height="3.338cm" svg:x="15.099cm" svg:y="9.715cm">
          <text:list text:style-name="L5">
            <text:list-header>
              <text:p text:style-name="P9"><text:span text:style-name="T5">t</text:span><text:span text:style-name="T13">зад</text:span><text:span text:style-name="T15">.</text:span><text:span text:style-name="T13">пер.</text:span><text:span text:style-name="T6">=(1+2)</text:span><text:span text:style-name="T5">t</text:span><text:span text:style-name="T13">зад.эл</text:span><text:span text:style-name="T6">=</text:span></text:p>
              <text:p text:style-name="P9"><text:span text:style-name="T6">=3</text:span><text:span text:style-name="T5">t</text:span><text:span text:style-name="T13">зад.эл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96" smil:attributeName="color" smil:to="#99cccc" anim:color-interpolation="rgb" anim:color-interpolation-direction="clockwise"/>
                  <anim:animateColor smil:dur="0.1s" smil:fill="hold" smil:targetElement="id96" smil:attributeName="fill-color" smil:to="#99cccc" anim:color-interpolation="rgb" anim:color-interpolation-direction="clockwise"/>
                  <anim:set smil:dur="0.1s" smil:fill="hold" smil:targetElement="id96" smil:attributeName="fill" smil:to="solid"/>
                  <anim:animateTransform smil:begin="0s" smil:dur="0.1s" smil:fill="hold" smil:targetElement="id96" smil:by="2" smil:attributeName="transform" svg:type="rotate"/>
                  <anim:animateTransform smil:begin="0.2s" smil:dur="0.2s" smil:fill="hold" smil:targetElement="id96" smil:by="-4" smil:attributeName="transform" svg:type="rotate"/>
                  <anim:animateTransform smil:begin="0.4s" smil:dur="0.2s" smil:fill="hold" smil:targetElement="id96" smil:by="4" smil:attributeName="transform" svg:type="rotate"/>
                  <anim:animateTransform smil:begin="0.6s" smil:dur="0.2s" smil:fill="hold" smil:targetElement="id96" smil:by="-4" smil:attributeName="transform" svg:type="rotate"/>
                  <anim:animateTransform smil:begin="0.8s" smil:dur="0.2s" smil:fill="hold" smil:targetElement="id96" smil:by="2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97" smil:attributeName="color" smil:to="#99cccc" anim:color-interpolation="rgb" anim:color-interpolation-direction="clockwise"/>
                  <anim:animateColor smil:dur="0.1s" smil:fill="hold" smil:targetElement="id97" smil:attributeName="fill-color" smil:to="#99cccc" anim:color-interpolation="rgb" anim:color-interpolation-direction="clockwise"/>
                  <anim:set smil:dur="0.1s" smil:fill="hold" smil:targetElement="id97" smil:attributeName="fill" smil:to="solid"/>
                  <anim:animateTransform smil:begin="0s" smil:dur="0.1s" smil:fill="hold" smil:targetElement="id97" smil:by="2" smil:attributeName="transform" svg:type="rotate"/>
                  <anim:animateTransform smil:begin="0.2s" smil:dur="0.2s" smil:fill="hold" smil:targetElement="id97" smil:by="-4" smil:attributeName="transform" svg:type="rotate"/>
                  <anim:animateTransform smil:begin="0.4s" smil:dur="0.2s" smil:fill="hold" smil:targetElement="id97" smil:by="4" smil:attributeName="transform" svg:type="rotate"/>
                  <anim:animateTransform smil:begin="0.6s" smil:dur="0.2s" smil:fill="hold" smil:targetElement="id97" smil:by="-4" smil:attributeName="transform" svg:type="rotate"/>
                  <anim:animateTransform smil:begin="0.8s" smil:dur="0.2s" smil:fill="hold" smil:targetElement="id97" smil:by="2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98" smil:attributeName="color" smil:to="#99cccc" anim:color-interpolation="rgb" anim:color-interpolation-direction="clockwise"/>
                  <anim:animateColor smil:dur="0.1s" smil:fill="hold" smil:targetElement="id98" smil:attributeName="fill-color" smil:to="#99cccc" anim:color-interpolation="rgb" anim:color-interpolation-direction="clockwise"/>
                  <anim:set smil:dur="0.1s" smil:fill="hold" smil:targetElement="id98" smil:attributeName="fill" smil:to="solid"/>
                  <anim:animateTransform smil:begin="0s" smil:dur="0.1s" smil:fill="hold" smil:targetElement="id98" smil:by="2" smil:attributeName="transform" svg:type="rotate"/>
                  <anim:animateTransform smil:begin="0.2s" smil:dur="0.2s" smil:fill="hold" smil:targetElement="id98" smil:by="-4" smil:attributeName="transform" svg:type="rotate"/>
                  <anim:animateTransform smil:begin="0.4s" smil:dur="0.2s" smil:fill="hold" smil:targetElement="id98" smil:by="4" smil:attributeName="transform" svg:type="rotate"/>
                  <anim:animateTransform smil:begin="0.6s" smil:dur="0.2s" smil:fill="hold" smil:targetElement="id98" smil:by="-4" smil:attributeName="transform" svg:type="rotate"/>
                  <anim:animateTransform smil:begin="0.8s" smil:dur="0.2s" smil:fill="hold" smil:targetElement="id98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2.664cm" svg:height="9.489cm" svg:x="3.193cm" svg:y="1.922cm" draw:page-number="1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4T8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Одноступенчатый </text:span><text:span text:style-name="T4">D-</text:span><text:span text:style-name="T3">триггер</text:span></text:p>
              </text:list-header>
            </text:list>
          </draw:text-box>
        </draw:frame>
        <draw:frame draw:layer="layout" svg:width="9.462cm" svg:height="5.421cm" svg:x="13.498cm" svg:y="8.727cm">
          <table:table>
            <table:table-column table:style-name="co4"/>
            <table:table-column table:style-name="co3"/>
            <table:table-column table:style-name="co3"/>
            <table:table-row table:style-name="ro2">
              <table:table-cell table:style-name="ce37">
                <text:list text:style-name="L7">
                  <text:list-header>
                    <text:p text:style-name="P13"><text:span text:style-name="T11">D</text:span></text:p>
                  </text:list-header>
                </text:list>
              </table:table-cell>
              <table:table-cell table:style-name="ce38">
                <text:list text:continue-numbering="true" text:style-name="L7">
                  <text:list-header>
                    <text:p text:style-name="P13"><text:span text:style-name="T11">C</text:span></text:p>
                  </text:list-header>
                </text:list>
              </table:table-cell>
              <table:table-cell table:style-name="ce39">
                <text:list text:continue-numbering="true" text:style-name="L7">
                  <text:list-header>
                    <text:p text:style-name="P13"><text:span text:style-name="T11">Q</text:span></text:p>
                  </text:list-header>
                </text:list>
              </table:table-cell>
            </table:table-row>
            <table:table-row table:style-name="ro2">
              <table:table-cell table:style-name="ce40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41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42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>
              <table:table-cell table:style-name="ce43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44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  <table:table-cell table:style-name="ce45">
                <text:list text:continue-numbering="true" text:style-name="L7">
                  <text:list-header>
                    <text:p text:style-name="P13"><text:span text:style-name="T11">1</text:span></text:p>
                  </text:list-header>
                </text:list>
              </table:table-cell>
            </table:table-row>
            <table:table-row table:style-name="ro1">
              <table:table-cell table:style-name="ce46">
                <text:list text:continue-numbering="true" text:style-name="L7">
                  <text:list-header>
                    <text:p text:style-name="P13"><text:span text:style-name="T11">*</text:span></text:p>
                  </text:list-header>
                </text:list>
              </table:table-cell>
              <table:table-cell table:style-name="ce47">
                <text:list text:continue-numbering="true" text:style-name="L7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48">
                <text:list text:continue-numbering="true" text:style-name="L7">
                  <text:list-header>
                    <text:p text:style-name="P13"><text:span text:style-name="T11">Q</text:span><text:span text:style-name="T12">t-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5" draw:text-style-name="P7" draw:layer="layout" svg:width="1.402cm" svg:height="6.403cm" svg:x="4.899cm" svg:y="7.924cm">
          <text:list text:style-name="L5">
            <text:list-header>
              <text:p text:style-name="P6"><text:span text:style-name="T5">D</text:span></text:p>
              <text:p text:style-name="P6"><text:span text:style-name="T6"/></text:p>
              <text:p text:style-name="P6"><text:span text:style-name="T6"/></text:p>
              <text:p text:style-name="P6"><text:span text:style-name="T6">С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9.503cm" svg:y1="9.723cm" svg:x2="11.302cm" svg:y2="9.723cm">
          <text:p/>
        </draw:line>
        <draw:custom-shape draw:style-name="gr116" draw:text-style-name="P10" draw:layer="layout" svg:width="1.803cm" svg:height="1.361cm" svg:x="10.103cm" svg:y="8.3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7" draw:layer="layout" svg:width="3.202cm" svg:height="6.399cm" svg:x="6.301cm" svg:y="7.924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9.503cm" svg:y1="12.325cm" svg:x2="11.307cm" svg:y2="12.325cm">
          <text:p/>
        </draw:line>
        <draw:custom-shape draw:style-name="gr7" draw:text-style-name="P2" draw:layer="layout" svg:width="0.798cm" svg:height="0.802cm" svg:x="9.102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0" draw:layer="layout" svg:width="1.804cm" svg:height="1.361cm" svg:x="2.906cm" svg:y="8.326cm">
          <text:list text:style-name="L5">
            <text:list-header>
              <text:p text:style-name="P9"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10" draw:layer="layout" svg:width="1.803cm" svg:height="1.361cm" svg:x="10.103cm" svg:y="10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0.306cm" svg:y1="11.126cm" svg:x2="11.104cm" svg:y2="11.126cm">
          <text:p/>
        </draw:line>
        <draw:line draw:style-name="gr4" draw:text-style-name="P8" draw:layer="layout" svg:x1="3.104cm" svg:y1="9.723cm" svg:x2="4.904cm" svg:y2="9.723cm">
          <text:p/>
        </draw:line>
        <draw:line draw:style-name="gr4" draw:text-style-name="P8" draw:layer="layout" svg:x1="3.104cm" svg:y1="12.925cm" svg:x2="4.904cm" svg:y2="12.925cm">
          <text:p/>
        </draw:line>
        <draw:custom-shape draw:style-name="gr120" draw:text-style-name="P10" draw:layer="layout" svg:width="1.804cm" svg:height="1.361cm" svg:x="2.906cm" svg:y="11.5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1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4T8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Одноступенчатый </text:span><text:span text:style-name="T4">D-</text:span><text:span text:style-name="T3">триггер</text:span></text:p>
              </text:list-header>
            </text:list>
          </draw:text-box>
        </draw:frame>
        <draw:custom-shape draw:style-name="gr121" draw:text-style-name="P7" draw:layer="layout" svg:width="1.402cm" svg:height="6.403cm" svg:x="13.097cm" svg:y="7.523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7.101cm" svg:y1="9.322cm" svg:x2="18.9cm" svg:y2="9.322cm">
          <text:p/>
        </draw:line>
        <draw:custom-shape draw:style-name="gr122" draw:text-style-name="P10" draw:layer="layout" svg:width="1.803cm" svg:height="1.361cm" svg:x="17.701cm" svg:y="7.924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7" draw:layer="layout" svg:width="2.602cm" svg:height="6.398cm" svg:x="14.499cm" svg:y="7.523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7.101cm" svg:y1="11.924cm" svg:x2="18.904cm" svg:y2="11.924cm">
          <text:p/>
        </draw:line>
        <draw:custom-shape draw:style-name="gr7" draw:text-style-name="P2" draw:layer="layout" svg:width="0.798cm" svg:height="0.802cm" svg:x="16.7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0" draw:layer="layout" svg:width="1.804cm" svg:height="1.361cm" svg:x="4.299cm" svg:y="7.122cm">
          <text:list text:style-name="L5">
            <text:list-header>
              <text:p text:style-name="P9"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0" draw:layer="layout" svg:width="1.803cm" svg:height="1.361cm" svg:x="17.701cm" svg:y="10.5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7.903cm" svg:y1="10.724cm" svg:x2="18.702cm" svg:y2="10.724cm">
          <text:p/>
        </draw:line>
        <draw:line draw:style-name="gr4" draw:text-style-name="P8" draw:layer="layout" svg:x1="4.299cm" svg:y1="8.52cm" svg:x2="13.101cm" svg:y2="8.52cm">
          <text:p/>
        </draw:line>
        <draw:line draw:style-name="gr4" draw:text-style-name="P8" draw:layer="layout" svg:x1="11.099cm" svg:y1="13.123cm" svg:x2="13.101cm" svg:y2="13.123cm">
          <text:p/>
        </draw:line>
        <draw:line draw:style-name="gr4" draw:text-style-name="P8" draw:layer="layout" svg:x1="4.299cm" svg:y1="10.923cm" svg:x2="13.101cm" svg:y2="10.923cm">
          <text:p/>
        </draw:line>
        <draw:custom-shape draw:style-name="gr126" draw:text-style-name="P10" draw:layer="layout" svg:width="1.804cm" svg:height="1.361cm" svg:x="4.299cm" svg:y="9.525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7" draw:layer="layout" svg:width="2.601cm" svg:height="3.201cm" svg:x="8.498cm" svg:y="11.523cm">
          <text:list text:style-name="L5">
            <text:list-header>
              <text:p text:style-name="P6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0.698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6.901cm" svg:y1="13.123cm" svg:x2="8.502cm" svg:y2="13.123cm">
          <text:p/>
        </draw:line>
        <draw:line draw:style-name="gr27" draw:text-style-name="P8" draw:layer="layout" svg:x1="6.901cm" svg:y1="8.524cm" svg:x2="6.901cm" svg:y2="13.132cm">
          <text:p/>
        </draw:line>
        <presentation:notes draw:style-name="dp2">
          <draw:page-thumbnail draw:style-name="gr1" draw:layer="layout" svg:width="12.664cm" svg:height="9.489cm" svg:x="3.193cm" svg:y="1.922cm" draw:page-number="1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9">
        <draw:line draw:style-name="gr4" draw:text-style-name="P8" draw:layer="layout" svg:x1="12.7cm" svg:y1="12.325cm" svg:x2="14.301cm" svg:y2="12.325cm">
          <text:p/>
        </draw:line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Одноступенчатый </text:span><text:span text:style-name="T4">D-</text:span><text:span text:style-name="T3">триггер</text:span></text:p>
              </text:list-header>
            </text:list>
          </draw:text-box>
        </draw:frame>
        <draw:line draw:style-name="gr4" draw:text-style-name="P8" draw:layer="layout" svg:x1="10.098cm" svg:y1="8.727cm" svg:x2="14.301cm" svg:y2="8.727cm">
          <text:p/>
        </draw:line>
        <draw:line draw:style-name="gr4" draw:text-style-name="P8" draw:layer="layout" svg:x1="11.099cm" svg:y1="14.124cm" svg:x2="12.7cm" svg:y2="14.124cm">
          <text:p/>
        </draw:line>
        <draw:custom-shape draw:style-name="gr128" draw:text-style-name="P10" draw:layer="layout" svg:width="1.803cm" svg:height="1.361cm" svg:x="3.7cm" svg:y="5.927cm">
          <text:list text:style-name="L5">
            <text:list-header>
              <text:p text:style-name="P9"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3.898cm" svg:y1="7.325cm" svg:x2="7.501cm" svg:y2="7.325cm">
          <text:p/>
        </draw:line>
        <draw:line draw:style-name="gr4" draw:text-style-name="P8" draw:layer="layout" svg:x1="3.898cm" svg:y1="11.126cm" svg:x2="5.697cm" svg:y2="11.126cm">
          <text:p/>
        </draw:line>
        <draw:custom-shape draw:style-name="gr129" draw:text-style-name="P10" draw:layer="layout" svg:width="1.803cm" svg:height="1.361cm" svg:x="3.7cm" svg:y="9.723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7" draw:layer="layout" svg:width="2.602cm" svg:height="4.203cm" svg:x="7.501cm" svg:y="6.526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1" draw:text-style-name="P7" draw:layer="layout" svg:width="2.601cm" svg:height="4.203cm" svg:x="8.498cm" svg:y="12.122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9cm" svg:height="0.802cm" svg:x="9.701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10.698cm" svg:y="13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8" draw:layer="layout" svg:x1="11.298cm" svg:y1="8.727cm" svg:x2="11.298cm" svg:y2="11.333cm">
          <text:p/>
        </draw:line>
        <draw:line draw:style-name="gr4" draw:text-style-name="P8" draw:layer="layout" svg:x1="7.298cm" svg:y1="11.324cm" svg:x2="11.298cm" svg:y2="11.324cm">
          <text:p/>
        </draw:line>
        <draw:line draw:style-name="gr4" draw:text-style-name="P8" draw:layer="layout" svg:x1="5.697cm" svg:y1="15.324cm" svg:x2="8.498cm" svg:y2="15.324cm">
          <text:p/>
        </draw:line>
        <draw:line draw:style-name="gr4" draw:text-style-name="P8" draw:layer="layout" svg:x1="5.697cm" svg:y1="9.723cm" svg:x2="5.697cm" svg:y2="11.121cm">
          <text:p/>
        </draw:line>
        <draw:custom-shape draw:style-name="gr132" draw:text-style-name="P7" draw:layer="layout" svg:width="1.402cm" svg:height="6.402cm" svg:x="14.305cm" svg:y="7.325cm">
          <text:list text:style-name="L5">
            <text:list-header>
              <text:p text:style-name="P6"><text:span text:style-name="T5">S</text:span></text:p>
              <text:p text:style-name="P6"><text:span text:style-name="T6"/></text:p>
              <text:p text:style-name="P6"><text:span text:style-name="T6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8.9cm" svg:y1="9.124cm" svg:x2="20.699cm" svg:y2="9.124cm">
          <text:p/>
        </draw:line>
        <draw:custom-shape draw:style-name="gr133" draw:text-style-name="P10" draw:layer="layout" svg:width="1.803cm" svg:height="1.361cm" svg:x="19.5cm" svg:y="7.7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7" draw:layer="layout" svg:width="3.201cm" svg:height="6.398cm" svg:x="15.699cm" svg:y="7.3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8.9cm" svg:y1="11.725cm" svg:x2="20.704cm" svg:y2="11.725cm">
          <text:p/>
        </draw:line>
        <draw:custom-shape draw:style-name="gr7" draw:text-style-name="P2" draw:layer="layout" svg:width="0.798cm" svg:height="0.803cm" svg:x="18.499cm" svg:y="1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0" draw:layer="layout" svg:width="1.803cm" svg:height="1.361cm" svg:x="12.502cm" svg:y="7.325cm">
          <text:list text:style-name="L5">
            <text:list-header>
              <text:p text:style-name="P9"><text:span text:style-name="T5">S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0" draw:layer="layout" svg:width="1.804cm" svg:height="1.361cm" svg:x="19.504cm" svg:y="10.32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9.703cm" svg:y1="10.526cm" svg:x2="20.501cm" svg:y2="10.526cm">
          <text:p/>
        </draw:line>
        <draw:custom-shape draw:style-name="gr137" draw:text-style-name="P10" draw:layer="layout" svg:width="1.803cm" svg:height="1.361cm" svg:x="12.502cm" svg:y="10.769cm">
          <text:list text:style-name="L5">
            <text:list-header>
              <text:p text:style-name="P9"><text:span text:style-name="T5">R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798cm" svg:height="0.802cm" svg:x="13.904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13.904cm" svg:y="11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2.7cm" svg:y1="7.527cm" svg:x2="13.498cm" svg:y2="7.527cm">
          <text:p/>
        </draw:line>
        <draw:line draw:style-name="gr4" draw:text-style-name="P8" draw:layer="layout" svg:x1="12.7cm" svg:y1="10.927cm" svg:x2="13.498cm" svg:y2="10.927cm">
          <text:p/>
        </draw:line>
        <draw:line draw:style-name="gr4" draw:text-style-name="P8" draw:layer="layout" svg:x1="12.7cm" svg:y1="14.123cm" svg:x2="12.7cm" svg:y2="12.324cm">
          <text:p/>
        </draw:line>
        <draw:line draw:style-name="gr27" draw:text-style-name="P8" draw:layer="layout" svg:x1="5.697cm" svg:y1="11.126cm" svg:x2="5.697cm" svg:y2="15.324cm">
          <text:p/>
        </draw:line>
        <draw:line draw:style-name="gr4" draw:text-style-name="P8" draw:layer="layout" svg:x1="5.697cm" svg:y1="9.723cm" svg:x2="7.501cm" svg:y2="9.723cm">
          <text:p/>
        </draw:line>
        <draw:line draw:style-name="gr4" draw:text-style-name="P8" draw:layer="layout" svg:x1="7.298cm" svg:y1="11.324cm" svg:x2="7.298cm" svg:y2="13.123cm">
          <text:p/>
        </draw:line>
        <draw:line draw:style-name="gr4" draw:text-style-name="P8" draw:layer="layout" svg:x1="7.298cm" svg:y1="13.123cm" svg:x2="8.498cm" svg:y2="13.123cm">
          <text:p/>
        </draw:line>
        <presentation:notes draw:style-name="dp2">
          <draw:page-thumbnail draw:style-name="gr1" draw:layer="layout" svg:width="12.664cm" svg:height="9.489cm" svg:x="3.193cm" svg:y="1.922cm" draw:page-number="1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9">
        <draw:line draw:style-name="gr4" draw:text-style-name="P8" draw:layer="layout" svg:x1="12.502cm" svg:y1="16.325cm" svg:x2="13.895cm" svg:y2="16.325cm">
          <text:p/>
        </draw:line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RS-</text:span><text:span text:style-name="T3">триггер</text:span></text:p>
              </text:list-header>
            </text:list>
          </draw:text-box>
        </draw:frame>
        <draw:custom-shape draw:style-name="gr138" draw:text-style-name="P7" draw:layer="layout" svg:width="1.403cm" svg:height="6.403cm" svg:x="6.901cm" svg:y="6.7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905cm" svg:y1="8.524cm" svg:x2="14.702cm" svg:y2="8.524cm">
          <text:p/>
        </draw:line>
        <draw:custom-shape draw:style-name="gr139" draw:text-style-name="P10" draw:layer="layout" svg:width="2.196cm" svg:height="1.361cm" svg:x="11.505cm" svg:y="7.126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7" draw:layer="layout" svg:width="2.601cm" svg:height="6.398cm" svg:x="8.304cm" svg:y="6.7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901cm" svg:y1="11.126cm" svg:x2="14.702cm" svg:y2="11.126cm">
          <text:p/>
        </draw:line>
        <draw:custom-shape draw:style-name="gr7" draw:text-style-name="P2" draw:layer="layout" svg:width="0.798cm" svg:height="0.803cm" svg:x="10.504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0" draw:layer="layout" svg:width="1.804cm" svg:height="1.361cm" svg:x="1.098cm" svg:y="6.324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0" draw:layer="layout" svg:width="2.796cm" svg:height="1.361cm" svg:x="11.505cm" svg:y="9.723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708cm" svg:y1="9.926cm" svg:x2="12.506cm" svg:y2="9.926cm">
          <text:p/>
        </draw:line>
        <draw:custom-shape draw:style-name="gr143" draw:text-style-name="P10" draw:layer="layout" svg:width="1.804cm" svg:height="1.361cm" svg:x="1.098cm" svg:y="10.927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.301cm" svg:y1="7.721cm" svg:x2="6.906cm" svg:y2="7.721cm">
          <text:p/>
        </draw:line>
        <draw:line draw:style-name="gr4" draw:text-style-name="P8" draw:layer="layout" svg:x1="1.301cm" svg:y1="12.325cm" svg:x2="6.906cm" svg:y2="12.325cm">
          <text:p/>
        </draw:line>
        <draw:line draw:style-name="gr4" draw:text-style-name="P8" draw:layer="layout" svg:x1="1.301cm" svg:y1="10.125cm" svg:x2="6.906cm" svg:y2="10.125cm">
          <text:p/>
        </draw:line>
        <draw:custom-shape draw:style-name="gr144" draw:text-style-name="P10" draw:layer="layout" svg:width="1.804cm" svg:height="1.361cm" svg:x="1.098cm" svg:y="8.7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7" draw:layer="layout" svg:width="2.602cm" svg:height="4.203cm" svg:x="9.9cm" svg:y="14.327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2cm" svg:x="12.096cm" svg:y="15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7" draw:layer="layout" svg:width="1.402cm" svg:height="6.403cm" svg:x="16.1cm" svg:y="6.7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104cm" svg:y1="8.524cm" svg:x2="21.903cm" svg:y2="8.524cm">
          <text:p/>
        </draw:line>
        <draw:custom-shape draw:style-name="gr147" draw:text-style-name="P10" draw:layer="layout" svg:width="2.196cm" svg:height="1.361cm" svg:x="20.704cm" svg:y="7.1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7" draw:layer="layout" svg:width="2.602cm" svg:height="6.398cm" svg:x="17.502cm" svg:y="6.7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104cm" svg:y1="11.126cm" svg:x2="21.908cm" svg:y2="11.126cm">
          <text:p/>
        </draw:line>
        <draw:custom-shape draw:style-name="gr7" draw:text-style-name="P2" draw:layer="layout" svg:width="0.798cm" svg:height="0.803cm" svg:x="19.703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0.906cm" svg:y1="9.926cm" svg:x2="21.705cm" svg:y2="9.926cm">
          <text:p/>
        </draw:line>
        <draw:custom-shape draw:style-name="gr149" draw:text-style-name="P10" draw:layer="layout" svg:width="2.196cm" svg:height="1.361cm" svg:x="20.704cm" svg:y="9.76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4.702cm" svg:y1="7.726cm" svg:x2="16.095cm" svg:y2="7.726cm">
          <text:p/>
        </draw:line>
        <draw:line draw:style-name="gr4" draw:text-style-name="P8" draw:layer="layout" svg:x1="14.702cm" svg:y1="8.524cm" svg:x2="14.702cm" svg:y2="7.726cm">
          <text:p/>
        </draw:line>
        <draw:line draw:style-name="gr4" draw:text-style-name="P8" draw:layer="layout" svg:x1="14.702cm" svg:y1="12.324cm" svg:x2="14.702cm" svg:y2="11.125cm">
          <text:p/>
        </draw:line>
        <draw:line draw:style-name="gr4" draw:text-style-name="P8" draw:layer="layout" svg:x1="14.702cm" svg:y1="12.325cm" svg:x2="16.095cm" svg:y2="12.325cm">
          <text:p/>
        </draw:line>
        <draw:line draw:style-name="gr150" draw:text-style-name="P8" draw:layer="layout" svg:x1="4.299cm" svg:y1="16.527cm" svg:x2="4.299cm" svg:y2="10.124cm">
          <text:p/>
        </draw:line>
        <draw:line draw:style-name="gr4" draw:text-style-name="P8" draw:layer="layout" svg:x1="4.299cm" svg:y1="16.528cm" svg:x2="9.904cm" svg:y2="16.528cm">
          <text:p/>
        </draw:line>
        <draw:line draw:style-name="gr4" draw:text-style-name="P8" draw:layer="layout" svg:x1="13.899cm" svg:y1="16.325cm" svg:x2="13.899cm" svg:y2="10.125cm">
          <text:p/>
        </draw:line>
        <draw:line draw:style-name="gr4" draw:text-style-name="P8" draw:layer="layout" svg:x1="13.899cm" svg:y1="10.125cm" svg:x2="16.095cm" svg:y2="10.125cm">
          <text:p/>
        </draw:line>
        <presentation:notes draw:style-name="dp2">
          <draw:page-thumbnail draw:style-name="gr1" draw:layer="layout" svg:width="12.664cm" svg:height="9.489cm" svg:x="3.193cm" svg:y="1.922cm" draw:page-number="1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RS-</text:span><text:span text:style-name="T3">триггер</text:span></text:p>
              </text:list-header>
            </text:list>
          </draw:text-box>
        </draw:frame>
        <draw:custom-shape draw:style-name="gr151" draw:text-style-name="P7" draw:layer="layout" svg:width="1.403cm" svg:height="6.403cm" svg:x="6.901cm" svg:y="6.7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2" draw:text-style-name="P10" draw:layer="layout" svg:width="2.196cm" svg:height="1.361cm" svg:x="11.505cm" svg:y="7.1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7" draw:layer="layout" svg:width="2.601cm" svg:height="6.398cm" svg:x="8.304cm" svg:y="6.725cm">
          <text:list text:style-name="L5">
            <text:list-header>
              <text:p text:style-name="P6"><text:span text:style-name="T5">T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8" draw:layer="layout" svg:x1="10.903cm" svg:y1="8.524cm" svg:x2="13.101cm" svg:y2="8.524cm">
            <text:p/>
          </draw:line>
          <draw:line draw:style-name="gr4" draw:text-style-name="P8" draw:layer="layout" svg:x1="10.901cm" svg:y1="11.126cm" svg:x2="13.101cm" svg:y2="11.126cm">
            <text:p/>
          </draw:line>
        </draw:g>
        <draw:custom-shape draw:style-name="gr7" draw:text-style-name="P2" draw:layer="layout" svg:width="0.798cm" svg:height="0.803cm" svg:x="10.504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1.804cm" svg:height="1.361cm" svg:x="4.299cm" svg:y="6.324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10" draw:layer="layout" svg:width="2.796cm" svg:height="1.361cm" svg:x="11.505cm" svg:y="9.723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708cm" svg:y1="9.926cm" svg:x2="12.506cm" svg:y2="9.926cm">
          <text:p/>
        </draw:line>
        <draw:custom-shape draw:style-name="gr156" draw:text-style-name="P10" draw:layer="layout" svg:width="1.804cm" svg:height="1.361cm" svg:x="4.299cm" svg:y="10.927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4" draw:text-style-name="P8" draw:layer="layout" svg:x1="4.498cm" svg:y1="7.721cm" svg:x2="6.906cm" svg:y2="7.721cm">
            <text:p/>
          </draw:line>
          <draw:line draw:style-name="gr4" draw:text-style-name="P8" draw:layer="layout" svg:x1="4.498cm" svg:y1="12.325cm" svg:x2="6.906cm" svg:y2="12.325cm">
            <text:p/>
          </draw:line>
          <draw:line draw:style-name="gr4" draw:text-style-name="P8" draw:layer="layout" svg:x1="4.498cm" svg:y1="10.125cm" svg:x2="6.906cm" svg:y2="10.125cm">
            <text:p/>
          </draw:line>
        </draw:g>
        <draw:custom-shape draw:style-name="gr157" draw:text-style-name="P10" draw:layer="layout" svg:width="1.804cm" svg:height="1.361cm" svg:x="4.299cm" svg:y="8.7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1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9">
        <draw:line draw:style-name="gr4" draw:text-style-name="P8" draw:layer="layout" svg:x1="12.502cm" svg:y1="16.325cm" svg:x2="13.895cm" svg:y2="16.325cm">
          <text:p/>
        </draw:line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D-</text:span><text:span text:style-name="T3">триггер</text:span></text:p>
              </text:list-header>
            </text:list>
          </draw:text-box>
        </draw:frame>
        <draw:custom-shape draw:style-name="gr158" draw:text-style-name="P7" draw:layer="layout" svg:width="1.403cm" svg:height="6.403cm" svg:x="6.901cm" svg:y="6.725cm">
          <text:list text:style-name="L5">
            <text:list-header>
              <text:p text:style-name="P6"><text:span text:style-name="T5">D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905cm" svg:y1="8.524cm" svg:x2="14.702cm" svg:y2="8.524cm">
          <text:p/>
        </draw:line>
        <draw:custom-shape draw:style-name="gr159" draw:text-style-name="P10" draw:layer="layout" svg:width="2.196cm" svg:height="1.361cm" svg:x="11.505cm" svg:y="7.126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7" draw:layer="layout" svg:width="2.601cm" svg:height="6.398cm" svg:x="8.304cm" svg:y="6.7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901cm" svg:y1="11.126cm" svg:x2="14.702cm" svg:y2="11.126cm">
          <text:p/>
        </draw:line>
        <draw:custom-shape draw:style-name="gr7" draw:text-style-name="P2" draw:layer="layout" svg:width="0.798cm" svg:height="0.803cm" svg:x="10.504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0" draw:layer="layout" svg:width="1.804cm" svg:height="1.361cm" svg:x="1.098cm" svg:y="6.324cm">
          <text:list text:style-name="L5">
            <text:list-header>
              <text:p text:style-name="P9"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10" draw:layer="layout" svg:width="2.796cm" svg:height="1.361cm" svg:x="11.505cm" svg:y="9.723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708cm" svg:y1="9.926cm" svg:x2="12.506cm" svg:y2="9.926cm">
          <text:p/>
        </draw:line>
        <draw:line draw:style-name="gr4" draw:text-style-name="P8" draw:layer="layout" svg:x1="1.301cm" svg:y1="7.721cm" svg:x2="6.906cm" svg:y2="7.721cm">
          <text:p/>
        </draw:line>
        <draw:line draw:style-name="gr4" draw:text-style-name="P8" draw:layer="layout" svg:x1="1.301cm" svg:y1="10.125cm" svg:x2="6.906cm" svg:y2="10.125cm">
          <text:p/>
        </draw:line>
        <draw:custom-shape draw:style-name="gr163" draw:text-style-name="P10" draw:layer="layout" svg:width="1.804cm" svg:height="1.361cm" svg:x="1.098cm" svg:y="8.7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7" draw:layer="layout" svg:width="2.602cm" svg:height="4.203cm" svg:x="9.9cm" svg:y="14.327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2cm" svg:x="12.096cm" svg:y="15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7" draw:layer="layout" svg:width="1.402cm" svg:height="6.403cm" svg:x="16.1cm" svg:y="6.7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104cm" svg:y1="8.524cm" svg:x2="21.903cm" svg:y2="8.524cm">
          <text:p/>
        </draw:line>
        <draw:custom-shape draw:style-name="gr166" draw:text-style-name="P10" draw:layer="layout" svg:width="2.196cm" svg:height="1.361cm" svg:x="20.704cm" svg:y="7.1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7" draw:layer="layout" svg:width="2.602cm" svg:height="6.398cm" svg:x="17.502cm" svg:y="6.7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104cm" svg:y1="11.126cm" svg:x2="21.908cm" svg:y2="11.126cm">
          <text:p/>
        </draw:line>
        <draw:custom-shape draw:style-name="gr7" draw:text-style-name="P2" draw:layer="layout" svg:width="0.798cm" svg:height="0.803cm" svg:x="19.703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0.906cm" svg:y1="9.926cm" svg:x2="21.705cm" svg:y2="9.926cm">
          <text:p/>
        </draw:line>
        <draw:custom-shape draw:style-name="gr168" draw:text-style-name="P10" draw:layer="layout" svg:width="2.196cm" svg:height="1.361cm" svg:x="20.704cm" svg:y="9.76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4.702cm" svg:y1="7.726cm" svg:x2="16.095cm" svg:y2="7.726cm">
          <text:p/>
        </draw:line>
        <draw:line draw:style-name="gr4" draw:text-style-name="P8" draw:layer="layout" svg:x1="14.702cm" svg:y1="8.524cm" svg:x2="14.702cm" svg:y2="7.726cm">
          <text:p/>
        </draw:line>
        <draw:line draw:style-name="gr4" draw:text-style-name="P8" draw:layer="layout" svg:x1="14.702cm" svg:y1="12.324cm" svg:x2="14.702cm" svg:y2="11.125cm">
          <text:p/>
        </draw:line>
        <draw:line draw:style-name="gr4" draw:text-style-name="P8" draw:layer="layout" svg:x1="14.702cm" svg:y1="12.325cm" svg:x2="16.095cm" svg:y2="12.325cm">
          <text:p/>
        </draw:line>
        <draw:line draw:style-name="gr150" draw:text-style-name="P8" draw:layer="layout" svg:x1="4.299cm" svg:y1="16.527cm" svg:x2="4.299cm" svg:y2="10.124cm">
          <text:p/>
        </draw:line>
        <draw:line draw:style-name="gr4" draw:text-style-name="P8" draw:layer="layout" svg:x1="4.299cm" svg:y1="16.528cm" svg:x2="9.904cm" svg:y2="16.528cm">
          <text:p/>
        </draw:line>
        <draw:line draw:style-name="gr4" draw:text-style-name="P8" draw:layer="layout" svg:x1="13.899cm" svg:y1="16.325cm" svg:x2="13.899cm" svg:y2="10.125cm">
          <text:p/>
        </draw:line>
        <draw:line draw:style-name="gr4" draw:text-style-name="P8" draw:layer="layout" svg:x1="13.899cm" svg:y1="10.125cm" svg:x2="16.095cm" svg:y2="10.125cm">
          <text:p/>
        </draw:line>
        <presentation:notes draw:style-name="dp2">
          <draw:page-thumbnail draw:style-name="gr1" draw:layer="layout" svg:width="12.664cm" svg:height="9.489cm" svg:x="3.193cm" svg:y="1.922cm" draw:page-number="1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D-</text:span><text:span text:style-name="T3">триггер</text:span></text:p>
              </text:list-header>
            </text:list>
          </draw:text-box>
        </draw:frame>
        <draw:custom-shape draw:style-name="gr169" draw:text-style-name="P7" draw:layer="layout" svg:width="1.403cm" svg:height="6.403cm" svg:x="6.901cm" svg:y="6.725cm">
          <text:list text:style-name="L5">
            <text:list-header>
              <text:p text:style-name="P6"><text:span text:style-name="T5"/></text:p>
              <text:p text:style-name="P6"><text:span text:style-name="T5">D</text:span></text:p>
              <text:p text:style-name="P6"><text:span text:style-name="T5"/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0" draw:text-style-name="P10" draw:layer="layout" svg:width="2.196cm" svg:height="1.361cm" svg:x="11.505cm" svg:y="7.1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7" draw:layer="layout" svg:width="2.601cm" svg:height="6.398cm" svg:x="8.304cm" svg:y="6.725cm">
          <text:list text:style-name="L5">
            <text:list-header>
              <text:p text:style-name="P6"><text:span text:style-name="T5">T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" draw:text-style-name="P8" draw:layer="layout" svg:x1="10.903cm" svg:y1="8.524cm" svg:x2="13.101cm" svg:y2="8.524cm">
            <text:p/>
          </draw:line>
          <draw:line draw:style-name="gr4" draw:text-style-name="P8" draw:layer="layout" svg:x1="10.901cm" svg:y1="11.126cm" svg:x2="13.101cm" svg:y2="11.126cm">
            <text:p/>
          </draw:line>
        </draw:g>
        <draw:custom-shape draw:style-name="gr7" draw:text-style-name="P2" draw:layer="layout" svg:width="0.798cm" svg:height="0.803cm" svg:x="10.504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0" draw:layer="layout" svg:width="1.804cm" svg:height="1.361cm" svg:x="4.299cm" svg:y="6.928cm">
          <text:list text:style-name="L5">
            <text:list-header>
              <text:p text:style-name="P9"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10" draw:layer="layout" svg:width="2.796cm" svg:height="1.361cm" svg:x="11.505cm" svg:y="9.723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708cm" svg:y1="9.926cm" svg:x2="12.506cm" svg:y2="9.926cm">
          <text:p/>
        </draw:line>
        <draw:custom-shape draw:style-name="gr174" draw:text-style-name="P10" draw:layer="layout" svg:width="1.804cm" svg:height="1.361cm" svg:x="4.299cm" svg:y="10.323cm">
          <text:list text:style-name="L5">
            <text:list-header>
              <text:p text:style-name="P9"><text:span text:style-name="T5">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4.498cm" svg:y1="8.326cm" svg:x2="6.906cm" svg:y2="8.326cm">
          <text:p/>
        </draw:line>
        <draw:line draw:style-name="gr4" draw:text-style-name="P8" draw:layer="layout" svg:x1="4.498cm" svg:y1="11.721cm" svg:x2="6.906cm" svg:y2="11.721cm">
          <text:p/>
        </draw:line>
        <presentation:notes draw:style-name="dp2">
          <draw:page-thumbnail draw:style-name="gr1" draw:layer="layout" svg:width="12.664cm" svg:height="9.489cm" svg:x="3.193cm" svg:y="1.922cm" draw:page-number="1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9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T-</text:span><text:span text:style-name="T3">триггер</text:span></text:p>
              </text:list-header>
            </text:list>
          </draw:text-box>
        </draw:frame>
        <draw:custom-shape draw:style-name="gr175" draw:text-style-name="P7" draw:layer="layout" svg:width="1.403cm" svg:height="6.403cm" svg:x="6.901cm" svg:y="6.725cm">
          <text:list text:style-name="L5">
            <text:list-header>
              <text:p text:style-name="P6"><text:span text:style-name="T5"/></text:p>
              <text:p text:style-name="P6"><text:span text:style-name="T5">D</text:span></text:p>
              <text:p text:style-name="P6"><text:span text:style-name="T5"/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6" draw:text-style-name="P10" draw:layer="layout" svg:width="2.196cm" svg:height="1.361cm" svg:x="12.502cm" svg:y="7.1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7" draw:layer="layout" svg:width="2.601cm" svg:height="6.398cm" svg:x="8.304cm" svg:y="6.725cm">
          <text:list text:style-name="L5">
            <text:list-header>
              <text:p text:style-name="P6"><text:span text:style-name="T5">T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905cm" svg:y1="8.524cm" svg:x2="13.899cm" svg:y2="8.524cm">
          <text:p/>
        </draw:line>
        <draw:line draw:style-name="gr4" draw:text-style-name="P8" draw:layer="layout" svg:x1="10.901cm" svg:y1="11.126cm" svg:x2="13.899cm" svg:y2="11.126cm">
          <text:p/>
        </draw:line>
        <draw:custom-shape draw:style-name="gr7" draw:text-style-name="P2" draw:layer="layout" svg:width="0.798cm" svg:height="0.803cm" svg:x="10.504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0" draw:layer="layout" svg:width="2.796cm" svg:height="1.361cm" svg:x="12.506cm" svg:y="9.76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2.709cm" svg:y1="9.926cm" svg:x2="13.507cm" svg:y2="9.926cm">
          <text:p/>
        </draw:line>
        <draw:custom-shape draw:style-name="gr179" draw:text-style-name="P10" draw:layer="layout" svg:width="1.804cm" svg:height="1.361cm" svg:x="4.299cm" svg:y="10.323cm">
          <text:list text:style-name="L5">
            <text:list-header>
              <text:p text:style-name="P9"><text:span text:style-name="T5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4.498cm" svg:y1="8.326cm" svg:x2="6.906cm" svg:y2="8.326cm">
          <text:p/>
        </draw:line>
        <draw:line draw:style-name="gr4" draw:text-style-name="P8" draw:layer="layout" svg:x1="4.498cm" svg:y1="11.721cm" svg:x2="6.906cm" svg:y2="11.721cm">
          <text:p/>
        </draw:line>
        <draw:line draw:style-name="gr150" draw:text-style-name="P8" draw:layer="layout" svg:x1="12.299cm" svg:y1="5.722cm" svg:x2="12.299cm" svg:y2="11.133cm">
          <text:p/>
        </draw:line>
        <draw:line draw:style-name="gr4" draw:text-style-name="P8" draw:layer="layout" svg:x1="4.498cm" svg:y1="5.724cm" svg:x2="12.294cm" svg:y2="5.724cm">
          <text:p/>
        </draw:line>
        <draw:line draw:style-name="gr4" draw:text-style-name="P8" draw:layer="layout" svg:x1="4.498cm" svg:y1="8.326cm" svg:x2="4.498cm" svg:y2="5.724cm">
          <text:p/>
        </draw:line>
        <presentation:notes draw:style-name="dp2">
          <draw:page-thumbnail draw:style-name="gr1" draw:layer="layout" svg:width="12.664cm" svg:height="9.489cm" svg:x="3.193cm" svg:y="1.922cm" draw:page-number="1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4T8"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JK-</text:span><text:span text:style-name="T3">триггер</text:span></text:p>
              </text:list-header>
            </text:list>
          </draw:text-box>
        </draw:frame>
        <draw:frame draw:layer="layout" svg:width="14.203cm" svg:height="12.54cm" svg:x="10.698cm" svg:y="5.323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>
              <table:table-cell table:style-name="ce49">
                <text:list text:style-name="L7">
                  <text:list-header>
                    <text:p text:style-name="P13"><text:span text:style-name="T11">J</text:span></text:p>
                  </text:list-header>
                </text:list>
              </table:table-cell>
              <table:table-cell table:style-name="ce50">
                <text:list text:continue-numbering="true" text:style-name="L7">
                  <text:list-header>
                    <text:p text:style-name="P13"><text:span text:style-name="T11">K</text:span></text:p>
                  </text:list-header>
                </text:list>
              </table:table-cell>
              <table:table-cell table:style-name="ce51">
                <text:list text:continue-numbering="true" text:style-name="L7">
                  <text:list-header>
                    <text:p text:style-name="P13"><text:span text:style-name="T11">Q</text:span><text:span text:style-name="T12">t</text:span></text:p>
                  </text:list-header>
                </text:list>
              </table:table-cell>
              <table:table-cell table:style-name="ce52">
                <text:list text:continue-numbering="true" text:style-name="L7">
                  <text:list-header>
                    <text:p text:style-name="P13"><text:span text:style-name="T11">Q</text:span><text:span text:style-name="T12">t+1</text:span></text:p>
                  </text:list-header>
                </text:list>
              </table:table-cell>
              <table:table-cell table:style-name="ce53">
                <text:list text:continue-numbering="true" text:style-name="L7">
                  <text:list-header>
                    <text:p text:style-name="P13"><text:span text:style-name="T17">Режим</text:span></text:p>
                  </text:list-header>
                </text:list>
              </table:table-cell>
            </table:table-row>
            <table:table-row table:style-name="ro4">
              <table:table-cell table:style-name="ce54">
                <text:list text:continue-numbering="true" text:style-name="L7">
                  <text:list-header>
                    <text:p text:style-name="P13"><text:span text:style-name="T11">0</text:span></text:p>
                    <text:p text:style-name="P13"><text:span text:style-name="T18">0</text:span></text:p>
                  </text:list-header>
                </text:list>
              </table:table-cell>
              <table:table-cell table:style-name="ce55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0</text:span></text:p>
                  </text:list-header>
                </text:list>
              </table:table-cell>
              <table:table-cell table:style-name="ce56">
                <text:list text:continue-numbering="true" text:style-name="L7">
                  <text:list-header>
                    <text:p text:style-name="P13"><text:span text:style-name="T11">0</text:span></text:p>
                    <text:p text:style-name="P13"><text:span text:style-name="T18">1</text:span></text:p>
                  </text:list-header>
                </text:list>
              </table:table-cell>
              <table:table-cell table:style-name="ce57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1</text:span></text:p>
                  </text:list-header>
                </text:list>
              </table:table-cell>
              <table:table-cell table:style-name="ce58">
                <text:list text:continue-numbering="true" text:style-name="L7">
                  <text:list-header>
                    <text:p text:style-name="P13"><text:span text:style-name="T17">Хранение</text:span></text:p>
                  </text:list-header>
                </text:list>
              </table:table-cell>
            </table:table-row>
            <table:table-row table:style-name="ro4">
              <table:table-cell table:style-name="ce59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0</text:span></text:p>
                  </text:list-header>
                </text:list>
              </table:table-cell>
              <table:table-cell table:style-name="ce60">
                <text:list text:continue-numbering="true" text:style-name="L7">
                  <text:list-header>
                    <text:p text:style-name="P13"><text:span text:style-name="T11">1</text:span></text:p>
                    <text:p text:style-name="P13"><text:span text:style-name="T18">1</text:span></text:p>
                  </text:list-header>
                </text:list>
              </table:table-cell>
              <table:table-cell table:style-name="ce61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1</text:span></text:p>
                  </text:list-header>
                </text:list>
              </table:table-cell>
              <table:table-cell table:style-name="ce62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0</text:span></text:p>
                  </text:list-header>
                </text:list>
              </table:table-cell>
              <table:table-cell table:style-name="ce63">
                <text:list text:continue-numbering="true" text:style-name="L7">
                  <text:list-header>
                    <text:p text:style-name="P13"><text:span text:style-name="T17">Запись «0»</text:span></text:p>
                  </text:list-header>
                </text:list>
              </table:table-cell>
            </table:table-row>
            <table:table-row table:style-name="ro4">
              <table:table-cell table:style-name="ce64">
                <text:list text:continue-numbering="true" text:style-name="L7">
                  <text:list-header>
                    <text:p text:style-name="P13"><text:span text:style-name="T11">1</text:span></text:p>
                    <text:p text:style-name="P13"><text:span text:style-name="T18">1</text:span></text:p>
                  </text:list-header>
                </text:list>
              </table:table-cell>
              <table:table-cell table:style-name="ce65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0</text:span></text:p>
                  </text:list-header>
                </text:list>
              </table:table-cell>
              <table:table-cell table:style-name="ce66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1</text:span></text:p>
                  </text:list-header>
                </text:list>
              </table:table-cell>
              <table:table-cell table:style-name="ce67">
                <text:list text:continue-numbering="true" text:style-name="L7">
                  <text:list-header>
                    <text:p text:style-name="P13"><text:span text:style-name="T17">1</text:span></text:p>
                    <text:p text:style-name="P13"><text:span text:style-name="T17">1</text:span></text:p>
                  </text:list-header>
                </text:list>
              </table:table-cell>
              <table:table-cell table:style-name="ce68">
                <text:list text:continue-numbering="true" text:style-name="L7">
                  <text:list-header>
                    <text:p text:style-name="P13"><text:span text:style-name="T17">Запись «1»</text:span></text:p>
                  </text:list-header>
                </text:list>
              </table:table-cell>
            </table:table-row>
            <table:table-row table:style-name="ro4">
              <table:table-cell table:style-name="ce69">
                <text:list text:continue-numbering="true" text:style-name="L7">
                  <text:list-header>
                    <text:p text:style-name="P13"><text:span text:style-name="T17">1</text:span></text:p>
                    <text:p text:style-name="P13"><text:span text:style-name="T17">1</text:span></text:p>
                  </text:list-header>
                </text:list>
              </table:table-cell>
              <table:table-cell table:style-name="ce70">
                <text:list text:continue-numbering="true" text:style-name="L7">
                  <text:list-header>
                    <text:p text:style-name="P13"><text:span text:style-name="T17">1</text:span></text:p>
                    <text:p text:style-name="P13"><text:span text:style-name="T17">1</text:span></text:p>
                  </text:list-header>
                </text:list>
              </table:table-cell>
              <table:table-cell table:style-name="ce71">
                <text:list text:continue-numbering="true" text:style-name="L7">
                  <text:list-header>
                    <text:p text:style-name="P13"><text:span text:style-name="T17">0</text:span></text:p>
                    <text:p text:style-name="P13"><text:span text:style-name="T17">1</text:span></text:p>
                  </text:list-header>
                </text:list>
              </table:table-cell>
              <table:table-cell table:style-name="ce72">
                <text:list text:continue-numbering="true" text:style-name="L7">
                  <text:list-header>
                    <text:p text:style-name="P13"><text:span text:style-name="T17">1</text:span></text:p>
                    <text:p text:style-name="P13"><text:span text:style-name="T17">0</text:span></text:p>
                  </text:list-header>
                </text:list>
              </table:table-cell>
              <table:table-cell table:style-name="ce73">
                <text:list text:continue-numbering="true" text:style-name="L7">
                  <text:list-header>
                    <text:p text:style-name="P13"><text:span text:style-name="T18">Переклю-чение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80" draw:text-style-name="P7" draw:layer="layout" svg:width="1.402cm" svg:height="6.403cm" svg:x="2.893cm" svg:y="7.924cm">
          <text:list text:style-name="L5">
            <text:list-header>
              <text:p text:style-name="P6"><text:span text:style-name="T5">J</text:span></text:p>
              <text:p text:style-name="P6"><text:span text:style-name="T6"/></text:p>
              <text:p text:style-name="P6"><text:span text:style-name="T6">С</text:span></text:p>
              <text:p text:style-name="P6"><text:span text:style-name="T5"/></text:p>
              <text:p text:style-name="P6"><text:span text:style-name="T5">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497cm" svg:y1="9.723cm" svg:x2="9.296cm" svg:y2="9.723cm">
          <text:p/>
        </draw:line>
        <draw:custom-shape draw:style-name="gr181" draw:text-style-name="P10" draw:layer="layout" svg:width="1.804cm" svg:height="1.361cm" svg:x="8.096cm" svg:y="8.3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7" draw:layer="layout" svg:width="3.202cm" svg:height="6.399cm" svg:x="4.295cm" svg:y="7.924cm">
          <text:list text:style-name="L5">
            <text:list-header>
              <text:p text:style-name="P6"><text:span text:style-name="T5">T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7.497cm" svg:y1="12.325cm" svg:x2="9.3cm" svg:y2="12.325cm">
          <text:p/>
        </draw:line>
        <draw:custom-shape draw:style-name="gr7" draw:text-style-name="P2" draw:layer="layout" svg:width="0.798cm" svg:height="0.802cm" svg:x="7.095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0" draw:layer="layout" svg:width="1.803cm" svg:height="1.361cm" svg:x="0.9cm" svg:y="7.523cm">
          <text:list text:style-name="L5">
            <text:list-header>
              <text:p text:style-name="P9"><text:span text:style-name="T5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10" draw:layer="layout" svg:width="1.804cm" svg:height="1.361cm" svg:x="8.096cm" svg:y="10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8.299cm" svg:y1="11.126cm" svg:x2="9.097cm" svg:y2="11.126cm">
          <text:p/>
        </draw:line>
        <draw:line draw:style-name="gr4" draw:text-style-name="P8" draw:layer="layout" svg:x1="1.098cm" svg:y1="8.921cm" svg:x2="2.897cm" svg:y2="8.921cm">
          <text:p/>
        </draw:line>
        <draw:line draw:style-name="gr4" draw:text-style-name="P8" draw:layer="layout" svg:x1="1.098cm" svg:y1="11.126cm" svg:x2="2.897cm" svg:y2="11.126cm">
          <text:p/>
        </draw:line>
        <draw:custom-shape draw:style-name="gr185" draw:text-style-name="P10" draw:layer="layout" svg:width="1.803cm" svg:height="1.361cm" svg:x="0.9cm" svg:y="9.728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.098cm" svg:y1="13.525cm" svg:x2="2.897cm" svg:y2="13.525cm">
          <text:p/>
        </draw:line>
        <draw:custom-shape draw:style-name="gr186" draw:text-style-name="P10" draw:layer="layout" svg:width="1.803cm" svg:height="1.361cm" svg:x="0.9cm" svg:y="12.127cm">
          <text:list text:style-name="L5">
            <text:list-header>
              <text:p text:style-name="P9"><text:span text:style-name="T5">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2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9">
        <draw:custom-shape draw:style-name="gr187" draw:text-style-name="P7" draw:layer="layout" svg:width="2.601cm" svg:height="4.202cm" svg:x="12.299cm" svg:y="12.925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905cm" svg:y1="15.125cm" svg:x2="16.298cm" svg:y2="15.125cm">
          <text:p/>
        </draw:line>
        <draw:frame presentation:style-name="pr7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JK-</text:span><text:span text:style-name="T3">триггер</text:span></text:p>
              </text:list-header>
            </text:list>
          </draw:text-box>
        </draw:frame>
        <draw:custom-shape draw:style-name="gr188" draw:text-style-name="P7" draw:layer="layout" svg:width="1.402cm" svg:height="6.403cm" svg:x="9.305cm" svg:y="5.5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/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3.309cm" svg:y1="7.325cm" svg:x2="17.105cm" svg:y2="7.325cm">
          <text:p/>
        </draw:line>
        <draw:custom-shape draw:style-name="gr189" draw:text-style-name="P10" draw:layer="layout" svg:width="2.196cm" svg:height="1.361cm" svg:x="13.908cm" svg:y="5.927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7" draw:layer="layout" svg:width="2.602cm" svg:height="6.399cm" svg:x="10.707cm" svg:y="5.5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3.304cm" svg:y1="9.926cm" svg:x2="17.105cm" svg:y2="9.926cm">
          <text:p/>
        </draw:line>
        <draw:custom-shape draw:style-name="gr7" draw:text-style-name="P2" draw:layer="layout" svg:width="0.798cm" svg:height="0.803cm" svg:x="12.90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0" draw:layer="layout" svg:width="1.804cm" svg:height="1.361cm" svg:x="1.499cm" svg:y="5.124cm">
          <text:list text:style-name="L5">
            <text:list-header>
              <text:p text:style-name="P9"><text:span text:style-name="T5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10" draw:layer="layout" svg:width="2.796cm" svg:height="1.361cm" svg:x="13.908cm" svg:y="8.524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4.111cm" svg:y1="8.727cm" svg:x2="14.909cm" svg:y2="8.727cm">
          <text:p/>
        </draw:line>
        <draw:line draw:style-name="gr4" draw:text-style-name="P8" draw:layer="layout" svg:x1="1.301cm" svg:y1="6.522cm" svg:x2="5.098cm" svg:y2="6.526cm">
          <text:p/>
        </draw:line>
        <draw:line draw:style-name="gr4" draw:text-style-name="P8" draw:layer="layout" svg:x1="1.301cm" svg:y1="8.925cm" svg:x2="5.098cm" svg:y2="8.925cm">
          <text:p/>
        </draw:line>
        <draw:custom-shape draw:style-name="gr193" draw:text-style-name="P10" draw:layer="layout" svg:width="1.804cm" svg:height="1.361cm" svg:x="1.098cm" svg:y="7.5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7" draw:layer="layout" svg:width="2.602cm" svg:height="7.403cm" svg:x="4.899cm" svg:y="5.323cm">
          <text:list text:style-name="L5">
            <text:list-header>
              <text:p text:style-name="P6"><text:span text:style-name="T14">КС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4.499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7" draw:layer="layout" svg:width="1.402cm" svg:height="6.403cm" svg:x="18.503cm" svg:y="5.5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2.507cm" svg:y1="7.325cm" svg:x2="24.306cm" svg:y2="7.325cm">
          <text:p/>
        </draw:line>
        <draw:custom-shape draw:style-name="gr196" draw:text-style-name="P10" draw:layer="layout" svg:width="2.196cm" svg:height="1.361cm" svg:x="23.107cm" svg:y="5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7" draw:layer="layout" svg:width="2.602cm" svg:height="6.399cm" svg:x="19.905cm" svg:y="5.5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2.507cm" svg:y1="9.926cm" svg:x2="24.311cm" svg:y2="9.926cm">
          <text:p/>
        </draw:line>
        <draw:custom-shape draw:style-name="gr7" draw:text-style-name="P2" draw:layer="layout" svg:width="0.798cm" svg:height="0.803cm" svg:x="22.10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3.31cm" svg:y1="8.727cm" svg:x2="24.108cm" svg:y2="8.727cm">
          <text:p/>
        </draw:line>
        <draw:custom-shape draw:style-name="gr198" draw:text-style-name="P10" draw:layer="layout" svg:width="2.196cm" svg:height="1.361cm" svg:x="23.107cm" svg:y="8.56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7.105cm" svg:y1="6.526cm" svg:x2="18.499cm" svg:y2="6.526cm">
          <text:p/>
        </draw:line>
        <draw:line draw:style-name="gr4" draw:text-style-name="P8" draw:layer="layout" svg:x1="17.105cm" svg:y1="7.324cm" svg:x2="17.105cm" svg:y2="6.525cm">
          <text:p/>
        </draw:line>
        <draw:line draw:style-name="gr4" draw:text-style-name="P8" draw:layer="layout" svg:x1="2.699cm" svg:y1="5.525cm" svg:x2="2.699cm" svg:y2="4.723cm">
          <text:p/>
        </draw:line>
        <draw:line draw:style-name="gr4" draw:text-style-name="P8" draw:layer="layout" svg:x1="17.105cm" svg:y1="11.126cm" svg:x2="18.499cm" svg:y2="11.126cm">
          <text:p/>
        </draw:line>
        <draw:line draw:style-name="gr150" draw:text-style-name="P8" draw:layer="layout" svg:x1="4.299cm" svg:y1="15.327cm" svg:x2="4.299cm" svg:y2="8.924cm">
          <text:p/>
        </draw:line>
        <draw:line draw:style-name="gr4" draw:text-style-name="P8" draw:layer="layout" svg:x1="4.299cm" svg:y1="15.328cm" svg:x2="12.303cm" svg:y2="15.328cm">
          <text:p/>
        </draw:line>
        <draw:line draw:style-name="gr4" draw:text-style-name="P8" draw:layer="layout" svg:x1="16.303cm" svg:y1="15.125cm" svg:x2="16.303cm" svg:y2="8.925cm">
          <text:p/>
        </draw:line>
        <draw:line draw:style-name="gr4" draw:text-style-name="P8" draw:layer="layout" svg:x1="16.303cm" svg:y1="8.925cm" svg:x2="18.499cm" svg:y2="8.925cm">
          <text:p/>
        </draw:line>
        <draw:line draw:style-name="gr4" draw:text-style-name="P8" draw:layer="layout" svg:x1="7.501cm" svg:y1="6.526cm" svg:x2="9.3cm" svg:y2="6.526cm">
          <text:p/>
        </draw:line>
        <draw:line draw:style-name="gr4" draw:text-style-name="P8" draw:layer="layout" svg:x1="7.501cm" svg:y1="10.927cm" svg:x2="9.3cm" svg:y2="10.927cm">
          <text:p/>
        </draw:line>
        <draw:line draw:style-name="gr4" draw:text-style-name="P8" draw:layer="layout" svg:x1="1.301cm" svg:y1="10.724cm" svg:x2="5.098cm" svg:y2="10.729cm">
          <text:p/>
        </draw:line>
        <draw:custom-shape draw:style-name="gr199" draw:text-style-name="P10" draw:layer="layout" svg:width="1.804cm" svg:height="1.361cm" svg:x="1.098cm" svg:y="9.327cm">
          <text:list text:style-name="L5">
            <text:list-header>
              <text:p text:style-name="P9"><text:span text:style-name="T5">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23.301cm" svg:y1="18.124cm" svg:x2="23.301cm" svg:y2="9.926cm">
          <text:p/>
        </draw:line>
        <draw:line draw:style-name="gr4" draw:text-style-name="P8" draw:layer="layout" svg:x1="2.699cm" svg:y1="18.124cm" svg:x2="23.305cm" svg:y2="18.124cm">
          <text:p/>
        </draw:line>
        <draw:line draw:style-name="gr4" draw:text-style-name="P8" draw:layer="layout" svg:x1="2.699cm" svg:y1="18.124cm" svg:x2="2.699cm" svg:y2="11.924cm">
          <text:p/>
        </draw:line>
        <draw:line draw:style-name="gr4" draw:text-style-name="P8" draw:layer="layout" svg:x1="2.699cm" svg:y1="11.924cm" svg:x2="4.899cm" svg:y2="11.924cm">
          <text:p/>
        </draw:line>
        <draw:line draw:style-name="gr4" draw:text-style-name="P8" draw:layer="layout" svg:x1="2.699cm" svg:y1="5.525cm" svg:x2="4.899cm" svg:y2="5.525cm">
          <text:p/>
        </draw:line>
        <draw:line draw:style-name="gr4" draw:text-style-name="P8" draw:layer="layout" svg:x1="17.101cm" svg:y1="11.126cm" svg:x2="17.101cm" svg:y2="9.926cm">
          <text:p/>
        </draw:line>
        <draw:line draw:style-name="gr150" draw:text-style-name="P8" draw:layer="layout" svg:x1="23.301cm" svg:y1="4.723cm" svg:x2="23.301cm" svg:y2="7.325cm">
          <text:p/>
        </draw:line>
        <draw:line draw:style-name="gr4" draw:text-style-name="P8" draw:layer="layout" svg:x1="2.699cm" svg:y1="4.723cm" svg:x2="23.305cm" svg:y2="4.723cm">
          <text:p/>
        </draw:line>
        <draw:custom-shape draw:style-name="gr7" draw:text-style-name="P2" draw:layer="layout" svg:width="0.798cm" svg:height="0.803cm" svg:x="8.899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8.899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664cm" svg:height="9.489cm" svg:x="3.193cm" svg:y="1.922cm" draw:page-number="2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9">
        <draw:custom-shape draw:style-name="gr200" draw:text-style-name="P7" draw:layer="layout" svg:width="2.601cm" svg:height="4.202cm" svg:x="12.299cm" svg:y="12.925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905cm" svg:y1="15.125cm" svg:x2="16.298cm" svg:y2="15.125cm">
          <text:p/>
        </draw:line>
        <draw:frame presentation:style-name="pr8" draw:text-style-name="P2" draw:layer="layout" svg:width="20.11cm" svg:height="1.919cm" svg:x="4.001cm" svg:y="0.102cm" presentation:class="title" presentation:user-transformed="true">
          <draw:text-box>
            <text:list text:style-name="L1">
              <text:list-header>
                <text:p text:style-name="P1"><text:span text:style-name="T3">Двухступенчатый </text:span><text:span text:style-name="T4">JK-</text:span><text:span text:style-name="T3">триггер</text:span></text:p>
              </text:list-header>
            </text:list>
          </draw:text-box>
        </draw:frame>
        <draw:custom-shape draw:style-name="gr201" draw:text-style-name="P7" draw:layer="layout" svg:width="1.402cm" svg:height="6.403cm" svg:x="9.305cm" svg:y="5.5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/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3.309cm" svg:y1="7.325cm" svg:x2="17.105cm" svg:y2="7.325cm">
          <text:p/>
        </draw:line>
        <draw:custom-shape draw:style-name="gr202" draw:text-style-name="P10" draw:layer="layout" svg:width="2.196cm" svg:height="1.361cm" svg:x="13.908cm" svg:y="5.927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7" draw:layer="layout" svg:width="2.602cm" svg:height="6.399cm" svg:x="10.707cm" svg:y="5.5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3.304cm" svg:y1="9.926cm" svg:x2="17.105cm" svg:y2="9.926cm">
          <text:p/>
        </draw:line>
        <draw:custom-shape draw:style-name="gr7" draw:text-style-name="P2" draw:layer="layout" svg:width="0.798cm" svg:height="0.803cm" svg:x="12.90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10" draw:layer="layout" svg:width="1.804cm" svg:height="1.361cm" svg:x="1.693cm" svg:y="4.524cm">
          <text:list text:style-name="L5">
            <text:list-header>
              <text:p text:style-name="P9"><text:span text:style-name="T5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10" draw:layer="layout" svg:width="2.796cm" svg:height="1.361cm" svg:x="13.908cm" svg:y="8.524cm">
          <text:list text:style-name="L5">
            <text:list-header>
              <text:p text:style-name="P9"><text:span text:style-name="T5">Q</text:span><text:span text:style-name="T6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4.111cm" svg:y1="8.727cm" svg:x2="14.909cm" svg:y2="8.727cm">
          <text:p/>
        </draw:line>
        <draw:line draw:style-name="gr4" draw:text-style-name="P8" draw:layer="layout" svg:x1="1.301cm" svg:y1="5.724cm" svg:x2="5.098cm" svg:y2="5.728cm">
          <text:p/>
        </draw:line>
        <draw:line draw:style-name="gr4" draw:text-style-name="P8" draw:layer="layout" svg:x1="1.301cm" svg:y1="8.925cm" svg:x2="5.098cm" svg:y2="8.925cm">
          <text:p/>
        </draw:line>
        <draw:custom-shape draw:style-name="gr206" draw:text-style-name="P10" draw:layer="layout" svg:width="1.804cm" svg:height="1.361cm" svg:x="1.098cm" svg:y="7.527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798cm" svg:height="0.803cm" svg:x="14.499cm" svg:y="1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" draw:layer="layout" svg:width="1.402cm" svg:height="6.403cm" svg:x="18.503cm" svg:y="5.525cm">
          <text:list text:style-name="L5">
            <text:list-header>
              <text:p text:style-name="P6"><text:span text:style-name="T5">S</text:span></text:p>
              <text:p text:style-name="P6"><text:span text:style-name="T5"/></text:p>
              <text:p text:style-name="P6"><text:span text:style-name="T5">C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2.507cm" svg:y1="7.325cm" svg:x2="25.4cm" svg:y2="7.325cm">
          <text:p/>
        </draw:line>
        <draw:custom-shape draw:style-name="gr208" draw:text-style-name="P10" draw:layer="layout" svg:width="2.196cm" svg:height="1.361cm" svg:x="23.107cm" svg:y="5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7" draw:layer="layout" svg:width="2.602cm" svg:height="6.399cm" svg:x="19.905cm" svg:y="5.525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2.697cm" svg:y1="9.926cm" svg:x2="24.5cm" svg:y2="9.926cm">
          <text:p/>
        </draw:line>
        <draw:custom-shape draw:style-name="gr7" draw:text-style-name="P2" draw:layer="layout" svg:width="0.798cm" svg:height="0.803cm" svg:x="22.10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3.499cm" svg:y1="8.727cm" svg:x2="24.298cm" svg:y2="8.727cm">
          <text:p/>
        </draw:line>
        <draw:custom-shape draw:style-name="gr210" draw:text-style-name="P10" draw:layer="layout" svg:width="2.196cm" svg:height="1.361cm" svg:x="23.107cm" svg:y="8.56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7.105cm" svg:y1="6.526cm" svg:x2="18.499cm" svg:y2="6.526cm">
          <text:p/>
        </draw:line>
        <draw:line draw:style-name="gr4" draw:text-style-name="P8" draw:layer="layout" svg:x1="17.105cm" svg:y1="7.324cm" svg:x2="17.105cm" svg:y2="6.525cm">
          <text:p/>
        </draw:line>
        <draw:line draw:style-name="gr4" draw:text-style-name="P8" draw:layer="layout" svg:x1="2.699cm" svg:y1="4.926cm" svg:x2="2.699cm" svg:y2="3.726cm">
          <text:p/>
        </draw:line>
        <draw:line draw:style-name="gr4" draw:text-style-name="P8" draw:layer="layout" svg:x1="17.105cm" svg:y1="11.126cm" svg:x2="18.499cm" svg:y2="11.126cm">
          <text:p/>
        </draw:line>
        <draw:line draw:style-name="gr150" draw:text-style-name="P8" draw:layer="layout" svg:x1="4.299cm" svg:y1="15.327cm" svg:x2="4.299cm" svg:y2="8.924cm">
          <text:p/>
        </draw:line>
        <draw:line draw:style-name="gr4" draw:text-style-name="P8" draw:layer="layout" svg:x1="4.299cm" svg:y1="15.328cm" svg:x2="12.303cm" svg:y2="15.328cm">
          <text:p/>
        </draw:line>
        <draw:line draw:style-name="gr4" draw:text-style-name="P8" draw:layer="layout" svg:x1="16.303cm" svg:y1="15.125cm" svg:x2="16.303cm" svg:y2="8.925cm">
          <text:p/>
        </draw:line>
        <draw:line draw:style-name="gr4" draw:text-style-name="P8" draw:layer="layout" svg:x1="16.303cm" svg:y1="8.925cm" svg:x2="18.499cm" svg:y2="8.925cm">
          <text:p/>
        </draw:line>
        <draw:line draw:style-name="gr4" draw:text-style-name="P8" draw:layer="layout" svg:x1="7.501cm" svg:y1="6.526cm" svg:x2="9.3cm" svg:y2="6.526cm">
          <text:p/>
        </draw:line>
        <draw:line draw:style-name="gr4" draw:text-style-name="P8" draw:layer="layout" svg:x1="7.501cm" svg:y1="10.927cm" svg:x2="9.3cm" svg:y2="10.927cm">
          <text:p/>
        </draw:line>
        <draw:line draw:style-name="gr4" draw:text-style-name="P8" draw:layer="layout" svg:x1="1.301cm" svg:y1="10.724cm" svg:x2="5.098cm" svg:y2="10.729cm">
          <text:p/>
        </draw:line>
        <draw:custom-shape draw:style-name="gr211" draw:text-style-name="P10" draw:layer="layout" svg:width="1.804cm" svg:height="1.361cm" svg:x="1.098cm" svg:y="9.327cm">
          <text:list text:style-name="L5">
            <text:list-header>
              <text:p text:style-name="P9"><text:span text:style-name="T5">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8" draw:layer="layout" svg:x1="23.301cm" svg:y1="3.726cm" svg:x2="23.301cm" svg:y2="9.926cm">
          <text:p/>
        </draw:line>
        <draw:line draw:style-name="gr4" draw:text-style-name="P8" draw:layer="layout" svg:x1="2.699cm" svg:y1="18.124cm" svg:x2="24.902cm" svg:y2="18.124cm">
          <text:p/>
        </draw:line>
        <draw:line draw:style-name="gr4" draw:text-style-name="P8" draw:layer="layout" svg:x1="2.699cm" svg:y1="18.124cm" svg:x2="2.699cm" svg:y2="11.924cm">
          <text:p/>
        </draw:line>
        <draw:line draw:style-name="gr4" draw:text-style-name="P8" draw:layer="layout" svg:x1="2.699cm" svg:y1="11.924cm" svg:x2="4.899cm" svg:y2="11.924cm">
          <text:p/>
        </draw:line>
        <draw:line draw:style-name="gr4" draw:text-style-name="P8" draw:layer="layout" svg:x1="2.699cm" svg:y1="4.926cm" svg:x2="4.899cm" svg:y2="4.926cm">
          <text:p/>
        </draw:line>
        <draw:line draw:style-name="gr4" draw:text-style-name="P8" draw:layer="layout" svg:x1="17.101cm" svg:y1="11.126cm" svg:x2="17.101cm" svg:y2="9.926cm">
          <text:p/>
        </draw:line>
        <draw:custom-shape draw:style-name="gr212" draw:text-style-name="P7" draw:layer="layout" svg:width="2.602cm" svg:height="3.603cm" svg:x="4.899cm" svg:y="4.123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7.1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2.699cm" svg:y1="3.726cm" svg:x2="23.305cm" svg:y2="3.726cm">
          <text:p/>
        </draw:line>
        <draw:line draw:style-name="gr4" draw:text-style-name="P8" draw:layer="layout" svg:x1="4.299cm" svg:y1="6.725cm" svg:x2="4.895cm" svg:y2="6.729cm">
          <text:p/>
        </draw:line>
        <draw:line draw:style-name="gr4" draw:text-style-name="P8" draw:layer="layout" svg:x1="4.299cm" svg:y1="8.925cm" svg:x2="4.299cm" svg:y2="6.725cm">
          <text:p/>
        </draw:line>
        <draw:custom-shape draw:style-name="gr213" draw:text-style-name="P7" draw:layer="layout" svg:width="2.602cm" svg:height="4.198cm" svg:x="4.899cm" svg:y="8.326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7.1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8.899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8.899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8" draw:layer="layout" svg:x1="24.902cm" svg:y1="18.123cm" svg:x2="24.902cm" svg:y2="7.324cm">
          <text:p/>
        </draw:line>
        <presentation:notes draw:style-name="dp2">
          <draw:page-thumbnail draw:style-name="gr1" draw:layer="layout" svg:width="12.664cm" svg:height="9.489cm" svg:x="3.193cm" svg:y="1.922cm" draw:page-number="2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<text:span text:style-name="T3">Построение </text:span><text:span text:style-name="T4">D-</text:span><text:span text:style-name="T3">триггера </text:span><text:span text:style-name="T3"><text:line-break/></text:span><text:span text:style-name="T3">на основе </text:span><text:span text:style-name="T4">JK-</text:span><text:span text:style-name="T3">триггера</text:span></text:p>
              </text:list-header>
            </text:list>
          </draw:text-box>
        </draw:frame>
        <draw:custom-shape draw:style-name="gr214" draw:text-style-name="P7" draw:layer="layout" svg:width="1.402cm" svg:height="6.403cm" svg:x="13.498cm" svg:y="7.924cm">
          <text:list text:style-name="L5">
            <text:list-header>
              <text:p text:style-name="P6"><text:span text:style-name="T5">J</text:span></text:p>
              <text:p text:style-name="P6"><text:span text:style-name="T6"/></text:p>
              <text:p text:style-name="P6"><text:span text:style-name="T6">С</text:span></text:p>
              <text:p text:style-name="P6"><text:span text:style-name="T5"/></text:p>
              <text:p text:style-name="P6"><text:span text:style-name="T5">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8.102cm" svg:y1="9.723cm" svg:x2="19.901cm" svg:y2="9.723cm">
          <text:p/>
        </draw:line>
        <draw:custom-shape draw:style-name="gr215" draw:text-style-name="P10" draw:layer="layout" svg:width="1.803cm" svg:height="1.361cm" svg:x="18.702cm" svg:y="8.3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7" draw:layer="layout" svg:width="3.202cm" svg:height="6.399cm" svg:x="14.9cm" svg:y="7.924cm">
          <text:list text:style-name="L5">
            <text:list-header>
              <text:p text:style-name="P6"><text:span text:style-name="T5">T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8.102cm" svg:y1="12.325cm" svg:x2="19.905cm" svg:y2="12.325cm">
          <text:p/>
        </draw:line>
        <draw:custom-shape draw:style-name="gr7" draw:text-style-name="P2" draw:layer="layout" svg:width="0.798cm" svg:height="0.802cm" svg:x="17.701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10" draw:layer="layout" svg:width="1.803cm" svg:height="1.361cm" svg:x="2.699cm" svg:y="7.523cm">
          <text:list text:style-name="L5">
            <text:list-header>
              <text:p text:style-name="P9"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10" draw:layer="layout" svg:width="1.803cm" svg:height="1.361cm" svg:x="18.702cm" svg:y="10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8.904cm" svg:y1="11.126cm" svg:x2="19.703cm" svg:y2="11.126cm">
          <text:p/>
        </draw:line>
        <draw:line draw:style-name="gr4" draw:text-style-name="P8" draw:layer="layout" svg:x1="2.897cm" svg:y1="8.921cm" svg:x2="13.503cm" svg:y2="8.921cm">
          <text:p/>
        </draw:line>
        <draw:line draw:style-name="gr4" draw:text-style-name="P8" draw:layer="layout" svg:x1="2.897cm" svg:y1="11.126cm" svg:x2="13.503cm" svg:y2="11.126cm">
          <text:p/>
        </draw:line>
        <draw:custom-shape draw:style-name="gr219" draw:text-style-name="P10" draw:layer="layout" svg:width="1.803cm" svg:height="1.361cm" svg:x="2.699cm" svg:y="9.723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703cm" svg:y1="13.525cm" svg:x2="13.503cm" svg:y2="13.525cm">
          <text:p/>
        </draw:line>
        <draw:custom-shape draw:style-name="gr220" draw:text-style-name="P7" draw:layer="layout" svg:width="2.602cm" svg:height="3.201cm" svg:x="6.698cm" svg:y="11.924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9.701cm" svg:y1="13.525cm" svg:x2="11.699cm" svg:y2="13.525cm">
          <text:p/>
        </draw:line>
        <draw:custom-shape draw:style-name="gr7" draw:text-style-name="P2" draw:layer="layout" svg:width="0.798cm" svg:height="0.802cm" svg:x="8.899cm" svg:y="1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8" draw:layer="layout" svg:x1="5.098cm" svg:y1="13.525cm" svg:x2="5.098cm" svg:y2="8.925cm">
          <text:p/>
        </draw:line>
        <draw:line draw:style-name="gr4" draw:text-style-name="P8" draw:layer="layout" svg:x1="5.098cm" svg:y1="13.525cm" svg:x2="6.698cm" svg:y2="13.525cm">
          <text:p/>
        </draw:line>
        <presentation:notes draw:style-name="dp2">
          <draw:page-thumbnail draw:style-name="gr1" draw:layer="layout" svg:width="12.664cm" svg:height="9.489cm" svg:x="3.193cm" svg:y="1.922cm" draw:page-number="2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<text:span text:style-name="T3">Построение </text:span><text:span text:style-name="T4">T-</text:span><text:span text:style-name="T3">триггера </text:span><text:span text:style-name="T3"><text:line-break/></text:span><text:span text:style-name="T3">на основе </text:span><text:span text:style-name="T4">JK-</text:span><text:span text:style-name="T3">триггера</text:span></text:p>
              </text:list-header>
            </text:list>
          </draw:text-box>
        </draw:frame>
        <draw:custom-shape draw:style-name="gr221" draw:text-style-name="P7" draw:layer="layout" svg:width="1.402cm" svg:height="6.403cm" svg:x="13.498cm" svg:y="7.924cm">
          <text:list text:style-name="L5">
            <text:list-header>
              <text:p text:style-name="P6"><text:span text:style-name="T5">J</text:span></text:p>
              <text:p text:style-name="P6"><text:span text:style-name="T6"/></text:p>
              <text:p text:style-name="P6"><text:span text:style-name="T6">С</text:span></text:p>
              <text:p text:style-name="P6"><text:span text:style-name="T5"/></text:p>
              <text:p text:style-name="P6"><text:span text:style-name="T5">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8.102cm" svg:y1="9.723cm" svg:x2="19.901cm" svg:y2="9.723cm">
          <text:p/>
        </draw:line>
        <draw:custom-shape draw:style-name="gr222" draw:text-style-name="P10" draw:layer="layout" svg:width="1.803cm" svg:height="1.361cm" svg:x="18.702cm" svg:y="8.3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7" draw:layer="layout" svg:width="3.202cm" svg:height="6.399cm" svg:x="14.9cm" svg:y="7.924cm">
          <text:list text:style-name="L5">
            <text:list-header>
              <text:p text:style-name="P6"><text:span text:style-name="T5">T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8.102cm" svg:y1="12.325cm" svg:x2="19.905cm" svg:y2="12.325cm">
          <text:p/>
        </draw:line>
        <draw:custom-shape draw:style-name="gr7" draw:text-style-name="P2" draw:layer="layout" svg:width="0.798cm" svg:height="0.802cm" svg:x="17.701cm" svg:y="11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0" draw:layer="layout" svg:width="3.602cm" svg:height="1.361cm" svg:x="2.699cm" svg:y="7.523cm">
          <text:list text:style-name="L5">
            <text:list-header>
              <text:p text:style-name="P9"><text:span text:style-name="T5">+5</text:span><text:span text:style-name="T6">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10" draw:layer="layout" svg:width="1.803cm" svg:height="1.361cm" svg:x="18.702cm" svg:y="10.927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8.904cm" svg:y1="11.126cm" svg:x2="19.703cm" svg:y2="11.126cm">
          <text:p/>
        </draw:line>
        <draw:line draw:style-name="gr4" draw:text-style-name="P8" draw:layer="layout" svg:x1="9.102cm" svg:y1="8.921cm" svg:x2="13.503cm" svg:y2="8.921cm">
          <text:p/>
        </draw:line>
        <draw:line draw:style-name="gr4" draw:text-style-name="P8" draw:layer="layout" svg:x1="2.897cm" svg:y1="11.126cm" svg:x2="13.503cm" svg:y2="11.126cm">
          <text:p/>
        </draw:line>
        <draw:custom-shape draw:style-name="gr226" draw:text-style-name="P10" draw:layer="layout" svg:width="1.803cm" svg:height="1.361cm" svg:x="2.699cm" svg:y="9.723cm">
          <text:list text:style-name="L5">
            <text:list-header>
              <text:p text:style-name="P9"><text:span text:style-name="T5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099cm" svg:y1="13.525cm" svg:x2="13.503cm" svg:y2="13.525cm">
          <text:p/>
        </draw:line>
        <draw:line draw:style-name="gr150" draw:text-style-name="P8" draw:layer="layout" svg:x1="11.099cm" svg:y1="13.525cm" svg:x2="11.099cm" svg:y2="8.925cm">
          <text:p/>
        </draw:line>
        <draw:custom-shape draw:style-name="gr227" draw:text-style-name="P7" draw:layer="layout" svg:width="2.602cm" svg:height="0.803cm" svg:x="6.5cm" svg:y="8.524cm">
          <text:list text:style-name="L5">
            <text:list-header>
              <text:p text:style-name="P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3.298cm" svg:y1="8.925cm" svg:x2="6.504cm" svg:y2="8.925cm">
          <text:p/>
        </draw:line>
        <presentation:notes draw:style-name="dp2">
          <draw:page-thumbnail draw:style-name="gr1" draw:layer="layout" svg:width="12.664cm" svg:height="9.489cm" svg:x="3.193cm" svg:y="1.922cm" draw:page-number="2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Комбинированный триггер</text:p>
              </text:list-header>
            </text:list>
          </draw:text-box>
        </draw:frame>
        <draw:custom-shape draw:style-name="gr228" draw:text-style-name="P7" draw:layer="layout" svg:width="1.403cm" svg:height="10.402cm" svg:x="9.895cm" svg:y="6.324cm">
          <text:list text:style-name="L5">
            <text:list-header>
              <text:p text:style-name="P6"><text:span text:style-name="T5">S</text:span></text:p>
              <text:p text:style-name="P6"><text:span text:style-name="T6"/></text:p>
              <text:p text:style-name="P6"><text:span text:style-name="T5">J</text:span></text:p>
              <text:p text:style-name="P6"><text:span text:style-name="T6"/></text:p>
              <text:p text:style-name="P6"><text:span text:style-name="T6">С</text:span></text:p>
              <text:p text:style-name="P6"><text:span text:style-name="T5"/></text:p>
              <text:p text:style-name="P6"><text:span text:style-name="T5">K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499cm" svg:y1="8.722cm" svg:x2="16.298cm" svg:y2="8.722cm">
          <text:p/>
        </draw:line>
        <draw:custom-shape draw:style-name="gr229" draw:text-style-name="P10" draw:layer="layout" svg:width="1.803cm" svg:height="1.361cm" svg:x="15.099cm" svg:y="7.325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7" draw:layer="layout" svg:width="3.201cm" svg:height="10.402cm" svg:x="11.298cm" svg:y="6.324cm">
          <text:list text:style-name="L5">
            <text:list-header>
              <text:p text:style-name="P6"><text:span text:style-name="T5">T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504cm" svg:y1="13.926cm" svg:x2="16.307cm" svg:y2="13.926cm">
          <text:p/>
        </draw:line>
        <draw:custom-shape draw:style-name="gr7" draw:text-style-name="P2" draw:layer="layout" svg:width="0.798cm" svg:height="0.802cm" svg:x="14.102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0" draw:layer="layout" svg:width="1.804cm" svg:height="1.361cm" svg:x="15.103cm" svg:y="12.528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5.306cm" svg:y1="12.726cm" svg:x2="16.104cm" svg:y2="12.726cm">
          <text:p/>
        </draw:line>
        <draw:line draw:style-name="gr4" draw:text-style-name="P8" draw:layer="layout" svg:x1="7.501cm" svg:y1="7.325cm" svg:x2="9.904cm" svg:y2="7.325cm">
          <text:p/>
        </draw:line>
        <draw:line draw:style-name="gr4" draw:text-style-name="P8" draw:layer="layout" svg:x1="7.501cm" svg:y1="9.327cm" svg:x2="9.904cm" svg:y2="9.327cm">
          <text:p/>
        </draw:line>
        <draw:line draw:style-name="gr4" draw:text-style-name="P8" draw:layer="layout" svg:x1="7.501cm" svg:y1="11.527cm" svg:x2="9.904cm" svg:y2="11.527cm">
          <text:p/>
        </draw:line>
        <draw:line draw:style-name="gr4" draw:text-style-name="P8" draw:layer="layout" svg:x1="7.501cm" svg:y1="13.727cm" svg:x2="9.904cm" svg:y2="13.727cm">
          <text:p/>
        </draw:line>
        <draw:line draw:style-name="gr4" draw:text-style-name="P8" draw:layer="layout" svg:x1="7.501cm" svg:y1="15.928cm" svg:x2="9.904cm" svg:y2="15.928cm">
          <text:p/>
        </draw:line>
        <draw:line draw:style-name="gr4" draw:text-style-name="P8" draw:layer="layout" svg:x1="9.9cm" svg:y1="8.123cm" svg:x2="11.302cm" svg:y2="8.123cm">
          <text:p/>
        </draw:line>
        <draw:line draw:style-name="gr4" draw:text-style-name="P8" draw:layer="layout" svg:x1="9.9cm" svg:y1="14.927cm" svg:x2="11.302cm" svg:y2="14.927cm">
          <text:p/>
        </draw:line>
        <presentation:notes draw:style-name="dp2">
          <draw:page-thumbnail draw:style-name="gr1" draw:layer="layout" svg:width="12.664cm" svg:height="9.489cm" svg:x="3.193cm" svg:y="1.922cm" draw:page-number="2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Динамическая синхронизация</text:p>
              </text:list-header>
            </text:list>
          </draw:text-box>
        </draw:frame>
        <draw:line draw:style-name="gr4" draw:text-style-name="P8" draw:layer="layout" svg:x1="3.903cm" svg:y1="8.326cm" svg:x2="6.306cm" svg:y2="8.326cm">
          <text:p/>
        </draw:line>
        <draw:line draw:style-name="gr4" draw:text-style-name="P8" draw:layer="layout" svg:x1="6.301cm" svg:y1="10.125cm" svg:x2="6.301cm" svg:y2="6.725cm">
          <text:p/>
        </draw:line>
        <draw:line draw:style-name="gr4" draw:text-style-name="P8" draw:layer="layout" svg:x1="7.501cm" svg:y1="9.727cm" svg:x2="7.501cm" svg:y2="7.324cm">
          <text:p/>
        </draw:line>
        <draw:custom-shape draw:style-name="gr232" draw:text-style-name="P10" draw:layer="layout" svg:width="1.804cm" svg:height="1.361cm" svg:x="6.301cm" svg:y="7.766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5.9cm" svg:y1="8.722cm" svg:x2="6.703cm" svg:y2="7.92cm">
          <text:p/>
        </draw:line>
        <draw:line draw:style-name="gr4" draw:text-style-name="P8" draw:layer="layout" svg:x1="10.103cm" svg:y1="8.286cm" svg:x2="12.506cm" svg:y2="8.286cm">
          <text:p/>
        </draw:line>
        <draw:line draw:style-name="gr4" draw:text-style-name="P8" draw:layer="layout" svg:x1="12.502cm" svg:y1="10.085cm" svg:x2="12.502cm" svg:y2="6.685cm">
          <text:p/>
        </draw:line>
        <draw:line draw:style-name="gr4" draw:text-style-name="P8" draw:layer="layout" svg:x1="14.301cm" svg:y1="9.528cm" svg:x2="14.301cm" svg:y2="7.125cm">
          <text:p/>
        </draw:line>
        <draw:custom-shape draw:style-name="gr233" draw:text-style-name="P10" draw:layer="layout" svg:width="1.804cm" svg:height="1.361cm" svg:x="13.101cm" svg:y="7.523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" draw:layer="layout" svg:width="1.001cm" svg:height="1.001cm" draw:transform="rotate (-1.57079632679579) translate (13.1cm 7.7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5" draw:text-style-name="P10" draw:layer="layout" svg:width="7.4cm" svg:height="1.361cm" svg:x="6.901cm" svg:y="4.723cm">
          <text:list text:style-name="L5">
            <text:list-header>
              <text:p text:style-name="P9"><text:span text:style-name="T14">По подъему 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9.499cm" svg:y1="8.731cm" svg:x2="17.7cm" svg:y2="8.727cm">
          <text:p/>
        </draw:line>
        <draw:line draw:style-name="gr4" draw:text-style-name="P8" draw:layer="layout" svg:x1="20.1cm" svg:y1="7.325cm" svg:x2="19.5cm" svg:y2="8.727cm">
          <text:p/>
        </draw:line>
        <draw:line draw:style-name="gr4" draw:text-style-name="P8" draw:layer="layout" svg:x1="21.898cm" svg:y1="7.329cm" svg:x2="20.099cm" svg:y2="7.325cm">
          <text:p/>
        </draw:line>
        <draw:custom-shape draw:style-name="gr236" draw:text-style-name="P10" draw:layer="layout" svg:width="7.4cm" svg:height="1.361cm" svg:x="6.901cm" svg:y="10.526cm">
          <text:list text:style-name="L5">
            <text:list-header>
              <text:p text:style-name="P9"><text:span text:style-name="T14">По спаду 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3.903cm" svg:y1="14.927cm" svg:x2="6.306cm" svg:y2="14.927cm">
          <text:p/>
        </draw:line>
        <draw:line draw:style-name="gr4" draw:text-style-name="P8" draw:layer="layout" svg:x1="6.301cm" svg:y1="16.726cm" svg:x2="6.301cm" svg:y2="13.326cm">
          <text:p/>
        </draw:line>
        <draw:line draw:style-name="gr4" draw:text-style-name="P8" draw:layer="layout" svg:x1="7.501cm" svg:y1="16.328cm" svg:x2="7.501cm" svg:y2="13.925cm">
          <text:p/>
        </draw:line>
        <draw:custom-shape draw:style-name="gr237" draw:text-style-name="P10" draw:layer="layout" svg:width="1.804cm" svg:height="1.361cm" svg:x="6.301cm" svg:y="13.966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6.702cm" svg:y1="15.323cm" svg:x2="5.899cm" svg:y2="14.52cm">
          <text:p/>
        </draw:line>
        <draw:line draw:style-name="gr4" draw:text-style-name="P8" draw:layer="layout" svg:x1="10.103cm" svg:y1="14.887cm" svg:x2="12.506cm" svg:y2="14.887cm">
          <text:p/>
        </draw:line>
        <draw:line draw:style-name="gr4" draw:text-style-name="P8" draw:layer="layout" svg:x1="12.502cm" svg:y1="16.686cm" svg:x2="12.502cm" svg:y2="13.286cm">
          <text:p/>
        </draw:line>
        <draw:line draw:style-name="gr4" draw:text-style-name="P8" draw:layer="layout" svg:x1="14.301cm" svg:y1="16.131cm" svg:x2="14.301cm" svg:y2="13.727cm">
          <text:p/>
        </draw:line>
        <draw:custom-shape draw:style-name="gr238" draw:text-style-name="P10" draw:layer="layout" svg:width="1.804cm" svg:height="1.361cm" svg:x="13.101cm" svg:y="14.124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" draw:layer="layout" svg:width="1.001cm" svg:height="1.001cm" draw:transform="rotate (-1.57079632679579) translate (12.812cm 14.38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4" draw:text-style-name="P8" draw:layer="layout" svg:x1="19.499cm" svg:y1="13.926cm" svg:x2="17.7cm" svg:y2="13.931cm">
            <text:p/>
          </draw:line>
          <draw:line draw:style-name="gr4" draw:text-style-name="P8" draw:layer="layout" svg:x1="20.1cm" svg:y1="15.332cm" svg:x2="19.5cm" svg:y2="13.93cm">
            <text:p/>
          </draw:line>
          <draw:line draw:style-name="gr4" draw:text-style-name="P8" draw:layer="layout" svg:x1="21.898cm" svg:y1="15.328cm" svg:x2="20.099cm" svg:y2="15.332cm">
            <text:p/>
          </draw:line>
        </draw:g>
        <presentation:notes draw:style-name="dp2">
          <draw:page-thumbnail draw:style-name="gr1" draw:layer="layout" svg:width="12.664cm" svg:height="9.489cm" svg:x="3.193cm" svg:y="1.922cm" draw:page-number="26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 ТМ2</text:p>
              </text:list-header>
            </text:list>
          </draw:text-box>
        </draw:frame>
        <draw:custom-shape draw:style-name="gr239" draw:text-style-name="P7" draw:layer="layout" svg:width="1.403cm" svg:height="8.603cm" svg:x="9.895cm" svg:y="6.324cm">
          <text:list text:style-name="L5">
            <text:list-header>
              <text:p text:style-name="P6"><text:span text:style-name="T5">S</text:span></text:p>
              <text:p text:style-name="P6"><text:span text:style-name="T6"/></text:p>
              <text:p text:style-name="P6"><text:span text:style-name="T5">D</text:span></text:p>
              <text:p text:style-name="P6"><text:span text:style-name="T6"/></text:p>
              <text:p text:style-name="P6"><text:span text:style-name="T6">С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499cm" svg:y1="8.722cm" svg:x2="16.298cm" svg:y2="8.722cm">
          <text:p/>
        </draw:line>
        <draw:custom-shape draw:style-name="gr240" draw:text-style-name="P10" draw:layer="layout" svg:width="1.803cm" svg:height="1.361cm" svg:x="15.099cm" svg:y="7.325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7" draw:layer="layout" svg:width="3.201cm" svg:height="8.603cm" svg:x="11.298cm" svg:y="6.324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499cm" svg:y1="12.524cm" svg:x2="16.303cm" svg:y2="12.524cm">
          <text:p/>
        </draw:line>
        <draw:custom-shape draw:style-name="gr7" draw:text-style-name="P2" draw:layer="layout" svg:width="0.798cm" svg:height="0.803cm" svg:x="14.098cm" svg:y="12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0" draw:layer="layout" svg:width="1.803cm" svg:height="1.361cm" svg:x="15.099cm" svg:y="11.1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5.302cm" svg:y1="11.324cm" svg:x2="16.1cm" svg:y2="11.324cm">
          <text:p/>
        </draw:line>
        <draw:line draw:style-name="gr4" draw:text-style-name="P8" draw:layer="layout" svg:x1="7.501cm" svg:y1="7.325cm" svg:x2="9.904cm" svg:y2="7.325cm">
          <text:p/>
        </draw:line>
        <draw:line draw:style-name="gr4" draw:text-style-name="P8" draw:layer="layout" svg:x1="7.501cm" svg:y1="9.327cm" svg:x2="9.904cm" svg:y2="9.327cm">
          <text:p/>
        </draw:line>
        <draw:line draw:style-name="gr4" draw:text-style-name="P8" draw:layer="layout" svg:x1="7.501cm" svg:y1="11.527cm" svg:x2="9.904cm" svg:y2="11.527cm">
          <text:p/>
        </draw:line>
        <draw:line draw:style-name="gr4" draw:text-style-name="P8" draw:layer="layout" svg:x1="7.501cm" svg:y1="13.727cm" svg:x2="9.904cm" svg:y2="13.727cm">
          <text:p/>
        </draw:line>
        <draw:line draw:style-name="gr4" draw:text-style-name="P8" draw:layer="layout" svg:x1="9.9cm" svg:y1="8.123cm" svg:x2="11.302cm" svg:y2="8.123cm">
          <text:p/>
        </draw:line>
        <draw:line draw:style-name="gr4" draw:text-style-name="P8" draw:layer="layout" svg:x1="9.9cm" svg:y1="12.925cm" svg:x2="11.302cm" svg:y2="12.925cm">
          <text:p/>
        </draw:line>
        <draw:line draw:style-name="gr4" draw:text-style-name="P8" draw:layer="layout" svg:x1="9.499cm" svg:y1="11.928cm" svg:x2="10.301cm" svg:y2="11.126cm">
          <text:p/>
        </draw:line>
        <draw:custom-shape draw:style-name="gr7" draw:text-style-name="P2" draw:layer="layout" svg:width="0.798cm" svg:height="0.803cm" svg:x="9.499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9.499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664cm" svg:height="9.489cm" svg:x="3.193cm" svg:y="1.922cm" draw:page-number="27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 ТМ2</text:p>
              </text:list-header>
            </text:list>
          </draw:text-box>
        </draw:frame>
        <draw:g>
          <draw:custom-shape draw:style-name="gr243" draw:text-style-name="P7" draw:layer="layout" svg:width="1.315cm" svg:height="1.752cm" svg:x="9.505cm" svg:y="6.569cm">
            <text:list text:style-name="L8">
              <text:list-header>
                <text:p text:style-name="P6"><text:span text:style-name="T19">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44" draw:text-style-name="P8" draw:layer="layout" svg:x1="8.629cm" svg:y1="7.877cm" svg:x2="9.505cm" svg:y2="7.882cm">
            <text:p/>
          </draw:line>
          <draw:custom-shape draw:style-name="gr245" draw:text-style-name="P2" draw:layer="layout" svg:width="0.304cm" svg:height="0.303cm" svg:x="10.674cm" svg:y="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0.929cm" svg:y1="7.445cm" svg:x2="11.805cm" svg:y2="7.445cm">
            <text:p/>
          </draw:line>
          <draw:custom-shape draw:style-name="gr246" draw:text-style-name="P7" draw:layer="layout" svg:width="1.315cm" svg:height="1.752cm" svg:x="9.505cm" svg:y="9.197cm">
            <text:list text:style-name="L8">
              <text:list-header>
                <text:p text:style-name="P6"><text:span text:style-name="T19">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44" draw:text-style-name="P8" draw:layer="layout" svg:x1="8.191cm" svg:y1="10.506cm" svg:x2="9.504cm" svg:y2="10.511cm">
            <text:p/>
          </draw:line>
          <draw:line draw:style-name="gr244" draw:text-style-name="P8" draw:layer="layout" svg:x1="8.629cm" svg:y1="9.629cm" svg:x2="9.505cm" svg:y2="9.634cm">
            <text:p/>
          </draw:line>
          <draw:custom-shape draw:style-name="gr245" draw:text-style-name="P2" draw:layer="layout" svg:width="0.304cm" svg:height="0.303cm" svg:x="10.674cm" svg:y="9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0.929cm" svg:y1="10.074cm" svg:x2="18.267cm" svg:y2="10.109cm">
            <text:p/>
          </draw:line>
          <draw:custom-shape draw:style-name="gr247" draw:text-style-name="P7" draw:layer="layout" svg:width="1.315cm" svg:height="1.752cm" svg:x="9.505cm" svg:y="11.826cm">
            <text:list text:style-name="L8">
              <text:list-header>
                <text:p text:style-name="P6"><text:span text:style-name="T19">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44" draw:text-style-name="P8" draw:layer="layout" svg:x1="5.563cm" svg:y1="13.116cm" svg:x2="9.505cm" svg:y2="13.139cm">
            <text:p/>
          </draw:line>
          <draw:line draw:style-name="gr244" draw:text-style-name="P8" draw:layer="layout" svg:x1="8.629cm" svg:y1="12.258cm" svg:x2="9.505cm" svg:y2="12.263cm">
            <text:p/>
          </draw:line>
          <draw:custom-shape draw:style-name="gr245" draw:text-style-name="P2" draw:layer="layout" svg:width="0.304cm" svg:height="0.303cm" svg:x="10.674cm" svg:y="12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0.929cm" svg:y1="12.702cm" svg:x2="18.267cm" svg:y2="12.737cm">
            <text:p/>
          </draw:line>
          <draw:custom-shape draw:style-name="gr248" draw:text-style-name="P7" draw:layer="layout" svg:width="1.315cm" svg:height="1.752cm" svg:x="9.505cm" svg:y="14.455cm">
            <text:list text:style-name="L8">
              <text:list-header>
                <text:p text:style-name="P6"><text:span text:style-name="T19">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44" draw:text-style-name="P8" draw:layer="layout" svg:x1="7.315cm" svg:y1="15.757cm" svg:x2="9.505cm" svg:y2="15.768cm">
            <text:p/>
          </draw:line>
          <draw:line draw:style-name="gr244" draw:text-style-name="P8" draw:layer="layout" svg:x1="8.629cm" svg:y1="14.887cm" svg:x2="9.505cm" svg:y2="14.892cm">
            <text:p/>
          </draw:line>
          <draw:custom-shape draw:style-name="gr245" draw:text-style-name="P2" draw:layer="layout" svg:width="0.304cm" svg:height="0.303cm" svg:x="10.674cm" svg:y="15.1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0.929cm" svg:y1="15.331cm" svg:x2="11.805cm" svg:y2="15.331cm">
            <text:p/>
          </draw:line>
          <draw:line draw:style-name="gr244" draw:text-style-name="P8" draw:layer="layout" svg:x1="2.934cm" svg:y1="6.995cm" svg:x2="9.505cm" svg:y2="7.03cm">
            <text:p/>
          </draw:line>
          <draw:custom-shape draw:style-name="gr249" draw:text-style-name="P2" draw:layer="layout" svg:width="0.206cm" svg:height="0.206cm" svg:x="8.568cm" svg:y="6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1.77cm" svg:y1="7.445cm" svg:x2="11.77cm" svg:y2="8.321cm">
            <text:p/>
          </draw:line>
          <draw:line draw:style-name="gr244" draw:text-style-name="P8" draw:layer="layout" svg:x1="8.629cm" svg:y1="7.882cm" svg:x2="8.629cm" svg:y2="8.32cm">
            <text:p/>
          </draw:line>
          <draw:line draw:style-name="gr244" draw:text-style-name="P8" draw:layer="layout" svg:x1="5.563cm" svg:y1="7.427cm" svg:x2="9.505cm" svg:y2="7.444cm">
            <text:p/>
          </draw:line>
          <draw:line draw:style-name="gr244" draw:text-style-name="P8" draw:layer="layout" svg:x1="8.629cm" svg:y1="9.197cm" svg:x2="8.629cm" svg:y2="9.634cm">
            <text:p/>
          </draw:line>
          <draw:line draw:style-name="gr244" draw:text-style-name="P8" draw:layer="layout" svg:x1="8.666cm" svg:y1="9.165cm" svg:x2="11.732cm" svg:y2="8.32cm">
            <text:p/>
          </draw:line>
          <draw:custom-shape draw:style-name="gr249" draw:text-style-name="P2" draw:layer="layout" svg:width="0.206cm" svg:height="0.206cm" svg:x="11.697cm" svg:y="9.9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1.806cm" svg:y1="9.197cm" svg:x2="11.806cm" svg:y2="10.073cm">
            <text:p/>
          </draw:line>
          <draw:line draw:style-name="gr244" draw:text-style-name="P8" draw:layer="layout" svg:x1="8.629cm" svg:y1="8.321cm" svg:x2="11.805cm" svg:y2="9.197cm">
            <text:p/>
          </draw:line>
          <draw:line draw:style-name="gr244" draw:text-style-name="P8" draw:layer="layout" svg:x1="7.753cm" svg:y1="10.074cm" svg:x2="9.505cm" svg:y2="10.079cm">
            <text:p/>
          </draw:line>
          <draw:line draw:style-name="gr244" draw:text-style-name="P8" draw:layer="layout" svg:x1="11.806cm" svg:y1="10.074cm" svg:x2="11.806cm" svg:y2="10.95cm">
            <text:p/>
          </draw:line>
          <draw:line draw:style-name="gr244" draw:text-style-name="P8" draw:layer="layout" svg:x1="8.666cm" svg:y1="11.826cm" svg:x2="8.666cm" svg:y2="12.263cm">
            <text:p/>
          </draw:line>
          <draw:line draw:style-name="gr244" draw:text-style-name="P8" draw:layer="layout" svg:x1="8.702cm" svg:y1="11.789cm" svg:x2="11.769cm" svg:y2="10.913cm">
            <text:p/>
          </draw:line>
          <draw:line draw:style-name="gr244" draw:text-style-name="P8" draw:layer="layout" svg:x1="7.753cm" svg:y1="12.702cm" svg:x2="9.505cm" svg:y2="12.707cm">
            <text:p/>
          </draw:line>
          <draw:line draw:style-name="gr244" draw:text-style-name="P8" draw:layer="layout" svg:x1="7.753cm" svg:y1="10.074cm" svg:x2="7.753cm" svg:y2="12.702cm">
            <text:p/>
          </draw:line>
          <draw:line draw:style-name="gr244" draw:text-style-name="P8" draw:layer="layout" svg:x1="2.934cm" svg:y1="15.313cm" svg:x2="9.505cm" svg:y2="15.348cm">
            <text:p/>
          </draw:line>
          <draw:custom-shape draw:style-name="gr249" draw:text-style-name="P2" draw:layer="layout" svg:width="0.206cm" svg:height="0.206cm" svg:x="8.118cm" svg:y="1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8.191cm" svg:y1="10.511cm" svg:x2="8.191cm" svg:y2="16.644cm">
            <text:p/>
          </draw:line>
          <draw:line draw:style-name="gr244" draw:text-style-name="P8" draw:layer="layout" svg:x1="8.702cm" svg:y1="6.13cm" svg:x2="8.702cm" svg:y2="7.006cm">
            <text:p/>
          </draw:line>
          <draw:line draw:style-name="gr244" draw:text-style-name="P8" draw:layer="layout" svg:x1="8.702cm" svg:y1="6.13cm" svg:x2="17.391cm" svg:y2="6.179cm">
            <text:p/>
          </draw:line>
          <draw:line draw:style-name="gr250" draw:text-style-name="P8" draw:layer="layout" svg:x1="8.629cm" svg:y1="13.14cm" svg:x2="8.629cm" svg:y2="13.584cm">
            <text:p/>
          </draw:line>
          <draw:line draw:style-name="gr244" draw:text-style-name="P8" draw:layer="layout" svg:x1="11.77cm" svg:y1="12.702cm" svg:x2="11.77cm" svg:y2="13.578cm">
            <text:p/>
          </draw:line>
          <draw:line draw:style-name="gr244" draw:text-style-name="P8" draw:layer="layout" svg:x1="11.77cm" svg:y1="14.455cm" svg:x2="11.77cm" svg:y2="15.331cm">
            <text:p/>
          </draw:line>
          <draw:line draw:style-name="gr244" draw:text-style-name="P8" draw:layer="layout" svg:x1="8.629cm" svg:y1="14.455cm" svg:x2="8.629cm" svg:y2="14.892cm">
            <text:p/>
          </draw:line>
          <draw:line draw:style-name="gr244" draw:text-style-name="P8" draw:layer="layout" svg:x1="8.666cm" svg:y1="13.591cm" svg:x2="11.732cm" svg:y2="14.467cm">
            <text:p/>
          </draw:line>
          <draw:line draw:style-name="gr244" draw:text-style-name="P8" draw:layer="layout" svg:x1="8.629cm" svg:y1="14.454cm" svg:x2="11.769cm" svg:y2="13.578cm">
            <text:p/>
          </draw:line>
          <draw:custom-shape draw:style-name="gr249" draw:text-style-name="P2" draw:layer="layout" svg:width="0.206cm" svg:height="0.206cm" svg:x="11.659cm" svg:y="12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7.315cm" svg:y1="15.768cm" svg:x2="7.315cm" svg:y2="16.644cm">
            <text:p/>
          </draw:line>
          <draw:line draw:style-name="gr244" draw:text-style-name="P8" draw:layer="layout" svg:x1="2.97cm" svg:y1="16.644cm" svg:x2="7.351cm" svg:y2="16.668cm">
            <text:p/>
          </draw:line>
          <draw:line draw:style-name="gr244" draw:text-style-name="P8" draw:layer="layout" svg:x1="8.191cm" svg:y1="16.644cm" svg:x2="17.391cm" svg:y2="16.693cm">
            <text:p/>
          </draw:line>
          <draw:custom-shape draw:style-name="gr249" draw:text-style-name="P2" draw:layer="layout" svg:width="0.206cm" svg:height="0.206cm" svg:x="7.644cm" svg:y="11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2.934cm" svg:y1="11.351cm" svg:x2="7.752cm" svg:y2="11.375cm">
            <text:p/>
          </draw:line>
          <draw:line draw:style-name="gr244" draw:text-style-name="P8" draw:layer="layout" svg:x1="5.563cm" svg:y1="7.445cm" svg:x2="5.563cm" svg:y2="13.139cm">
            <text:p/>
          </draw:line>
          <draw:custom-shape draw:style-name="gr251" draw:text-style-name="P17" draw:layer="layout" svg:width="0.523cm" svg:height="0.729cm" svg:x="2.934cm" svg:y="6.13cm">
            <text:list text:style-name="L8">
              <text:list-header>
                <text:p text:style-name="P16"><text:span text:style-name="T19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2" draw:text-style-name="P17" draw:layer="layout" svg:width="0.524cm" svg:height="0.731cm" svg:x="2.97cm" svg:y="10.438cm">
            <text:list text:style-name="L8">
              <text:list-header>
                <text:p text:style-name="P16"><text:span text:style-name="T20">С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3" draw:text-style-name="P17" draw:layer="layout" svg:width="0.523cm" svg:height="0.731cm" svg:x="2.934cm" svg:y="14.417cm">
            <text:list text:style-name="L8">
              <text:list-header>
                <text:p text:style-name="P16"><text:span text:style-name="T19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4" draw:text-style-name="P17" draw:layer="layout" svg:width="0.523cm" svg:height="0.729cm" svg:x="2.934cm" svg:y="15.768cm">
            <text:list text:style-name="L8">
              <text:list-header>
                <text:p text:style-name="P16"><text:span text:style-name="T19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5" draw:text-style-name="P17" draw:layer="layout" svg:width="1.315cm" svg:height="0.876cm" svg:x="12.134cm" svg:y="7.006cm">
            <text:list text:style-name="L8">
              <text:list-header>
                <text:p text:style-name="P16"><text:span text:style-name="T19">Q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1.315cm" svg:height="0.876cm" svg:x="12.134cm" svg:y="7.882cm">
            <text:list text:style-name="L8">
              <text:list-header>
                <text:p text:style-name="P16"><text:span text:style-name="T19">T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7" draw:text-style-name="P17" draw:layer="layout" svg:width="1.315cm" svg:height="0.876cm" svg:x="12.134cm" svg:y="9.197cm">
            <text:list text:style-name="L8">
              <text:list-header>
                <text:p text:style-name="P16"><text:span text:style-name="T19">Q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8" draw:text-style-name="P17" draw:layer="layout" svg:width="1.315cm" svg:height="0.876cm" svg:x="12.134cm" svg:y="11.498cm">
            <text:list text:style-name="L8">
              <text:list-header>
                <text:p text:style-name="P16"><text:span text:style-name="T19">Q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9" draw:text-style-name="P17" draw:layer="layout" svg:width="1.313cm" svg:height="0.876cm" svg:x="12.318cm" svg:y="13.578cm">
            <text:list text:style-name="L8">
              <text:list-header>
                <text:p text:style-name="P16"><text:span text:style-name="T19">T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0" draw:text-style-name="P17" draw:layer="layout" svg:width="1.313cm" svg:height="0.876cm" svg:x="12.318cm" svg:y="14.892cm">
            <text:list text:style-name="L8">
              <text:list-header>
                <text:p text:style-name="P16"><text:span text:style-name="T19">Q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61" draw:text-style-name="P8" draw:layer="layout" svg:x1="2.897cm" svg:y1="6.125cm" svg:x2="3.384cm" svg:y2="6.13cm">
            <text:p/>
          </draw:line>
          <draw:line draw:style-name="gr261" draw:text-style-name="P8" draw:layer="layout" svg:x1="2.934cm" svg:y1="14.417cm" svg:x2="3.421cm" svg:y2="14.417cm">
            <text:p/>
          </draw:line>
          <draw:line draw:style-name="gr261" draw:text-style-name="P8" draw:layer="layout" svg:x1="12.184cm" svg:y1="9.197cm" svg:x2="13.01cm" svg:y2="9.197cm">
            <text:p/>
          </draw:line>
          <draw:line draw:style-name="gr261" draw:text-style-name="P8" draw:layer="layout" svg:x1="12.318cm" svg:y1="14.965cm" svg:x2="13.151cm" svg:y2="14.965cm">
            <text:p/>
          </draw:line>
          <draw:custom-shape draw:style-name="gr262" draw:text-style-name="P7" draw:layer="layout" svg:width="1.315cm" svg:height="1.752cm" svg:x="18.268cm" svg:y="9.197cm">
            <text:list text:style-name="L8">
              <text:list-header>
                <text:p text:style-name="P6"><text:span text:style-name="T19">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44" draw:text-style-name="P8" draw:layer="layout" svg:x1="17.392cm" svg:y1="10.506cm" svg:x2="18.268cm" svg:y2="10.511cm">
            <text:p/>
          </draw:line>
          <draw:line draw:style-name="gr244" draw:text-style-name="P8" draw:layer="layout" svg:x1="17.392cm" svg:y1="9.629cm" svg:x2="18.268cm" svg:y2="9.634cm">
            <text:p/>
          </draw:line>
          <draw:custom-shape draw:style-name="gr245" draw:text-style-name="P2" draw:layer="layout" svg:width="0.304cm" svg:height="0.303cm" svg:x="19.437cm" svg:y="9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9.692cm" svg:y1="10.074cm" svg:x2="22.211cm" svg:y2="10.086cm">
            <text:p/>
          </draw:line>
          <draw:custom-shape draw:style-name="gr263" draw:text-style-name="P7" draw:layer="layout" svg:width="1.315cm" svg:height="1.752cm" svg:x="18.268cm" svg:y="11.826cm">
            <text:list text:style-name="L8">
              <text:list-header>
                <text:p text:style-name="P6"><text:span text:style-name="T19">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44" draw:text-style-name="P8" draw:layer="layout" svg:x1="17.392cm" svg:y1="13.134cm" svg:x2="18.268cm" svg:y2="13.139cm">
            <text:p/>
          </draw:line>
          <draw:line draw:style-name="gr244" draw:text-style-name="P8" draw:layer="layout" svg:x1="17.392cm" svg:y1="12.258cm" svg:x2="18.268cm" svg:y2="12.263cm">
            <text:p/>
          </draw:line>
          <draw:custom-shape draw:style-name="gr245" draw:text-style-name="P2" draw:layer="layout" svg:width="0.304cm" svg:height="0.303cm" svg:x="19.437cm" svg:y="12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9.692cm" svg:y1="12.702cm" svg:x2="22.211cm" svg:y2="12.714cm">
            <text:p/>
          </draw:line>
          <draw:line draw:style-name="gr244" draw:text-style-name="P8" draw:layer="layout" svg:x1="17.392cm" svg:y1="9.634cm" svg:x2="17.392cm" svg:y2="6.13cm">
            <text:p/>
          </draw:line>
          <draw:custom-shape draw:style-name="gr249" draw:text-style-name="P2" draw:layer="layout" svg:width="0.206cm" svg:height="0.206cm" svg:x="20.459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9" draw:text-style-name="P2" draw:layer="layout" svg:width="0.206cm" svg:height="0.206cm" svg:x="20.495cm" svg:y="12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4" draw:text-style-name="P8" draw:layer="layout" svg:x1="17.392cm" svg:y1="13.14cm" svg:x2="17.392cm" svg:y2="16.644cm">
            <text:p/>
          </draw:line>
          <draw:line draw:style-name="gr244" draw:text-style-name="P8" draw:layer="layout" svg:x1="17.392cm" svg:y1="10.511cm" svg:x2="17.392cm" svg:y2="10.949cm">
            <text:p/>
          </draw:line>
          <draw:line draw:style-name="gr244" draw:text-style-name="P8" draw:layer="layout" svg:x1="17.392cm" svg:y1="11.826cm" svg:x2="17.392cm" svg:y2="12.263cm">
            <text:p/>
          </draw:line>
          <draw:line draw:style-name="gr244" draw:text-style-name="P8" draw:layer="layout" svg:x1="20.568cm" svg:y1="10.074cm" svg:x2="20.568cm" svg:y2="10.95cm">
            <text:p/>
          </draw:line>
          <draw:line draw:style-name="gr244" draw:text-style-name="P8" draw:layer="layout" svg:x1="20.606cm" svg:y1="11.826cm" svg:x2="20.606cm" svg:y2="12.702cm">
            <text:p/>
          </draw:line>
          <draw:line draw:style-name="gr244" draw:text-style-name="P8" draw:layer="layout" svg:x1="17.392cm" svg:y1="10.95cm" svg:x2="20.568cm" svg:y2="11.826cm">
            <text:p/>
          </draw:line>
          <draw:line draw:style-name="gr244" draw:text-style-name="P8" draw:layer="layout" svg:x1="17.392cm" svg:y1="11.825cm" svg:x2="20.568cm" svg:y2="10.912cm">
            <text:p/>
          </draw:line>
          <draw:custom-shape draw:style-name="gr264" draw:text-style-name="P17" draw:layer="layout" svg:width="1.315cm" svg:height="0.876cm" svg:x="21.773cm" svg:y="10.95cm">
            <text:list text:style-name="L8">
              <text:list-header>
                <text:p text:style-name="P16"><text:span text:style-name="T19">T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5" draw:text-style-name="P17" draw:layer="layout" svg:width="1.315cm" svg:height="0.876cm" svg:x="20.897cm" svg:y="9.197cm">
            <text:list text:style-name="L8">
              <text:list-header>
                <text:p text:style-name="P16"><text:span text:style-name="T19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1.315cm" svg:height="0.876cm" svg:x="20.897cm" svg:y="11.826cm">
            <text:list text:style-name="L8">
              <text:list-header>
                <text:p text:style-name="P16"><text:span text:style-name="T19">Q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2.664cm" svg:height="9.489cm" svg:x="3.193cm" svg:y="1.922cm" draw:page-number="28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 ТМ2</text:p>
              </text:list-header>
            </text:list>
          </draw:text-box>
        </draw:frame>
        <draw:custom-shape draw:style-name="gr267" draw:text-style-name="P2" draw:layer="layout" svg:width="25.4cm" svg:height="0.001cm" svg:x="0cm" svg:y="6.284cm">
          <text:p/>
          <draw:enhanced-geometry svg:viewBox="0 0 21600 21600" draw:type="rectangle" draw:enhanced-path="M 0 0 L 21600 0 21600 21600 0 21600 0 0 Z N"/>
        </draw:custom-shape>
        <draw:frame draw:style-name="gr268" draw:text-style-name="P8" draw:layer="layout" svg:width="23.5cm" svg:height="11.919cm" svg:x="1.499cm" svg:y="5.927cm">
          <draw:object-ole draw:class-id="00021A14-0000-0000-c000-000000000046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custom-shape draw:style-name="gr269" draw:text-style-name="P10" draw:layer="layout" svg:width="1.803cm" svg:height="1.361cm" svg:x="0.9cm" svg:y="5.724cm">
          <text:list text:style-name="L5">
            <text:list-header>
              <text:p text:style-name="P9"><text:span text:style-name="T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10" draw:layer="layout" svg:width="1.803cm" svg:height="1.361cm" svg:x="0.9cm" svg:y="8.524cm">
          <text:list text:style-name="L5">
            <text:list-header>
              <text:p text:style-name="P9"><text:span text:style-name="T14">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10" draw:layer="layout" svg:width="1.803cm" svg:height="1.361cm" svg:x="0.9cm" svg:y="13.525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10" draw:layer="layout" svg:width="1.803cm" svg:height="1.513cm" svg:x="9.296cm" svg:y="11.165cm">
          <text:list text:style-name="L5">
            <text:list-header>
              <text:p text:style-name="P9"><text:span text:style-name="T5">t</text:span><text:span text:style-name="T15">D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10" draw:layer="layout" svg:width="1.803cm" svg:height="1.513cm" svg:x="9.499cm" svg:y="12.127cm">
          <text:list text:style-name="L5">
            <text:list-header>
              <text:p text:style-name="P9"><text:span text:style-name="T5">t</text:span><text:span text:style-name="T15">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10" draw:layer="layout" svg:width="1.803cm" svg:height="1.513cm" svg:x="3.497cm" svg:y="15.527cm">
          <text:list text:style-name="L5">
            <text:list-header>
              <text:p text:style-name="P9"><text:span text:style-name="T5">t</text:span><text:span text:style-name="T13">п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10" draw:layer="layout" svg:width="3.201cm" svg:height="1.513cm" svg:x="10.698cm" svg:y="16.325cm">
          <text:list text:style-name="L5">
            <text:list-header>
              <text:p text:style-name="P9"><text:span text:style-name="T5">t</text:span><text:span text:style-name="T13">зд.р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29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ы со сложной входной логикой</text:p>
              </text:list-header>
            </text:list>
          </draw:text-box>
        </draw:frame>
        <draw:custom-shape draw:style-name="gr267" draw:text-style-name="P2" draw:layer="layout" svg:width="25.4cm" svg:height="0.001cm" svg:x="0cm" svg:y="6.284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7" draw:layer="layout" svg:width="1.403cm" svg:height="8.603cm" svg:x="9.895cm" svg:y="6.324cm">
          <text:list text:style-name="L5">
            <text:list-header>
              <text:p text:style-name="P6"><text:span text:style-name="T5">&amp;</text:span></text:p>
              <text:p text:style-name="P6"><text:span text:style-name="T6"/></text:p>
              <text:p text:style-name="P6"><text:span text:style-name="T5">S</text:span></text:p>
              <text:p text:style-name="P6"><text:span text:style-name="T6"/></text:p>
              <text:p text:style-name="P6"><text:span text:style-name="T5">1</text:span></text:p>
              <text:p text:style-name="P6"><text:span text:style-name="T5"/></text:p>
              <text:p text:style-name="P6"><text:span text:style-name="T5">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499cm" svg:y1="8.722cm" svg:x2="16.298cm" svg:y2="8.722cm">
          <text:p/>
        </draw:line>
        <draw:custom-shape draw:style-name="gr277" draw:text-style-name="P10" draw:layer="layout" svg:width="1.803cm" svg:height="1.361cm" svg:x="15.099cm" svg:y="7.325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7" draw:layer="layout" svg:width="3.201cm" svg:height="8.603cm" svg:x="11.298cm" svg:y="6.324cm">
          <text:list text:style-name="L5">
            <text:list-header>
              <text:p text:style-name="P6"><text:span text:style-name="T5">T</text:span></text:p>
              <text:p text:style-name="P6"><text:span text:style-name="T5"/></text:p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499cm" svg:y1="12.524cm" svg:x2="16.303cm" svg:y2="12.524cm">
          <text:p/>
        </draw:line>
        <draw:custom-shape draw:style-name="gr7" draw:text-style-name="P2" draw:layer="layout" svg:width="0.798cm" svg:height="0.803cm" svg:x="14.098cm" svg:y="12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9" draw:text-style-name="P10" draw:layer="layout" svg:width="1.803cm" svg:height="1.361cm" svg:x="15.099cm" svg:y="11.126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5.302cm" svg:y1="11.324cm" svg:x2="16.1cm" svg:y2="11.324cm">
          <text:p/>
        </draw:line>
        <draw:line draw:style-name="gr4" draw:text-style-name="P8" draw:layer="layout" svg:x1="7.501cm" svg:y1="7.325cm" svg:x2="9.904cm" svg:y2="7.325cm">
          <text:p/>
        </draw:line>
        <draw:line draw:style-name="gr4" draw:text-style-name="P8" draw:layer="layout" svg:x1="7.501cm" svg:y1="9.327cm" svg:x2="9.904cm" svg:y2="9.327cm">
          <text:p/>
        </draw:line>
        <draw:line draw:style-name="gr4" draw:text-style-name="P8" draw:layer="layout" svg:x1="7.501cm" svg:y1="11.527cm" svg:x2="9.904cm" svg:y2="11.527cm">
          <text:p/>
        </draw:line>
        <draw:line draw:style-name="gr4" draw:text-style-name="P8" draw:layer="layout" svg:x1="7.501cm" svg:y1="13.727cm" svg:x2="9.904cm" svg:y2="13.727cm">
          <text:p/>
        </draw:line>
        <draw:line draw:style-name="gr4" draw:text-style-name="P8" draw:layer="layout" svg:x1="9.9cm" svg:y1="10.526cm" svg:x2="11.302cm" svg:y2="10.526cm">
          <text:p/>
        </draw:line>
        <draw:custom-shape draw:style-name="gr7" draw:text-style-name="P2" draw:layer="layout" svg:width="0.798cm" svg:height="0.803cm" svg:x="9.499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9.499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10" draw:layer="layout" svg:width="1.804cm" svg:height="1.361cm" svg:x="6.901cm" svg:y="5.927cm">
          <text:list text:style-name="L5">
            <text:list-header>
              <text:p text:style-name="P9"><text:span text:style-name="T5">X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10" draw:layer="layout" svg:width="1.804cm" svg:height="1.361cm" svg:x="6.901cm" svg:y="7.924cm">
          <text:list text:style-name="L5">
            <text:list-header>
              <text:p text:style-name="P9"><text:span text:style-name="T5">X</text:span><text:span text:style-name="T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10" draw:layer="layout" svg:width="1.804cm" svg:height="1.361cm" svg:x="6.901cm" svg:y="10.125cm">
          <text:list text:style-name="L5">
            <text:list-header>
              <text:p text:style-name="P9"><text:span text:style-name="T5">X</text:span><text:span text:style-name="T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10" draw:layer="layout" svg:width="1.804cm" svg:height="1.361cm" svg:x="6.901cm" svg:y="12.325cm">
          <text:list text:style-name="L5">
            <text:list-header>
              <text:p text:style-name="P9"><text:span text:style-name="T5">X</text:span><text:span text:style-name="T6">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4cm" svg:height="9.489cm" svg:x="3.193cm" svg:y="1.922cm" draw:page-number="30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ы со сложной входной логикой</text:p>
              </text:list-header>
            </text:list>
          </draw:text-box>
        </draw:frame>
        <draw:custom-shape draw:style-name="gr267" draw:text-style-name="P2" draw:layer="layout" svg:width="25.4cm" svg:height="0.001cm" svg:x="0cm" svg:y="6.28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5.505cm" svg:y1="7.122cm" svg:x2="19.103cm" svg:y2="7.122cm">
          <text:p/>
        </draw:line>
        <draw:line draw:style-name="gr4" draw:text-style-name="P8" draw:layer="layout" svg:x1="15.505cm" svg:y1="14.923cm" svg:x2="19.103cm" svg:y2="14.923cm">
          <text:p/>
        </draw:line>
        <draw:custom-shape draw:style-name="gr284" draw:text-style-name="P7" draw:layer="layout" svg:width="2.602cm" svg:height="4.202cm" svg:x="12.903cm" svg:y="5.12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5" draw:text-style-name="P7" draw:layer="layout" svg:width="2.602cm" svg:height="4.203cm" svg:x="12.903cm" svg:y="12.722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5.103cm" svg:y="6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15.103cm" svg:y="1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6" draw:text-style-name="P10" draw:layer="layout" svg:width="1.402cm" svg:height="1.361cm" svg:x="17.899cm" svg:y="5.719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10" draw:layer="layout" svg:width="1.2cm" svg:height="1.361cm" svg:x="17.903cm" svg:y="13.52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8.102cm" svg:y1="13.525cm" svg:x2="18.9cm" svg:y2="13.525cm">
          <text:p/>
        </draw:line>
        <draw:line draw:style-name="gr27" draw:text-style-name="P8" draw:layer="layout" svg:x1="17.304cm" svg:y1="7.117cm" svg:x2="17.304cm" svg:y2="9.322cm">
          <text:p/>
        </draw:line>
        <draw:line draw:style-name="gr4" draw:text-style-name="P8" draw:layer="layout" svg:x1="11.104cm" svg:y1="12.122cm" svg:x2="17.304cm" svg:y2="9.322cm">
          <text:p/>
        </draw:line>
        <draw:line draw:style-name="gr4" draw:text-style-name="P8" draw:layer="layout" svg:x1="11.104cm" svg:y1="13.921cm" svg:x2="12.903cm" svg:y2="13.921cm">
          <text:p/>
        </draw:line>
        <draw:line draw:style-name="gr4" draw:text-style-name="P8" draw:layer="layout" svg:x1="11.103cm" svg:y1="12.122cm" svg:x2="11.098cm" svg:y2="13.921cm">
          <text:p/>
        </draw:line>
        <draw:line draw:style-name="gr27" draw:text-style-name="P8" draw:layer="layout" svg:x1="17.304cm" svg:y1="14.926cm" svg:x2="17.304cm" svg:y2="12.721cm">
          <text:p/>
        </draw:line>
        <draw:line draw:style-name="gr4" draw:text-style-name="P8" draw:layer="layout" svg:x1="11.104cm" svg:y1="9.922cm" svg:x2="17.304cm" svg:y2="12.722cm">
          <text:p/>
        </draw:line>
        <draw:line draw:style-name="gr4" draw:text-style-name="P8" draw:layer="layout" svg:x1="11.104cm" svg:y1="8.118cm" svg:x2="12.903cm" svg:y2="8.118cm">
          <text:p/>
        </draw:line>
        <draw:line draw:style-name="gr4" draw:text-style-name="P8" draw:layer="layout" svg:x1="11.103cm" svg:y1="8.118cm" svg:x2="11.098cm" svg:y2="9.917cm">
          <text:p/>
        </draw:line>
        <draw:line draw:style-name="gr4" draw:text-style-name="P8" draw:layer="layout" svg:x1="9.701cm" svg:y1="6.323cm" svg:x2="12.903cm" svg:y2="6.318cm">
          <text:p/>
        </draw:line>
        <draw:line draw:style-name="gr4" draw:text-style-name="P8" draw:layer="layout" svg:x1="9.701cm" svg:y1="15.924cm" svg:x2="12.903cm" svg:y2="15.924cm">
          <text:p/>
        </draw:line>
        <draw:custom-shape draw:style-name="gr288" draw:text-style-name="P7" draw:layer="layout" svg:width="2.601cm" svg:height="11.801cm" svg:x="7.1cm" svg:y="5.124cm">
          <text:list text:style-name="L5">
            <text:list-header>
              <text:p text:style-name="P6"><text:span text:style-name="T14">КС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" draw:text-style-name="P8" draw:layer="layout" svg:x1="5.3cm" svg:y1="7.122cm" svg:x2="7.1cm" svg:y2="7.122cm">
          <text:p/>
        </draw:line>
        <draw:line draw:style-name="gr4" draw:text-style-name="P8" draw:layer="layout" svg:x1="5.3cm" svg:y1="15.725cm" svg:x2="7.1cm" svg:y2="15.725cm">
          <text:p/>
        </draw:line>
        <draw:line draw:style-name="gr4" draw:text-style-name="P8" draw:layer="layout" svg:x1="5.3cm" svg:y1="12.925cm" svg:x2="7.1cm" svg:y2="12.925cm">
          <text:p/>
        </draw:line>
        <draw:custom-shape draw:style-name="gr289" draw:text-style-name="P10" draw:layer="layout" svg:width="1.803cm" svg:height="1.361cm" svg:x="9.9cm" svg:y="4.921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10" draw:layer="layout" svg:width="1.803cm" svg:height="1.361cm" svg:x="9.9cm" svg:y="14.526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0.103cm" svg:y1="14.724cm" svg:x2="10.901cm" svg:y2="14.724cm">
          <text:p/>
        </draw:line>
        <draw:line draw:style-name="gr4" draw:text-style-name="P8" draw:layer="layout" svg:x1="10.103cm" svg:y1="5.124cm" svg:x2="10.901cm" svg:y2="5.124cm">
          <text:p/>
        </draw:line>
        <draw:custom-shape draw:style-name="gr291" draw:text-style-name="P10" draw:layer="layout" svg:width="1.803cm" svg:height="1.361cm" svg:x="5.098cm" svg:y="5.724cm">
          <text:list text:style-name="L5">
            <text:list-header>
              <text:p text:style-name="P9"><text:span text:style-name="T5">X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10" draw:layer="layout" svg:width="1.803cm" svg:height="1.361cm" svg:x="5.098cm" svg:y="8.727cm">
          <text:list text:style-name="L5">
            <text:list-header>
              <text:p text:style-name="P9"><text:span text:style-name="T5">X</text:span><text:span text:style-name="T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10" draw:layer="layout" svg:width="1.803cm" svg:height="1.361cm" svg:x="5.098cm" svg:y="11.725cm">
          <text:list text:style-name="L5">
            <text:list-header>
              <text:p text:style-name="P9"><text:span text:style-name="T5">X</text:span><text:span text:style-name="T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10" draw:layer="layout" svg:width="1.803cm" svg:height="1.361cm" svg:x="5.098cm" svg:y="14.327cm">
          <text:list text:style-name="L5">
            <text:list-header>
              <text:p text:style-name="P9"><text:span text:style-name="T5">X</text:span><text:span text:style-name="T6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5.3cm" svg:y1="10.125cm" svg:x2="7.1cm" svg:y2="10.125cm">
          <text:p/>
        </draw:line>
        <presentation:notes draw:style-name="dp2">
          <draw:page-thumbnail draw:style-name="gr1" draw:layer="layout" svg:width="12.664cm" svg:height="9.489cm" svg:x="3.193cm" svg:y="1.922cm" draw:page-number="31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ы со сложной входной логикой</text:p>
              </text:list-header>
            </text:list>
          </draw:text-box>
        </draw:frame>
        <draw:custom-shape draw:style-name="gr267" draw:text-style-name="P2" draw:layer="layout" svg:width="25.4cm" svg:height="0.001cm" svg:x="0cm" svg:y="6.28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901cm" svg:y1="7.523cm" svg:x2="7.699cm" svg:y2="7.523cm">
          <text:p/>
        </draw:line>
        <draw:custom-shape draw:style-name="gr295" draw:text-style-name="P10" draw:layer="layout" svg:width="11.602cm" svg:height="1.361cm" svg:x="6.698cm" svg:y="7.369cm">
          <text:list text:style-name="L5">
            <text:list-header>
              <text:p text:style-name="P9"><text:span text:style-name="T5">S = X1 &amp; X2 = X1 | X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10" draw:layer="layout" svg:width="22.402cm" svg:height="1.361cm" svg:x="1.499cm" svg:y="11.725cm">
          <text:list text:style-name="L5">
            <text:list-header>
              <text:p text:style-name="P9"><text:span text:style-name="T5">R = X3 v X4 = X3 &amp; X4 = X3 | X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501cm" svg:y1="7.523cm" svg:x2="12.7cm" svg:y2="7.523cm">
          <text:p/>
        </draw:line>
        <draw:line draw:style-name="gr4" draw:text-style-name="P8" draw:layer="layout" svg:x1="8.899cm" svg:y1="7.126cm" svg:x2="12.7cm" svg:y2="7.126cm">
          <text:p/>
        </draw:line>
        <draw:line draw:style-name="gr4" draw:text-style-name="P8" draw:layer="layout" svg:x1="16.501cm" svg:y1="7.523cm" svg:x2="17.502cm" svg:y2="7.523cm">
          <text:p/>
        </draw:line>
        <draw:line draw:style-name="gr4" draw:text-style-name="P8" draw:layer="layout" svg:x1="1.698cm" svg:y1="11.725cm" svg:x2="2.5cm" svg:y2="11.725cm">
          <text:p/>
        </draw:line>
        <draw:line draw:style-name="gr4" draw:text-style-name="P8" draw:layer="layout" svg:x1="6.099cm" svg:y1="11.725cm" svg:x2="7.298cm" svg:y2="11.725cm">
          <text:p/>
        </draw:line>
        <draw:line draw:style-name="gr4" draw:text-style-name="P8" draw:layer="layout" svg:x1="8.899cm" svg:y1="11.725cm" svg:x2="10.098cm" svg:y2="11.725cm">
          <text:p/>
        </draw:line>
        <draw:line draw:style-name="gr4" draw:text-style-name="P8" draw:layer="layout" svg:x1="13.701cm" svg:y1="11.725cm" svg:x2="14.9cm" svg:y2="11.725cm">
          <text:p/>
        </draw:line>
        <draw:line draw:style-name="gr4" draw:text-style-name="P8" draw:layer="layout" svg:x1="13.701cm" svg:y1="11.324cm" svg:x2="17.299cm" svg:y2="11.324cm">
          <text:p/>
        </draw:line>
        <draw:line draw:style-name="gr4" draw:text-style-name="P8" draw:layer="layout" svg:x1="3.7cm" svg:y1="11.324cm" svg:x2="7.298cm" svg:y2="11.324cm">
          <text:p/>
        </draw:line>
        <presentation:notes draw:style-name="dp2">
          <draw:page-thumbnail draw:style-name="gr1" draw:layer="layout" svg:width="12.664cm" svg:height="9.489cm" svg:x="3.193cm" svg:y="1.922cm" draw:page-number="32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ы со сложной входной логикой</text:p>
              </text:list-header>
            </text:list>
          </draw:text-box>
        </draw:frame>
        <draw:custom-shape draw:style-name="gr267" draw:text-style-name="P2" draw:layer="layout" svg:width="25.4cm" svg:height="0.001cm" svg:x="0cm" svg:y="6.28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501cm" svg:y1="7.325cm" svg:x2="24.099cm" svg:y2="7.325cm">
          <text:p/>
        </draw:line>
        <draw:line draw:style-name="gr4" draw:text-style-name="P8" draw:layer="layout" svg:x1="20.501cm" svg:y1="15.125cm" svg:x2="24.099cm" svg:y2="15.125cm">
          <text:p/>
        </draw:line>
        <draw:custom-shape draw:style-name="gr297" draw:text-style-name="P7" xml:id="id100" draw:id="id100" draw:layer="layout" svg:width="2.602cm" svg:height="4.202cm" svg:x="17.899cm" svg:y="5.323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8" draw:text-style-name="P7" xml:id="id101" draw:id="id101" draw:layer="layout" svg:width="2.602cm" svg:height="4.202cm" svg:x="17.899cm" svg:y="12.925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20.1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20.1cm" svg:y="14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10" draw:layer="layout" svg:width="1.403cm" svg:height="1.361cm" svg:x="22.895cm" svg:y="5.922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10" draw:layer="layout" svg:width="1.199cm" svg:height="1.361cm" svg:x="22.9cm" svg:y="13.723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3.098cm" svg:y1="13.727cm" svg:x2="23.896cm" svg:y2="13.727cm">
          <text:p/>
        </draw:line>
        <draw:line draw:style-name="gr27" draw:text-style-name="P8" draw:layer="layout" svg:x1="22.3cm" svg:y1="7.32cm" svg:x2="22.3cm" svg:y2="9.525cm">
          <text:p/>
        </draw:line>
        <draw:line draw:style-name="gr4" draw:text-style-name="P8" draw:layer="layout" svg:x1="16.1cm" svg:y1="12.325cm" svg:x2="22.3cm" svg:y2="9.525cm">
          <text:p/>
        </draw:line>
        <draw:line draw:style-name="gr4" draw:text-style-name="P8" draw:layer="layout" svg:x1="16.1cm" svg:y1="14.124cm" svg:x2="17.899cm" svg:y2="14.124cm">
          <text:p/>
        </draw:line>
        <draw:line draw:style-name="gr27" draw:text-style-name="P8" draw:layer="layout" svg:x1="22.3cm" svg:y1="15.129cm" svg:x2="22.3cm" svg:y2="12.924cm">
          <text:p/>
        </draw:line>
        <draw:line draw:style-name="gr4" draw:text-style-name="P8" draw:layer="layout" svg:x1="16.1cm" svg:y1="10.125cm" svg:x2="22.3cm" svg:y2="12.925cm">
          <text:p/>
        </draw:line>
        <draw:line draw:style-name="gr4" draw:text-style-name="P8" draw:layer="layout" svg:x1="16.1cm" svg:y1="8.321cm" svg:x2="17.899cm" svg:y2="8.321cm">
          <text:p/>
        </draw:line>
        <draw:line draw:style-name="gr4" draw:text-style-name="P8" draw:layer="layout" svg:x1="16.099cm" svg:y1="8.321cm" svg:x2="16.094cm" svg:y2="10.12cm">
          <text:p/>
        </draw:line>
        <draw:line draw:style-name="gr4" draw:text-style-name="P8" draw:layer="layout" svg:x1="11.298cm" svg:y1="6.53cm" svg:x2="17.899cm" svg:y2="6.521cm">
          <text:p/>
        </draw:line>
        <draw:line draw:style-name="gr4" draw:text-style-name="P8" draw:layer="layout" svg:x1="15.099cm" svg:y1="16.126cm" svg:x2="17.899cm" svg:y2="16.126cm">
          <text:p/>
        </draw:line>
        <draw:custom-shape draw:style-name="gr301" draw:text-style-name="P10" draw:layer="layout" svg:width="1.803cm" svg:height="1.361cm" svg:x="0.503cm" svg:y="5.124cm">
          <text:list text:style-name="L5">
            <text:list-header>
              <text:p text:style-name="P9"><text:span text:style-name="T5">X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0.701cm" svg:y1="6.522cm" svg:x2="8.304cm" svg:y2="6.522cm">
          <text:p/>
        </draw:line>
        <draw:custom-shape draw:style-name="gr302" draw:text-style-name="P10" draw:layer="layout" svg:width="1.803cm" svg:height="1.361cm" svg:x="0.503cm" svg:y="7.325cm">
          <text:list text:style-name="L5">
            <text:list-header>
              <text:p text:style-name="P9"><text:span text:style-name="T5">X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10" draw:layer="layout" svg:width="1.804cm" svg:height="1.361cm" svg:x="14.896cm" svg:y="5.124cm">
          <text:list text:style-name="L5">
            <text:list-header>
              <text:p text:style-name="P9"><text:span text:style-name="T5">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5.099cm" svg:y1="5.327cm" svg:x2="15.897cm" svg:y2="5.327cm">
          <text:p/>
        </draw:line>
        <draw:custom-shape draw:style-name="gr304" draw:text-style-name="P7" xml:id="id99" draw:id="id99" draw:layer="layout" svg:width="2.602cm" svg:height="4.202cm" svg:x="8.299cm" svg:y="5.323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0.5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5" draw:text-style-name="P7" draw:layer="layout" svg:width="2.602cm" svg:height="3.202cm" svg:x="3.104cm" svg:y="7.126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5.305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0.701cm" svg:y1="8.727cm" svg:x2="3.1cm" svg:y2="8.727cm">
          <text:p/>
        </draw:line>
        <draw:line draw:style-name="gr4" draw:text-style-name="P8" draw:layer="layout" svg:x1="6.103cm" svg:y1="8.727cm" svg:x2="8.304cm" svg:y2="8.727cm">
          <text:p/>
        </draw:line>
        <draw:line draw:style-name="gr4" draw:text-style-name="P8" draw:layer="layout" svg:x1="16.099cm" svg:y1="12.325cm" svg:x2="16.094cm" svg:y2="14.124cm">
          <text:p/>
        </draw:line>
        <draw:custom-shape draw:style-name="gr306" draw:text-style-name="P10" draw:layer="layout" svg:width="1.803cm" svg:height="1.361cm" svg:x="0.503cm" svg:y="15.527cm">
          <text:list text:style-name="L5">
            <text:list-header>
              <text:p text:style-name="P9"><text:span text:style-name="T5">X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0.701cm" svg:y1="16.925cm" svg:x2="8.304cm" svg:y2="16.925cm">
          <text:p/>
        </draw:line>
        <draw:custom-shape draw:style-name="gr307" draw:text-style-name="P10" draw:layer="layout" svg:width="1.803cm" svg:height="1.361cm" svg:x="0.503cm" svg:y="13.322cm">
          <text:list text:style-name="L5">
            <text:list-header>
              <text:p text:style-name="P9"><text:span text:style-name="T5">X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7" xml:id="id102" draw:id="id102" draw:layer="layout" svg:width="2.602cm" svg:height="4.203cm" svg:x="8.299cm" svg:y="13.326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0.5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9" draw:text-style-name="P7" draw:layer="layout" svg:width="2.602cm" svg:height="3.202cm" svg:x="3.104cm" svg:y="13.123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5.305cm" svg:y="1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0.701cm" svg:y1="14.724cm" svg:x2="3.1cm" svg:y2="14.724cm">
          <text:p/>
        </draw:line>
        <draw:line draw:style-name="gr4" draw:text-style-name="P8" draw:layer="layout" svg:x1="6.103cm" svg:y1="14.724cm" svg:x2="8.304cm" svg:y2="14.724cm">
          <text:p/>
        </draw:line>
        <draw:custom-shape draw:style-name="gr310" draw:text-style-name="P7" draw:layer="layout" svg:width="2.602cm" svg:height="3.201cm" svg:x="12.1cm" svg:y="14.526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4.301cm" svg:y="15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11.298cm" svg:y1="16.126cm" svg:x2="12.1cm" svg:y2="16.126cm">
          <text:p/>
        </draw:line>
        <draw:custom-shape draw:style-name="gr311" draw:text-style-name="P10" draw:layer="layout" svg:width="1.803cm" svg:height="1.361cm" svg:x="15.302cm" svg:y="14.724cm">
          <text:list text:style-name="L5">
            <text:list-header>
              <text:p text:style-name="P9"><text:span text:style-name="T5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5.5cm" svg:y1="14.927cm" svg:x2="16.298cm" svg:y2="14.92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99" smil:attributeName="color" smil:to="#99cccc" anim:color-interpolation="rgb" anim:color-interpolation-direction="clockwise"/>
                  <anim:animateColor smil:dur="0.1s" smil:fill="hold" smil:targetElement="id99" smil:attributeName="fill-color" smil:to="#99cccc" anim:color-interpolation="rgb" anim:color-interpolation-direction="clockwise"/>
                  <anim:set smil:dur="0.1s" smil:fill="hold" smil:targetElement="id99" smil:attributeName="fill" smil:to="solid"/>
                  <anim:animateTransform smil:begin="0s" smil:dur="0.1s" smil:fill="hold" smil:targetElement="id99" smil:by="2" smil:attributeName="transform" svg:type="rotate"/>
                  <anim:animateTransform smil:begin="0.2s" smil:dur="0.2s" smil:fill="hold" smil:targetElement="id99" smil:by="-4" smil:attributeName="transform" svg:type="rotate"/>
                  <anim:animateTransform smil:begin="0.4s" smil:dur="0.2s" smil:fill="hold" smil:targetElement="id99" smil:by="4" smil:attributeName="transform" svg:type="rotate"/>
                  <anim:animateTransform smil:begin="0.6s" smil:dur="0.2s" smil:fill="hold" smil:targetElement="id99" smil:by="-4" smil:attributeName="transform" svg:type="rotate"/>
                  <anim:animateTransform smil:begin="0.8s" smil:dur="0.2s" smil:fill="hold" smil:targetElement="id99" smil:by="2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100" smil:attributeName="color" smil:to="#99cccc" anim:color-interpolation="rgb" anim:color-interpolation-direction="clockwise"/>
                  <anim:animateColor smil:dur="0.1s" smil:fill="hold" smil:targetElement="id100" smil:attributeName="fill-color" smil:to="#99cccc" anim:color-interpolation="rgb" anim:color-interpolation-direction="clockwise"/>
                  <anim:set smil:dur="0.1s" smil:fill="hold" smil:targetElement="id100" smil:attributeName="fill" smil:to="solid"/>
                  <anim:animateTransform smil:begin="0s" smil:dur="0.1s" smil:fill="hold" smil:targetElement="id100" smil:by="2" smil:attributeName="transform" svg:type="rotate"/>
                  <anim:animateTransform smil:begin="0.2s" smil:dur="0.2s" smil:fill="hold" smil:targetElement="id100" smil:by="-4" smil:attributeName="transform" svg:type="rotate"/>
                  <anim:animateTransform smil:begin="0.4s" smil:dur="0.2s" smil:fill="hold" smil:targetElement="id100" smil:by="4" smil:attributeName="transform" svg:type="rotate"/>
                  <anim:animateTransform smil:begin="0.6s" smil:dur="0.2s" smil:fill="hold" smil:targetElement="id100" smil:by="-4" smil:attributeName="transform" svg:type="rotate"/>
                  <anim:animateTransform smil:begin="0.8s" smil:dur="0.2s" smil:fill="hold" smil:targetElement="id100" smil:by="2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101" smil:attributeName="color" smil:to="#99cccc" anim:color-interpolation="rgb" anim:color-interpolation-direction="clockwise"/>
                  <anim:animateColor smil:dur="0.1s" smil:fill="hold" smil:targetElement="id101" smil:attributeName="fill-color" smil:to="#99cccc" anim:color-interpolation="rgb" anim:color-interpolation-direction="clockwise"/>
                  <anim:set smil:dur="0.1s" smil:fill="hold" smil:targetElement="id101" smil:attributeName="fill" smil:to="solid"/>
                  <anim:animateTransform smil:begin="0s" smil:dur="0.1s" smil:fill="hold" smil:targetElement="id101" smil:by="2" smil:attributeName="transform" svg:type="rotate"/>
                  <anim:animateTransform smil:begin="0.2s" smil:dur="0.2s" smil:fill="hold" smil:targetElement="id101" smil:by="-4" smil:attributeName="transform" svg:type="rotate"/>
                  <anim:animateTransform smil:begin="0.4s" smil:dur="0.2s" smil:fill="hold" smil:targetElement="id101" smil:by="4" smil:attributeName="transform" svg:type="rotate"/>
                  <anim:animateTransform smil:begin="0.6s" smil:dur="0.2s" smil:fill="hold" smil:targetElement="id101" smil:by="-4" smil:attributeName="transform" svg:type="rotate"/>
                  <anim:animateTransform smil:begin="0.8s" smil:dur="0.2s" smil:fill="hold" smil:targetElement="id101" smil:by="2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102" smil:attributeName="color" smil:to="#99cccc" anim:color-interpolation="rgb" anim:color-interpolation-direction="clockwise"/>
                  <anim:animateColor smil:dur="0.1s" smil:fill="hold" smil:targetElement="id102" smil:attributeName="fill-color" smil:to="#99cccc" anim:color-interpolation="rgb" anim:color-interpolation-direction="clockwise"/>
                  <anim:set smil:dur="0.1s" smil:fill="hold" smil:targetElement="id102" smil:attributeName="fill" smil:to="solid"/>
                  <anim:animateTransform smil:begin="0s" smil:dur="0.1s" smil:fill="hold" smil:targetElement="id102" smil:by="2" smil:attributeName="transform" svg:type="rotate"/>
                  <anim:animateTransform smil:begin="0.2s" smil:dur="0.2s" smil:fill="hold" smil:targetElement="id102" smil:by="-4" smil:attributeName="transform" svg:type="rotate"/>
                  <anim:animateTransform smil:begin="0.4s" smil:dur="0.2s" smil:fill="hold" smil:targetElement="id102" smil:by="4" smil:attributeName="transform" svg:type="rotate"/>
                  <anim:animateTransform smil:begin="0.6s" smil:dur="0.2s" smil:fill="hold" smil:targetElement="id102" smil:by="-4" smil:attributeName="transform" svg:type="rotate"/>
                  <anim:animateTransform smil:begin="0.8s" smil:dur="0.2s" smil:fill="hold" smil:targetElement="id102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2.664cm" svg:height="9.489cm" svg:x="3.193cm" svg:y="1.922cm" draw:page-number="33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ы со сложной входной логикой</text:p>
              </text:list-header>
            </text:list>
          </draw:text-box>
        </draw:frame>
        <draw:custom-shape draw:style-name="gr267" draw:text-style-name="P2" draw:layer="layout" svg:width="25.4cm" svg:height="0.001cm" svg:x="0cm" svg:y="6.28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6.901cm" svg:y1="9.723cm" svg:x2="7.699cm" svg:y2="9.723cm">
          <text:p/>
        </draw:line>
        <draw:custom-shape draw:style-name="gr312" draw:text-style-name="P10" draw:layer="layout" svg:width="14.403cm" svg:height="1.361cm" svg:x="6.698cm" svg:y="9.569cm">
          <text:list text:style-name="L5">
            <text:list-header>
              <text:p text:style-name="P9"><text:span text:style-name="T5">Q = Q &amp; R = Q &amp; X3 &amp; X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11.099cm" svg:y1="9.723cm" svg:x2="11.902cm" svg:y2="9.723cm">
          <text:p/>
        </draw:line>
        <draw:line draw:style-name="gr4" draw:text-style-name="P8" draw:layer="layout" svg:x1="8.899cm" svg:y1="9.327cm" svg:x2="11.902cm" svg:y2="9.327cm">
          <text:p/>
        </draw:line>
        <draw:line draw:style-name="gr4" draw:text-style-name="P8" draw:layer="layout" svg:x1="15.302cm" svg:y1="9.723cm" svg:x2="16.303cm" svg:y2="9.723cm">
          <text:p/>
        </draw:line>
        <draw:line draw:style-name="gr4" draw:text-style-name="P8" draw:layer="layout" svg:x1="13.101cm" svg:y1="9.327cm" svg:x2="18.9cm" svg:y2="9.327cm">
          <text:p/>
        </draw:line>
        <presentation:notes draw:style-name="dp2">
          <draw:page-thumbnail draw:style-name="gr1" draw:layer="layout" svg:width="12.664cm" svg:height="9.489cm" svg:x="3.193cm" svg:y="1.922cm" draw:page-number="34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9">
        <draw:frame presentation:style-name="pr9" draw:text-style-name="P2" draw:layer="layout" svg:width="19.914cm" svg:height="3.721cm" svg:x="4.302cm" svg:y="0.2cm" presentation:class="title" presentation:user-transformed="true">
          <draw:text-box>
            <text:list text:style-name="L1">
              <text:list-header>
                <text:p text:style-name="P1">Триггеры со сложной входной логикой</text:p>
              </text:list-header>
            </text:list>
          </draw:text-box>
        </draw:frame>
        <draw:custom-shape draw:style-name="gr267" draw:text-style-name="P2" draw:layer="layout" svg:width="25.4cm" svg:height="0.001cm" svg:x="0cm" svg:y="6.28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0.501cm" svg:y1="7.325cm" svg:x2="24.099cm" svg:y2="7.325cm">
          <text:p/>
        </draw:line>
        <draw:line draw:style-name="gr4" draw:text-style-name="P8" draw:layer="layout" svg:x1="20.501cm" svg:y1="15.125cm" svg:x2="24.099cm" svg:y2="15.125cm">
          <text:p/>
        </draw:line>
        <draw:custom-shape draw:style-name="gr313" draw:text-style-name="P7" xml:id="id104" draw:id="id104" draw:layer="layout" svg:width="2.602cm" svg:height="4.202cm" svg:x="17.899cm" svg:y="5.323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4" draw:text-style-name="P7" xml:id="id105" draw:id="id105" draw:layer="layout" svg:width="2.602cm" svg:height="4.802cm" svg:x="17.899cm" svg:y="12.925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20.1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98cm" svg:height="0.803cm" svg:x="20.1cm" svg:y="14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10" draw:layer="layout" svg:width="1.403cm" svg:height="1.361cm" svg:x="22.895cm" svg:y="5.922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10" draw:layer="layout" svg:width="1.199cm" svg:height="1.361cm" svg:x="22.9cm" svg:y="13.723cm">
          <text:list text:style-name="L5">
            <text:list-header>
              <text:p text:style-name="P9"><text:span text:style-name="T5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23.098cm" svg:y1="13.727cm" svg:x2="23.896cm" svg:y2="13.727cm">
          <text:p/>
        </draw:line>
        <draw:line draw:style-name="gr27" draw:text-style-name="P8" draw:layer="layout" svg:x1="22.3cm" svg:y1="7.32cm" svg:x2="22.3cm" svg:y2="9.525cm">
          <text:p/>
        </draw:line>
        <draw:line draw:style-name="gr4" draw:text-style-name="P8" draw:layer="layout" svg:x1="16.1cm" svg:y1="12.325cm" svg:x2="22.3cm" svg:y2="9.525cm">
          <text:p/>
        </draw:line>
        <draw:line draw:style-name="gr4" draw:text-style-name="P8" draw:layer="layout" svg:x1="16.1cm" svg:y1="14.124cm" svg:x2="17.899cm" svg:y2="14.124cm">
          <text:p/>
        </draw:line>
        <draw:line draw:style-name="gr27" draw:text-style-name="P8" draw:layer="layout" svg:x1="22.3cm" svg:y1="15.129cm" svg:x2="22.3cm" svg:y2="12.924cm">
          <text:p/>
        </draw:line>
        <draw:line draw:style-name="gr4" draw:text-style-name="P8" draw:layer="layout" svg:x1="16.1cm" svg:y1="10.125cm" svg:x2="22.3cm" svg:y2="12.925cm">
          <text:p/>
        </draw:line>
        <draw:line draw:style-name="gr4" draw:text-style-name="P8" draw:layer="layout" svg:x1="16.1cm" svg:y1="8.321cm" svg:x2="17.899cm" svg:y2="8.321cm">
          <text:p/>
        </draw:line>
        <draw:line draw:style-name="gr4" draw:text-style-name="P8" draw:layer="layout" svg:x1="16.099cm" svg:y1="8.321cm" svg:x2="16.094cm" svg:y2="10.12cm">
          <text:p/>
        </draw:line>
        <draw:line draw:style-name="gr4" draw:text-style-name="P8" draw:layer="layout" svg:x1="11.298cm" svg:y1="6.53cm" svg:x2="17.899cm" svg:y2="6.521cm">
          <text:p/>
        </draw:line>
        <draw:custom-shape draw:style-name="gr317" draw:text-style-name="P10" draw:layer="layout" svg:width="1.803cm" svg:height="1.361cm" svg:x="0.503cm" svg:y="5.124cm">
          <text:list text:style-name="L5">
            <text:list-header>
              <text:p text:style-name="P9"><text:span text:style-name="T5">X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0.701cm" svg:y1="6.522cm" svg:x2="8.304cm" svg:y2="6.522cm">
          <text:p/>
        </draw:line>
        <draw:custom-shape draw:style-name="gr318" draw:text-style-name="P10" draw:layer="layout" svg:width="1.803cm" svg:height="1.361cm" svg:x="0.503cm" svg:y="7.325cm">
          <text:list text:style-name="L5">
            <text:list-header>
              <text:p text:style-name="P9"><text:span text:style-name="T5">X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7" xml:id="id103" draw:id="id103" draw:layer="layout" svg:width="2.602cm" svg:height="4.202cm" svg:x="8.299cm" svg:y="5.323cm">
          <text:list text:style-name="L5">
            <text:list-header>
              <text:p text:style-name="P6"><text:span text:style-name="T5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10.5cm" svg:y="6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0" draw:text-style-name="P7" draw:layer="layout" svg:width="2.602cm" svg:height="3.202cm" svg:x="3.104cm" svg:y="7.126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5.305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0.701cm" svg:y1="8.727cm" svg:x2="3.1cm" svg:y2="8.727cm">
          <text:p/>
        </draw:line>
        <draw:line draw:style-name="gr4" draw:text-style-name="P8" draw:layer="layout" svg:x1="6.103cm" svg:y1="8.727cm" svg:x2="8.304cm" svg:y2="8.727cm">
          <text:p/>
        </draw:line>
        <draw:line draw:style-name="gr4" draw:text-style-name="P8" draw:layer="layout" svg:x1="16.099cm" svg:y1="12.325cm" svg:x2="16.094cm" svg:y2="14.124cm">
          <text:p/>
        </draw:line>
        <draw:custom-shape draw:style-name="gr321" draw:text-style-name="P10" draw:layer="layout" svg:width="1.803cm" svg:height="1.361cm" svg:x="0.503cm" svg:y="15.527cm">
          <text:list text:style-name="L5">
            <text:list-header>
              <text:p text:style-name="P9"><text:span text:style-name="T5">X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8" draw:layer="layout" svg:x1="0.701cm" svg:y1="16.925cm" svg:x2="17.899cm" svg:y2="16.925cm">
          <text:p/>
        </draw:line>
        <draw:custom-shape draw:style-name="gr322" draw:text-style-name="P10" draw:layer="layout" svg:width="1.803cm" svg:height="1.361cm" svg:x="0.503cm" svg:y="13.322cm">
          <text:list text:style-name="L5">
            <text:list-header>
              <text:p text:style-name="P9"><text:span text:style-name="T5">X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3" draw:text-style-name="P7" draw:layer="layout" svg:width="2.602cm" svg:height="3.202cm" svg:x="3.104cm" svg:y="13.123cm">
          <text:list text:style-name="L5">
            <text:list-header>
              <text:p text:style-name="P6"><text:span text:style-name="T1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98cm" svg:height="0.803cm" svg:x="5.305cm" svg:y="1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8" draw:layer="layout" svg:x1="0.701cm" svg:y1="14.724cm" svg:x2="3.1cm" svg:y2="14.724cm">
          <text:p/>
        </draw:line>
        <draw:line draw:style-name="gr4" draw:text-style-name="P8" draw:layer="layout" svg:x1="6.103cm" svg:y1="14.724cm" svg:x2="17.899cm" svg:y2="14.724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103" smil:attributeName="color" smil:to="#99cccc" anim:color-interpolation="rgb" anim:color-interpolation-direction="clockwise"/>
                  <anim:animateColor smil:dur="0.1s" smil:fill="hold" smil:targetElement="id103" smil:attributeName="fill-color" smil:to="#99cccc" anim:color-interpolation="rgb" anim:color-interpolation-direction="clockwise"/>
                  <anim:set smil:dur="0.1s" smil:fill="hold" smil:targetElement="id103" smil:attributeName="fill" smil:to="solid"/>
                  <anim:animateTransform smil:begin="0s" smil:dur="0.1s" smil:fill="hold" smil:targetElement="id103" smil:by="2" smil:attributeName="transform" svg:type="rotate"/>
                  <anim:animateTransform smil:begin="0.2s" smil:dur="0.2s" smil:fill="hold" smil:targetElement="id103" smil:by="-4" smil:attributeName="transform" svg:type="rotate"/>
                  <anim:animateTransform smil:begin="0.4s" smil:dur="0.2s" smil:fill="hold" smil:targetElement="id103" smil:by="4" smil:attributeName="transform" svg:type="rotate"/>
                  <anim:animateTransform smil:begin="0.6s" smil:dur="0.2s" smil:fill="hold" smil:targetElement="id103" smil:by="-4" smil:attributeName="transform" svg:type="rotate"/>
                  <anim:animateTransform smil:begin="0.8s" smil:dur="0.2s" smil:fill="hold" smil:targetElement="id103" smil:by="2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104" smil:attributeName="color" smil:to="#99cccc" anim:color-interpolation="rgb" anim:color-interpolation-direction="clockwise"/>
                  <anim:animateColor smil:dur="0.1s" smil:fill="hold" smil:targetElement="id104" smil:attributeName="fill-color" smil:to="#99cccc" anim:color-interpolation="rgb" anim:color-interpolation-direction="clockwise"/>
                  <anim:set smil:dur="0.1s" smil:fill="hold" smil:targetElement="id104" smil:attributeName="fill" smil:to="solid"/>
                  <anim:animateTransform smil:begin="0s" smil:dur="0.1s" smil:fill="hold" smil:targetElement="id104" smil:by="2" smil:attributeName="transform" svg:type="rotate"/>
                  <anim:animateTransform smil:begin="0.2s" smil:dur="0.2s" smil:fill="hold" smil:targetElement="id104" smil:by="-4" smil:attributeName="transform" svg:type="rotate"/>
                  <anim:animateTransform smil:begin="0.4s" smil:dur="0.2s" smil:fill="hold" smil:targetElement="id104" smil:by="4" smil:attributeName="transform" svg:type="rotate"/>
                  <anim:animateTransform smil:begin="0.6s" smil:dur="0.2s" smil:fill="hold" smil:targetElement="id104" smil:by="-4" smil:attributeName="transform" svg:type="rotate"/>
                  <anim:animateTransform smil:begin="0.8s" smil:dur="0.2s" smil:fill="hold" smil:targetElement="id104" smil:by="2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teeter">
                  <anim:animateColor smil:dur="0.1s" smil:fill="hold" smil:targetElement="id105" smil:attributeName="color" smil:to="#99cccc" anim:color-interpolation="rgb" anim:color-interpolation-direction="clockwise"/>
                  <anim:animateColor smil:dur="0.1s" smil:fill="hold" smil:targetElement="id105" smil:attributeName="fill-color" smil:to="#99cccc" anim:color-interpolation="rgb" anim:color-interpolation-direction="clockwise"/>
                  <anim:set smil:dur="0.1s" smil:fill="hold" smil:targetElement="id105" smil:attributeName="fill" smil:to="solid"/>
                  <anim:animateTransform smil:begin="0s" smil:dur="0.1s" smil:fill="hold" smil:targetElement="id105" smil:by="2" smil:attributeName="transform" svg:type="rotate"/>
                  <anim:animateTransform smil:begin="0.2s" smil:dur="0.2s" smil:fill="hold" smil:targetElement="id105" smil:by="-4" smil:attributeName="transform" svg:type="rotate"/>
                  <anim:animateTransform smil:begin="0.4s" smil:dur="0.2s" smil:fill="hold" smil:targetElement="id105" smil:by="4" smil:attributeName="transform" svg:type="rotate"/>
                  <anim:animateTransform smil:begin="0.6s" smil:dur="0.2s" smil:fill="hold" smil:targetElement="id105" smil:by="-4" smil:attributeName="transform" svg:type="rotate"/>
                  <anim:animateTransform smil:begin="0.8s" smil:dur="0.2s" smil:fill="hold" smil:targetElement="id105" smil:by="2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2.664cm" svg:height="9.489cm" svg:x="3.193cm" svg:y="1.922cm" draw:page-number="35" presentation:class="page"/>
          <draw:frame presentation:style-name="pr6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-159 318 318" svg:d="M318 0c0-87-72-159-159-159s-159 72-159 159 72 159 159 159 159-72 159-159z"/>
    <draw:marker draw:name="msArrowOvalEnd_20_9" draw:display-name="msArrowOvalEnd 9" svg:viewBox="0 -265 530 530" svg:d="M530 0c0-146-119-265-265-265s-265 119-265 265 119 265 265 265 265-119 265-265z"/>
    <draw:marker draw:name="msArrowStealthEnd_20_9" draw:display-name="msArrowStealthEnd 9" svg:viewBox="0 0 530 530" svg:d="M265 0l265 530-265-212-265 212z"/>
    <draw:marker draw:name="Стили_20_стрелок_20_1" draw:display-name="Стили стрелок 1" svg:viewBox="0 0 395 395" svg:d="M198 0l197 395-197-158-198 158z"/>
    <draw:marker draw:name="Стили_20_стрелок_20_2" draw:display-name="Стили стрелок 2" svg:viewBox="0 0 395 395" svg:d="M198 0l197 395-197-158-198 158z"/>
    <draw:marker draw:name="Стили_20_стрелок_20_3" draw:display-name="Стили стрелок 3" svg:viewBox="0 0 395 395" svg:d="M198 0l197 395-197-158-198 158z"/>
    <draw:marker draw:name="Стили_20_стрелок_20_4" draw:display-name="Стили стрелок 4" svg:viewBox="0 0 395 395" svg:d="M198 0l197 395-197-158-198 158z"/>
    <draw:marker draw:name="Стили_20_стрелок_20_5" draw:display-name="Стили стрелок 5" svg:viewBox="0 0 395 395" svg:d="M198 0l197 395-197-158-198 158z"/>
    <draw:marker draw:name="Стили_20_стрелок_20_6" draw:display-name="Стили стрелок 6" svg:viewBox="0 0 395 395" svg:d="M198 0l197 395-197-158-198 158z"/>
    <draw:marker draw:name="Стили_20_стрелок_20_7" draw:display-name="Стили стрелок 7" svg:viewBox="0 0 395 395" svg:d="M198 0l197 395-197-158-198 158z"/>
    <draw:marker draw:name="Стили_20_стрелок_20_8" draw:display-name="Стили стрелок 8" svg:viewBox="0 -105 210 210" svg:d="M210 0c0-57-48-105-105-105s-105 48-105 105 48 105 105 105 105-48 105-105z"/>
    <draw:stroke-dash draw:name="Dash_20_10" draw:display-name="Dash 10" draw:style="rect" draw:dots2="1" draw:dots2-length="0.282cm" draw:distance="0.10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graphic-properties>
        <text:list-style style:name="Название1-outline2">
          <text:list-level-style-bullet text:level="1" text:bullet-char="">
            <style:list-level-properties/>
            <style:text-properties fo:font-family="Wingdings" style:font-pitch="variable" style:font-charset="x-symbol" fo:color="#006666" fo:font-size="70%"/>
          </text:list-level-style-bullet>
          <text:list-level-style-number text:level="2" style:num-format="">
            <style:list-level-properties/>
            <style:text-properties fo:color="#99cccc" fo:font-size="70%"/>
          </text:list-level-style-number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3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3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2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2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2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presentation:header/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presentation:footer/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list text:style-name="ML3">
            <text:list-header>
              <text:p/>
            </text:list-header>
          </text:list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list text:style-name="ML3">
            <text:list-header>
              <text:p/>
            </text:list-header>
          </text:list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2">
            <text:list-header>
              <text:p text:style-name="MP8"><text:span text:style-name="MT1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0"><text:span text:style-name="MT1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8-02-13T14:21:12.92</dc:date>
    <meta:editing-cycles>17</meta:editing-cycles>
    <meta:editing-duration>PT19H49M41S</meta:editing-duration>
    <meta:generator>OpenOffice/4.1.2$Win32 OpenOffice.org_project/412m3$Build-9782</meta:generator>
    <meta:document-statistic meta:object-count="1137"/>
  </office:meta>
</office:document-meta>
</file>